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8000002981BA7B8BC.png" manifest:media-type="image/png"/>
  <manifest:file-entry manifest:full-path="Pictures/10000000000001490000015D16C1F886.png" manifest:media-type="image/png"/>
  <manifest:file-entry manifest:full-path="Pictures/10000000000002790000014004EC3BE9.png" manifest:media-type="image/png"/>
  <manifest:file-entry manifest:full-path="Pictures/10000000000003040000014BA78847C6.png" manifest:media-type="image/png"/>
  <manifest:file-entry manifest:full-path="Pictures/10000000000002790000014074CF3D26.png" manifest:media-type="image/png"/>
  <manifest:file-entry manifest:full-path="Pictures/100000000000041E0000012DD5282F0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ing_20_1">
      <style:text-properties fo:language="cs" fo:country="CZ" officeooo:rsid="00c08146" officeooo:paragraph-rsid="00c08146"/>
    </style:style>
    <style:style style:name="P2" style:family="paragraph" style:parent-style-name="Text_20_body">
      <style:text-properties style:font-name="Liberation Sans" fo:font-size="14pt" fo:font-style="italic" fo:font-weight="bold" officeooo:rsid="0078096a" officeooo:paragraph-rsid="0078096a" style:font-size-asian="14pt" style:font-style-asian="italic" style:font-weight-asian="bold" style:font-size-complex="14pt" style:font-style-complex="italic" style:font-weight-complex="bold"/>
    </style:style>
    <style:style style:name="P3" style:family="paragraph" style:parent-style-name="Text_20_body">
      <style:text-properties officeooo:paragraph-rsid="000cd76a"/>
    </style:style>
    <style:style style:name="P4" style:family="paragraph" style:parent-style-name="Text_20_body">
      <style:text-properties fo:language="en" fo:country="US" fo:font-style="normal" officeooo:rsid="00096cdc" officeooo:paragraph-rsid="00096cdc" style:font-style-asian="normal" style:font-style-complex="normal"/>
    </style:style>
    <style:style style:name="P5" style:family="paragraph" style:parent-style-name="Text_20_body">
      <style:text-properties officeooo:paragraph-rsid="000d6605"/>
    </style:style>
    <style:style style:name="P6" style:family="paragraph" style:parent-style-name="Text_20_body">
      <style:text-properties style:font-name="Liberation Mono" fo:font-size="11pt" officeooo:rsid="000ab0c2" officeooo:paragraph-rsid="000ab0c2" style:font-size-asian="9.60000038146973pt" style:font-size-complex="11pt"/>
    </style:style>
    <style:style style:name="P7" style:family="paragraph" style:parent-style-name="Text_20_body">
      <style:text-properties officeooo:rsid="00c11bed" officeooo:paragraph-rsid="00c11bed"/>
    </style:style>
    <style:style style:name="P8" style:family="paragraph" style:parent-style-name="Text_20_body">
      <style:text-properties style:font-name="Liberation Mono" fo:font-size="11pt" fo:language="en" fo:country="US" fo:font-style="normal" officeooo:rsid="000ab0c2" officeooo:paragraph-rsid="00c1f60d" style:font-size-asian="9.60000038146973pt" style:font-style-asian="normal" style:font-size-complex="11pt" style:font-style-complex="normal"/>
    </style:style>
    <style:style style:name="P9" style:family="paragraph" style:parent-style-name="Text_20_body">
      <style:text-properties style:font-name="Liberation Mono" fo:font-size="11pt" fo:language="en" fo:country="US" fo:font-style="normal" officeooo:rsid="000ab0c2" officeooo:paragraph-rsid="00c11bed" style:font-size-asian="9.60000038146973pt" style:font-style-asian="normal" style:font-size-complex="11pt" style:font-style-complex="normal"/>
    </style:style>
    <style:style style:name="P10" style:family="paragraph" style:parent-style-name="Standard">
      <style:text-properties officeooo:rsid="000c0ae2" officeooo:paragraph-rsid="00c11bed"/>
    </style:style>
    <style:style style:name="P11" style:family="paragraph" style:parent-style-name="Standard">
      <style:text-properties officeooo:rsid="000c0ae2" officeooo:paragraph-rsid="000c0ae2"/>
    </style:style>
    <style:style style:name="P12" style:family="paragraph" style:parent-style-name="Heading_20_3">
      <style:text-properties fo:language="en" fo:country="US" officeooo:rsid="000e68b0" officeooo:paragraph-rsid="000e68b0"/>
    </style:style>
    <style:style style:name="P13" style:family="paragraph" style:parent-style-name="Text_20_body">
      <style:text-properties officeooo:paragraph-rsid="000e68b0"/>
    </style:style>
    <style:style style:name="P14" style:family="paragraph" style:parent-style-name="Text_20_body">
      <style:text-properties style:font-name="Liberation Mono" fo:font-size="11pt" officeooo:rsid="0011b8c3" officeooo:paragraph-rsid="0011b8c3" style:font-size-asian="11pt" style:font-size-complex="11pt"/>
    </style:style>
    <style:style style:name="P15" style:family="paragraph" style:parent-style-name="Text_20_body">
      <style:text-properties officeooo:paragraph-rsid="0076f1ab"/>
    </style:style>
    <style:style style:name="P16" style:family="paragraph" style:parent-style-name="Text_20_body">
      <style:text-properties style:font-name="Liberation Mono" fo:font-size="11pt" officeooo:rsid="000ab0c2" officeooo:paragraph-rsid="0076f1ab" style:font-size-asian="9.60000038146973pt" style:font-size-complex="11pt"/>
    </style:style>
    <style:style style:name="P17" style:family="paragraph" style:parent-style-name="Text_20_body">
      <style:text-properties fo:language="en" fo:country="US" officeooo:rsid="0015bc75" officeooo:paragraph-rsid="005621ce"/>
    </style:style>
    <style:style style:name="P18" style:family="paragraph" style:parent-style-name="Heading_20_3">
      <style:text-properties fo:language="en" fo:country="US" officeooo:rsid="0015bc75" officeooo:paragraph-rsid="0015bc75"/>
    </style:style>
    <style:style style:name="P19" style:family="paragraph" style:parent-style-name="Text_20_body">
      <style:text-properties officeooo:paragraph-rsid="0015bc75"/>
    </style:style>
    <style:style style:name="P20" style:family="paragraph" style:parent-style-name="Text_20_body">
      <style:text-properties style:font-name="Liberation Mono" fo:font-size="11pt" officeooo:rsid="0015bc75" officeooo:paragraph-rsid="0015bc75" style:font-size-asian="11pt" style:font-size-complex="11pt"/>
    </style:style>
    <style:style style:name="P21" style:family="paragraph" style:parent-style-name="Text_20_body">
      <style:text-properties officeooo:rsid="0017012e" officeooo:paragraph-rsid="001de9da"/>
    </style:style>
    <style:style style:name="P22" style:family="paragraph" style:parent-style-name="Text_20_body" style:list-style-name="L1">
      <style:text-properties officeooo:rsid="0017012e" officeooo:paragraph-rsid="0017012e"/>
    </style:style>
    <style:style style:name="P23" style:family="paragraph" style:parent-style-name="Text_20_body" style:list-style-name="L1">
      <style:text-properties officeooo:paragraph-rsid="001de9da"/>
    </style:style>
    <style:style style:name="P24" style:family="paragraph" style:parent-style-name="Text_20_body" style:list-style-name="L1">
      <style:text-properties officeooo:rsid="003ffa47" officeooo:paragraph-rsid="003ffa47"/>
    </style:style>
    <style:style style:name="P25" style:family="paragraph" style:parent-style-name="Text_20_body" style:list-style-name="L1">
      <style:text-properties officeooo:rsid="0017012e" officeooo:paragraph-rsid="001f93b0"/>
    </style:style>
    <style:style style:name="P26" style:family="paragraph" style:parent-style-name="Text_20_body" style:list-style-name="L1">
      <style:text-properties officeooo:rsid="001fef61" officeooo:paragraph-rsid="001fef61"/>
    </style:style>
    <style:style style:name="P27" style:family="paragraph" style:parent-style-name="Text_20_body">
      <style:text-properties officeooo:rsid="0018eb35" officeooo:paragraph-rsid="0018eb35"/>
    </style:style>
    <style:style style:name="P28" style:family="paragraph" style:parent-style-name="Text_20_body">
      <style:text-properties fo:font-weight="bold" officeooo:rsid="001de9da" officeooo:paragraph-rsid="001de9da" style:font-weight-asian="bold" style:font-weight-complex="bold"/>
    </style:style>
    <style:style style:name="P29" style:family="paragraph" style:parent-style-name="Text_20_body">
      <style:text-properties fo:font-weight="bold" officeooo:rsid="001f93b0" officeooo:paragraph-rsid="001f93b0" style:font-weight-asian="bold" style:font-weight-complex="bold"/>
    </style:style>
    <style:style style:name="P30" style:family="paragraph" style:parent-style-name="Text_20_body">
      <style:text-properties officeooo:rsid="001fef61" officeooo:paragraph-rsid="001fef61" fo:background-color="transparent"/>
    </style:style>
    <style:style style:name="P31" style:family="paragraph" style:parent-style-name="Text_20_body" style:list-style-name="L2">
      <style:text-properties officeooo:rsid="002032ca" officeooo:paragraph-rsid="002032ca" fo:background-color="transparent"/>
    </style:style>
    <style:style style:name="P32" style:family="paragraph" style:parent-style-name="Text_20_body">
      <style:text-properties officeooo:rsid="0021c256" officeooo:paragraph-rsid="0021c256" fo:background-color="transparent"/>
    </style:style>
    <style:style style:name="P33" style:family="paragraph" style:parent-style-name="Text_20_body">
      <style:text-properties style:font-name="Liberation Mono" fo:font-size="11pt" officeooo:rsid="0015bc75" officeooo:paragraph-rsid="0021c256" style:font-size-asian="11pt" style:font-size-complex="11pt"/>
    </style:style>
    <style:style style:name="P34" style:family="paragraph" style:parent-style-name="Text_20_body">
      <style:text-properties officeooo:rsid="002501af" officeooo:paragraph-rsid="002501af" fo:background-color="transparent"/>
    </style:style>
    <style:style style:name="P35" style:family="paragraph" style:parent-style-name="Text_20_body">
      <style:text-properties style:font-name="Liberation Mono" fo:font-size="11pt" officeooo:rsid="0015bc75" officeooo:paragraph-rsid="00265f5d" style:font-size-asian="11pt" style:font-size-complex="11pt"/>
    </style:style>
    <style:style style:name="P36" style:family="paragraph" style:parent-style-name="Text_20_body">
      <style:text-properties fo:font-weight="bold" officeooo:rsid="0027b8c8" officeooo:paragraph-rsid="0027b8c8" fo:background-color="transparent" style:font-weight-asian="bold" style:font-weight-complex="bold"/>
    </style:style>
    <style:style style:name="P37" style:family="paragraph" style:parent-style-name="Text_20_body">
      <style:text-properties fo:language="en" fo:country="US" fo:font-weight="bold" officeooo:rsid="00659264" officeooo:paragraph-rsid="00659264" fo:background-color="transparent" style:font-weight-asian="bold" style:font-weight-complex="bold"/>
    </style:style>
    <style:style style:name="P38" style:family="paragraph" style:parent-style-name="Text_20_body">
      <style:text-properties fo:font-weight="bold" officeooo:rsid="003dc24e" officeooo:paragraph-rsid="003dc24e" fo:background-color="transparent" style:font-weight-asian="bold" style:font-weight-complex="bold"/>
    </style:style>
    <style:style style:name="P39" style:family="paragraph" style:parent-style-name="Text_20_body">
      <style:text-properties style:font-name="Liberation Mono" fo:font-size="11pt" officeooo:rsid="0015bc75" officeooo:paragraph-rsid="003dc24e" style:font-size-asian="11pt" style:font-size-complex="11pt"/>
    </style:style>
    <style:style style:name="P40" style:family="paragraph" style:parent-style-name="Heading_20_3">
      <style:text-properties fo:language="en" fo:country="US" officeooo:rsid="0035f4ee" officeooo:paragraph-rsid="003dc24e"/>
    </style:style>
    <style:style style:name="P41" style:family="paragraph" style:parent-style-name="Text_20_body">
      <style:text-properties officeooo:rsid="0035f4ee" officeooo:paragraph-rsid="007293f1"/>
    </style:style>
    <style:style style:name="P42" style:family="paragraph" style:parent-style-name="Text_20_body">
      <style:text-properties style:font-name="Liberation Mono" fo:font-size="11pt" officeooo:rsid="0015bc75" officeooo:paragraph-rsid="007293f1" style:font-size-asian="11pt" style:font-size-complex="11pt"/>
    </style:style>
    <style:style style:name="P43" style:family="paragraph" style:parent-style-name="Text_20_body">
      <style:text-properties style:font-name="Liberation Mono" fo:font-size="11pt" officeooo:rsid="0035f4ee" officeooo:paragraph-rsid="0035f4ee" style:font-size-asian="11pt" style:font-size-complex="11pt"/>
    </style:style>
    <style:style style:name="P44" style:family="paragraph" style:parent-style-name="Text_20_body">
      <style:text-properties officeooo:rsid="0036caa4" officeooo:paragraph-rsid="0036caa4"/>
    </style:style>
    <style:style style:name="P45" style:family="paragraph" style:parent-style-name="Text_20_body">
      <style:text-properties style:font-name="Liberation Mono" fo:font-size="11pt" officeooo:rsid="0035f4ee" officeooo:paragraph-rsid="0036d066" style:font-size-asian="11pt" style:font-size-complex="11pt"/>
    </style:style>
    <style:style style:name="P46" style:family="paragraph" style:parent-style-name="Text_20_body" style:master-page-name="">
      <style:paragraph-properties style:page-number="auto" fo:keep-with-next="always" style:writing-mode="page"/>
      <style:text-properties officeooo:rsid="0036caa4" officeooo:paragraph-rsid="0038b43b"/>
    </style:style>
    <style:style style:name="P47" style:family="paragraph" style:parent-style-name="Text_20_body">
      <style:text-properties officeooo:rsid="0015bc75" officeooo:paragraph-rsid="0038b43b"/>
    </style:style>
    <style:style style:name="P48" style:family="paragraph" style:parent-style-name="Text_20_body">
      <style:text-properties fo:font-weight="bold" officeooo:rsid="0034b1cb" officeooo:paragraph-rsid="0038b43b" fo:background-color="transparent" style:font-weight-asian="bold" style:font-weight-complex="bold"/>
    </style:style>
    <style:style style:name="P49" style:family="paragraph" style:parent-style-name="Heading_20_3">
      <style:text-properties fo:language="en" fo:country="US" officeooo:rsid="00a7a841" officeooo:paragraph-rsid="00a7a841"/>
    </style:style>
    <style:style style:name="P50" style:family="paragraph" style:parent-style-name="Text_20_body">
      <style:text-properties officeooo:rsid="00a7a841" officeooo:paragraph-rsid="00a7a841"/>
    </style:style>
    <style:style style:name="P51" style:family="paragraph" style:parent-style-name="Text_20_body">
      <style:text-properties officeooo:rsid="00a7a841" officeooo:paragraph-rsid="00a7b08f"/>
    </style:style>
    <style:style style:name="P52" style:family="paragraph" style:parent-style-name="Text_20_body">
      <style:text-properties officeooo:rsid="0015bc75" officeooo:paragraph-rsid="00a7b08f"/>
    </style:style>
    <style:style style:name="P53" style:family="paragraph" style:parent-style-name="Heading_20_3">
      <style:text-properties fo:language="en" fo:country="US" officeooo:rsid="00793b8a" officeooo:paragraph-rsid="00a7b08f"/>
    </style:style>
    <style:style style:name="P54" style:family="paragraph" style:parent-style-name="Text_20_body">
      <style:text-properties fo:language="en" fo:country="US" officeooo:rsid="00793b8a" officeooo:paragraph-rsid="0089a0d5"/>
    </style:style>
    <style:style style:name="P55" style:family="paragraph" style:parent-style-name="Text_20_body">
      <style:text-properties officeooo:rsid="007a5c83" officeooo:paragraph-rsid="007c052a"/>
    </style:style>
    <style:style style:name="P56" style:family="paragraph" style:parent-style-name="Text_20_body">
      <style:text-properties style:font-name="Liberation Mono" fo:font-size="11pt" officeooo:rsid="0035f4ee" officeooo:paragraph-rsid="008ad2d8" style:font-size-asian="11pt" style:font-size-complex="11pt"/>
    </style:style>
    <style:style style:name="P57" style:family="paragraph" style:parent-style-name="Text_20_body">
      <style:text-properties fo:language="en" fo:country="US" fo:font-style="normal" officeooo:rsid="009201a5" officeooo:paragraph-rsid="009201a5" fo:background-color="transparent" style:font-style-asian="normal" style:font-style-complex="normal"/>
    </style:style>
    <style:style style:name="P58" style:family="paragraph" style:parent-style-name="Text_20_body">
      <style:text-properties style:font-name="Liberation Mono" fo:font-size="11pt" officeooo:rsid="0035f4ee" officeooo:paragraph-rsid="00920545" style:font-size-asian="11pt" style:font-size-complex="11pt"/>
    </style:style>
    <style:style style:name="P59" style:family="paragraph" style:parent-style-name="Heading_20_3">
      <style:text-properties fo:language="en" fo:country="US" officeooo:rsid="0015bc75" officeooo:paragraph-rsid="00920545"/>
    </style:style>
    <style:style style:name="P60" style:family="paragraph" style:parent-style-name="Text_20_body">
      <style:text-properties officeooo:paragraph-rsid="004600e9"/>
    </style:style>
    <style:style style:name="P61" style:family="paragraph" style:parent-style-name="Text_20_body">
      <style:text-properties style:font-name="Liberation Mono" fo:font-size="11pt" officeooo:rsid="0015bc75" officeooo:paragraph-rsid="0044aeb5" style:font-size-asian="11pt" style:font-size-complex="11pt"/>
    </style:style>
    <style:style style:name="P62" style:family="paragraph" style:parent-style-name="Text_20_body">
      <style:text-properties style:font-name="Liberation Mono" fo:font-size="11pt" officeooo:rsid="0015bc75" officeooo:paragraph-rsid="0047b0c4" style:font-size-asian="11pt" style:font-size-complex="11pt"/>
    </style:style>
    <style:style style:name="P63" style:family="paragraph" style:parent-style-name="Text_20_body">
      <style:text-properties fo:language="en" fo:country="US" fo:font-weight="normal" officeooo:rsid="005294d6" officeooo:paragraph-rsid="005353f7" style:font-weight-asian="normal" style:font-weight-complex="normal"/>
    </style:style>
    <style:style style:name="P64" style:family="paragraph" style:parent-style-name="Text_20_body">
      <style:text-properties officeooo:paragraph-rsid="005353f7"/>
    </style:style>
    <style:style style:name="P65" style:family="paragraph" style:parent-style-name="Text_20_body">
      <style:text-properties style:font-name="Liberation Mono" fo:font-size="11pt" officeooo:rsid="0015bc75" officeooo:paragraph-rsid="005353f7" style:font-size-asian="11pt" style:font-size-complex="11pt"/>
    </style:style>
    <style:style style:name="P66" style:family="paragraph" style:parent-style-name="Text_20_body">
      <style:text-properties fo:font-weight="bold" officeooo:rsid="0047b0c4" officeooo:paragraph-rsid="005353f7" style:font-weight-asian="bold" style:font-weight-complex="bold"/>
    </style:style>
    <style:style style:name="P67" style:family="paragraph" style:parent-style-name="Text_20_body">
      <style:text-properties fo:font-weight="bold" officeooo:rsid="00499f12" officeooo:paragraph-rsid="00499f12" style:font-weight-asian="bold" style:font-weight-complex="bold"/>
    </style:style>
    <style:style style:name="P68" style:family="paragraph" style:parent-style-name="Text_20_body" style:list-style-name="L3">
      <style:text-properties fo:font-weight="bold" officeooo:rsid="00499f12" officeooo:paragraph-rsid="00499f12" style:font-weight-asian="bold" style:font-weight-complex="bold"/>
    </style:style>
    <style:style style:name="P69" style:family="paragraph" style:parent-style-name="Text_20_body" style:list-style-name="L3">
      <style:text-properties fo:font-weight="bold" officeooo:rsid="004acf4e" officeooo:paragraph-rsid="004acf4e" style:font-weight-asian="bold" style:font-weight-complex="bold"/>
    </style:style>
    <style:style style:name="P70" style:family="paragraph" style:parent-style-name="Text_20_body" style:list-style-name="L3">
      <style:text-properties fo:font-weight="bold" officeooo:rsid="004c941b" officeooo:paragraph-rsid="004c941b" style:font-weight-asian="bold" style:font-weight-complex="bold"/>
    </style:style>
    <style:style style:name="P71" style:family="paragraph" style:parent-style-name="Text_20_body">
      <style:text-properties fo:font-weight="bold" officeooo:rsid="004c941b" officeooo:paragraph-rsid="004c941b" style:font-weight-asian="bold" style:font-weight-complex="bold"/>
    </style:style>
    <style:style style:name="P72" style:family="paragraph" style:parent-style-name="Text_20_body">
      <style:text-properties fo:font-weight="bold" officeooo:rsid="00575ab0" officeooo:paragraph-rsid="00575ab0" style:font-weight-asian="bold" style:font-weight-complex="bold"/>
    </style:style>
    <style:style style:name="P73" style:family="paragraph" style:parent-style-name="Text_20_body">
      <style:text-properties fo:font-weight="bold" officeooo:rsid="00575ab0" officeooo:paragraph-rsid="00a038c9" style:font-weight-asian="bold" style:font-weight-complex="bold"/>
    </style:style>
    <style:style style:name="P74" style:family="paragraph" style:parent-style-name="Text_20_body">
      <style:text-properties fo:font-weight="bold" officeooo:rsid="00575ab0" officeooo:paragraph-rsid="00a47c03" style:font-weight-asian="bold" style:font-weight-complex="bold"/>
    </style:style>
    <style:style style:name="P75" style:family="paragraph" style:parent-style-name="Heading_20_3">
      <style:text-properties fo:language="en" fo:country="US" officeooo:rsid="00aa1653" officeooo:paragraph-rsid="00aa1653"/>
    </style:style>
    <style:style style:name="P76" style:family="paragraph" style:parent-style-name="Text_20_body">
      <style:text-properties officeooo:rsid="00aa1653" officeooo:paragraph-rsid="00aa1653"/>
    </style:style>
    <style:style style:name="P77" style:family="paragraph" style:parent-style-name="Text_20_body" style:list-style-name="L4">
      <style:text-properties officeooo:rsid="00aa1653" officeooo:paragraph-rsid="00aa1653"/>
    </style:style>
    <style:style style:name="P78" style:family="paragraph" style:parent-style-name="Text_20_body" style:list-style-name="L4">
      <style:text-properties style:font-name="Liberation Mono" fo:font-size="11pt" fo:language="en" fo:country="US" officeooo:rsid="00aa1653" officeooo:paragraph-rsid="00ac0bc3" style:font-size-asian="11pt" style:font-size-complex="11pt"/>
    </style:style>
    <style:style style:name="P79" style:family="paragraph" style:parent-style-name="Text_20_body" style:list-style-name="L4">
      <style:text-properties officeooo:rsid="00ac0bc3" officeooo:paragraph-rsid="00ac0bc3"/>
    </style:style>
    <style:style style:name="P80" style:family="paragraph" style:parent-style-name="Text_20_body">
      <style:text-properties fo:font-weight="bold" officeooo:rsid="00575ab0" officeooo:paragraph-rsid="00ac0bc3" style:font-weight-asian="bold" style:font-weight-complex="bold"/>
    </style:style>
    <style:style style:name="P81" style:family="paragraph" style:parent-style-name="Text_20_body">
      <style:text-properties fo:font-weight="bold" officeooo:rsid="00b12c37" officeooo:paragraph-rsid="00b2b23c" style:font-weight-asian="bold" style:font-weight-complex="bold"/>
    </style:style>
    <style:style style:name="P82" style:family="paragraph" style:parent-style-name="Heading_20_3">
      <style:text-properties fo:language="en" fo:country="US" officeooo:rsid="00791636" officeooo:paragraph-rsid="00ac0bc3"/>
    </style:style>
    <style:style style:name="P83" style:family="paragraph" style:parent-style-name="Text_20_body">
      <style:text-properties officeooo:rsid="00791636" officeooo:paragraph-rsid="00791636"/>
    </style:style>
    <style:style style:name="P84" style:family="paragraph" style:parent-style-name="Text_20_body">
      <style:text-properties style:font-name="Liberation Mono" fo:font-size="11pt" fo:language="zxx" fo:country="none" officeooo:rsid="0015bc75" officeooo:paragraph-rsid="007916a4" style:font-size-asian="11pt" style:language-asian="zxx" style:country-asian="none" style:font-size-complex="11pt" style:language-complex="zxx" style:country-complex="none"/>
    </style:style>
    <style:style style:name="P85" style:family="paragraph" style:parent-style-name="Heading_20_3">
      <style:text-properties fo:language="en" fo:country="US" officeooo:rsid="0059d358" officeooo:paragraph-rsid="00791636"/>
    </style:style>
    <style:style style:name="P86" style:family="paragraph" style:parent-style-name="Text_20_body">
      <style:text-properties fo:language="en" fo:country="US" officeooo:rsid="0059d358" officeooo:paragraph-rsid="0059d358"/>
    </style:style>
    <style:style style:name="P87" style:family="paragraph" style:parent-style-name="Text_20_body">
      <style:text-properties fo:language="en" fo:country="US" officeooo:rsid="005b3987" officeooo:paragraph-rsid="005b3987"/>
    </style:style>
    <style:style style:name="P88" style:family="paragraph" style:parent-style-name="Text_20_body">
      <style:text-properties officeooo:rsid="005b3987" officeooo:paragraph-rsid="005b3987"/>
    </style:style>
    <style:style style:name="P89" style:family="paragraph" style:parent-style-name="Text_20_body">
      <style:text-properties style:font-name="Liberation Mono" fo:font-size="11pt" officeooo:rsid="000ab0c2" officeooo:paragraph-rsid="005d284f" style:font-size-asian="9.60000038146973pt" style:font-size-complex="11pt"/>
    </style:style>
    <style:style style:name="P90" style:family="paragraph" style:parent-style-name="Standard">
      <style:text-properties fo:language="en" fo:country="US" fo:font-style="normal" officeooo:rsid="005d284f" officeooo:paragraph-rsid="005d284f" style:font-style-asian="normal" style:font-style-complex="normal"/>
    </style:style>
    <style:style style:name="P91" style:family="paragraph" style:parent-style-name="Text_20_body">
      <style:text-properties fo:language="en" fo:country="US" officeooo:rsid="005d284f" officeooo:paragraph-rsid="005d284f"/>
    </style:style>
    <style:style style:name="P92" style:family="paragraph" style:parent-style-name="Text_20_body">
      <style:text-properties fo:language="en" fo:country="US" officeooo:rsid="005d3d5b" officeooo:paragraph-rsid="005d3d5b"/>
    </style:style>
    <style:style style:name="P93" style:family="paragraph" style:parent-style-name="Text_20_body">
      <style:text-properties style:font-name="Liberation Mono" fo:font-size="11pt" officeooo:rsid="000ab0c2" officeooo:paragraph-rsid="005d3d5b" style:font-size-asian="9.60000038146973pt" style:font-size-complex="11pt"/>
    </style:style>
    <style:style style:name="P94" style:family="paragraph" style:parent-style-name="Text_20_body">
      <style:text-properties fo:language="en" fo:country="US" officeooo:rsid="005d284f" officeooo:paragraph-rsid="005d3d5b"/>
    </style:style>
    <style:style style:name="P95" style:family="paragraph" style:parent-style-name="Heading_20_3">
      <style:text-properties fo:language="en" fo:country="US" officeooo:rsid="00c98e91" officeooo:paragraph-rsid="00c98e91"/>
    </style:style>
    <style:style style:name="P96" style:family="paragraph" style:parent-style-name="Text_20_body">
      <style:text-properties officeooo:rsid="00c98e91" officeooo:paragraph-rsid="00c98e91"/>
    </style:style>
    <style:style style:name="P97" style:family="paragraph" style:parent-style-name="Text_20_body">
      <style:text-properties style:font-name="Liberation Mono" fo:font-size="11pt" officeooo:rsid="000ab0c2" officeooo:paragraph-rsid="00c98e91" style:font-size-asian="9.60000038146973pt" style:font-size-complex="11pt"/>
    </style:style>
    <style:style style:name="P98" style:family="paragraph" style:parent-style-name="Heading_20_3">
      <style:text-properties fo:language="en" fo:country="US" officeooo:rsid="00a73aed" officeooo:paragraph-rsid="00c98e91"/>
    </style:style>
    <style:style style:name="P99" style:family="paragraph" style:parent-style-name="Text_20_body">
      <style:text-properties fo:language="en" fo:country="US" officeooo:rsid="00a73aed" officeooo:paragraph-rsid="00a73aed"/>
    </style:style>
    <style:style style:name="P100" style:family="paragraph" style:parent-style-name="Text_20_body">
      <style:text-properties style:font-name="Liberation Mono" fo:font-size="11pt" officeooo:rsid="000ab0c2" officeooo:paragraph-rsid="00a73aed" style:font-size-asian="9.60000038146973pt" style:font-size-complex="11pt"/>
    </style:style>
    <style:style style:name="P101" style:family="paragraph" style:parent-style-name="Heading_20_3">
      <style:text-properties fo:language="en" fo:country="US" officeooo:rsid="00b4c138" officeooo:paragraph-rsid="00b4c138"/>
    </style:style>
    <style:style style:name="P102" style:family="paragraph" style:parent-style-name="Text_20_body">
      <style:text-properties officeooo:rsid="00b4c138" officeooo:paragraph-rsid="00b4c138"/>
    </style:style>
    <style:style style:name="P103" style:family="paragraph" style:parent-style-name="Standard" style:master-page-name="">
      <style:paragraph-properties fo:margin-top="0cm" fo:margin-bottom="0.25cm" style:contextual-spacing="false" style:page-number="auto" style:writing-mode="page"/>
      <style:text-properties style:font-name="Liberation Mono" fo:font-size="11pt" fo:language="zxx" fo:country="none" officeooo:rsid="0035f4ee" officeooo:paragraph-rsid="00ba583f" style:font-size-asian="11pt" style:language-asian="zxx" style:country-asian="none" style:font-size-complex="11pt" style:language-complex="zxx" style:country-complex="none"/>
    </style:style>
    <style:style style:name="P104" style:family="paragraph" style:parent-style-name="Text_20_body">
      <style:paragraph-properties fo:keep-with-next="always" style:writing-mode="page"/>
      <style:text-properties officeooo:rsid="00b7ccb1" officeooo:paragraph-rsid="00b7ccb1"/>
    </style:style>
    <style:style style:name="P105" style:family="paragraph" style:parent-style-name="Text_20_body">
      <style:text-properties fo:font-weight="bold" officeooo:rsid="00b12c37" officeooo:paragraph-rsid="00ba583f" style:font-weight-asian="bold" style:font-weight-complex="bold"/>
    </style:style>
    <style:style style:name="P106" style:family="paragraph" style:parent-style-name="Heading_20_3">
      <style:text-properties fo:language="en" fo:country="US" officeooo:rsid="00c620dd" officeooo:paragraph-rsid="00c620dd"/>
    </style:style>
    <style:style style:name="P107" style:family="paragraph" style:parent-style-name="Text_20_body">
      <style:text-properties officeooo:rsid="00c620dd" officeooo:paragraph-rsid="00c620dd"/>
    </style:style>
    <style:style style:name="P108" style:family="paragraph" style:parent-style-name="Text_20_body">
      <style:text-properties style:font-name="Liberation Mono" fo:font-size="11pt" officeooo:rsid="0015bc75" officeooo:paragraph-rsid="00c659fb" style:font-size-asian="11pt" style:font-size-complex="11pt"/>
    </style:style>
    <style:style style:name="P109" style:family="paragraph" style:parent-style-name="Text_20_body">
      <style:text-properties fo:font-weight="bold" officeooo:rsid="00b12c37" officeooo:paragraph-rsid="00c659fb" style:font-weight-asian="bold" style:font-weight-complex="bold"/>
    </style:style>
    <style:style style:name="P110" style:family="paragraph" style:parent-style-name="Heading_20_3">
      <style:text-properties fo:language="en" fo:country="US" officeooo:rsid="00934bbb" officeooo:paragraph-rsid="00c659fb"/>
    </style:style>
    <style:style style:name="P111" style:family="paragraph" style:parent-style-name="Text_20_body">
      <style:text-properties officeooo:rsid="00934bbb" officeooo:paragraph-rsid="00b9a19e"/>
    </style:style>
    <style:style style:name="P112" style:family="paragraph" style:parent-style-name="Text_20_body">
      <style:text-properties fo:language="en" fo:country="US" fo:font-style="normal" officeooo:rsid="00947652" officeooo:paragraph-rsid="00b9a19e" style:font-style-asian="normal" style:font-style-complex="normal"/>
    </style:style>
    <style:style style:name="P113" style:family="paragraph" style:parent-style-name="Text_20_body">
      <style:text-properties officeooo:rsid="0015bc75" officeooo:paragraph-rsid="00b9a19e"/>
    </style:style>
    <style:style style:name="P114" style:family="paragraph" style:parent-style-name="Text_20_body">
      <style:text-properties fo:font-weight="bold" officeooo:rsid="004c941b" officeooo:paragraph-rsid="00b9a19e" style:font-weight-asian="bold" style:font-weight-complex="bold"/>
    </style:style>
    <style:style style:name="P115" style:family="paragraph" style:parent-style-name="Heading_20_3">
      <style:text-properties fo:language="en" fo:country="US" officeooo:rsid="0066e207" officeooo:paragraph-rsid="00b9a19e"/>
    </style:style>
    <style:style style:name="P116" style:family="paragraph" style:parent-style-name="Text_20_body">
      <style:text-properties fo:language="en" fo:country="US" officeooo:rsid="0066e207" officeooo:paragraph-rsid="00b9a19e"/>
    </style:style>
    <style:style style:name="P117" style:family="paragraph" style:parent-style-name="Text_20_body">
      <style:text-properties officeooo:rsid="0066e207" officeooo:paragraph-rsid="00b9a19e"/>
    </style:style>
    <style:style style:name="P118" style:family="paragraph" style:parent-style-name="Text_20_body">
      <style:text-properties style:font-name="Liberation Mono" fo:font-size="11pt" officeooo:rsid="0015bc75" officeooo:paragraph-rsid="00b9a19e" style:font-size-asian="11pt" style:font-size-complex="11pt"/>
    </style:style>
    <style:style style:name="P119" style:family="paragraph" style:parent-style-name="Text_20_body">
      <style:text-properties officeooo:rsid="0070c8a7" officeooo:paragraph-rsid="00b9a19e"/>
    </style:style>
    <style:style style:name="P120" style:family="paragraph" style:parent-style-name="Text_20_body">
      <style:text-properties fo:language="en" fo:country="US" officeooo:rsid="00bd4033" officeooo:paragraph-rsid="00bd4033" fo:background-color="transparent"/>
    </style:style>
    <style:style style:name="P121" style:family="paragraph" style:parent-style-name="Text_20_body">
      <style:text-properties fo:language="en" fo:country="US" officeooo:rsid="00bcbd79" officeooo:paragraph-rsid="00bcbd79"/>
    </style:style>
    <style:style style:name="P122" style:family="paragraph" style:parent-style-name="Heading_20_3">
      <style:text-properties fo:language="en" fo:country="US" officeooo:rsid="0061e0be" officeooo:paragraph-rsid="00b9a19e"/>
    </style:style>
    <style:style style:name="P123" style:family="paragraph" style:parent-style-name="Text_20_body">
      <style:text-properties officeooo:paragraph-rsid="0061e0be"/>
    </style:style>
    <style:style style:name="P124" style:family="paragraph" style:parent-style-name="Text_20_body">
      <style:text-properties style:font-name="Liberation Mono" fo:font-size="11pt" officeooo:rsid="000ab0c2" officeooo:paragraph-rsid="006c51a8" style:font-size-asian="9.60000038146973pt" style:font-size-complex="11pt"/>
    </style:style>
    <style:style style:name="P125" style:family="paragraph" style:parent-style-name="Text_20_body">
      <style:text-properties style:font-name="Liberation Mono" fo:font-size="11pt" officeooo:rsid="0063d7ba" officeooo:paragraph-rsid="0063d7ba" style:font-size-asian="9.60000038146973pt" style:font-size-complex="11pt"/>
    </style:style>
    <style:style style:name="P126" style:family="paragraph" style:parent-style-name="Text_20_body">
      <style:text-properties style:font-name="Liberation Mono" fo:font-size="11pt" fo:language="en" fo:country="US" fo:font-style="normal" officeooo:rsid="0063d7ba" officeooo:paragraph-rsid="0063d7ba" style:font-size-asian="9.60000038146973pt" style:font-style-asian="normal" style:font-size-complex="11pt" style:font-style-complex="normal"/>
    </style:style>
    <style:style style:name="P127" style:family="paragraph" style:parent-style-name="Heading_20_2">
      <style:text-properties officeooo:rsid="006029c2" officeooo:paragraph-rsid="007632d1"/>
    </style:style>
    <style:style style:name="T1" style:family="text">
      <style:text-properties fo:language="en" fo:country="US" officeooo:rsid="0003c318"/>
    </style:style>
    <style:style style:name="T2" style:family="text">
      <style:text-properties fo:language="en" fo:country="US"/>
    </style:style>
    <style:style style:name="T3" style:family="text">
      <style:text-properties fo:language="en" fo:country="US" officeooo:rsid="00096cdc"/>
    </style:style>
    <style:style style:name="T4" style:family="text">
      <style:text-properties fo:language="en" fo:country="US" officeooo:rsid="000cd76a"/>
    </style:style>
    <style:style style:name="T5" style:family="text">
      <style:text-properties fo:language="en" fo:country="US" fo:font-style="italic" officeooo:rsid="00096cdc" style:font-style-asian="italic" style:font-style-complex="italic"/>
    </style:style>
    <style:style style:name="T6" style:family="text">
      <style:text-properties fo:language="en" fo:country="US" fo:font-style="normal" officeooo:rsid="00096cdc" style:font-style-asian="normal" style:font-style-complex="normal"/>
    </style:style>
    <style:style style:name="T7" style:family="text">
      <style:text-properties fo:language="en" fo:country="US" fo:font-style="normal" officeooo:rsid="000a1c7a" style:font-style-asian="normal" style:font-style-complex="normal"/>
    </style:style>
    <style:style style:name="T8" style:family="text">
      <style:text-properties fo:font-style="normal" style:font-style-asian="normal" style:font-style-complex="normal"/>
    </style:style>
    <style:style style:name="T9" style:family="text">
      <style:text-properties fo:language="en" fo:country="US" fo:font-style="normal" officeooo:rsid="002c5e06" style:font-style-asian="normal" style:font-style-complex="normal"/>
    </style:style>
    <style:style style:name="T10" style:family="text">
      <style:text-properties fo:language="en" fo:country="US" fo:font-style="normal" fo:font-weight="bold" officeooo:rsid="000a1c7a" style:font-style-asian="normal" style:font-weight-asian="bold" style:font-style-complex="normal" style:font-weight-complex="bold"/>
    </style:style>
    <style:style style:name="T11" style:family="text">
      <style:text-properties fo:language="en" fo:country="US" fo:font-style="normal" officeooo:rsid="000d6605" style:font-style-asian="normal" style:font-style-complex="normal"/>
    </style:style>
    <style:style style:name="T12" style:family="text">
      <style:text-properties fo:language="en" fo:country="US" fo:font-style="normal" officeooo:rsid="00c08146" style:font-style-asian="normal" style:font-style-complex="normal"/>
    </style:style>
    <style:style style:name="T13" style:family="text">
      <style:text-properties fo:language="en" fo:country="US" fo:font-style="normal" fo:font-weight="bold" style:font-style-asian="normal" style:font-weight-asian="bold" style:font-style-complex="normal" style:font-weight-complex="bold"/>
    </style:style>
    <style:style style:name="T14" style:family="text">
      <style:text-properties fo:language="en" fo:country="US" fo:font-style="normal" style:font-style-asian="normal" style:font-style-complex="normal"/>
    </style:style>
    <style:style style:name="T15" style:family="text">
      <style:text-properties fo:color="#b11232" loext:opacity="100%" fo:language="en" fo:country="US" fo:font-style="normal" style:font-style-asian="normal" style:font-style-complex="normal"/>
    </style:style>
    <style:style style:name="T16" style:family="text">
      <style:text-properties fo:language="en" fo:country="US" fo:font-style="normal" officeooo:rsid="00c1f60d" style:font-style-asian="normal" style:font-style-complex="normal"/>
    </style:style>
    <style:style style:name="T17" style:family="text">
      <style:text-properties fo:font-weight="bold" officeooo:rsid="00c11bed" style:font-weight-asian="bold" style:font-weight-complex="bold"/>
    </style:style>
    <style:style style:name="T18" style:family="text">
      <style:text-properties officeooo:rsid="000a1c7a"/>
    </style:style>
    <style:style style:name="T19" style:family="text">
      <style:text-properties fo:font-weight="bold" officeooo:rsid="000a1c7a" style:font-weight-asian="bold" style:font-weight-complex="bold"/>
    </style:style>
    <style:style style:name="T20" style:family="text">
      <style:text-properties fo:font-weight="normal" officeooo:rsid="000a1c7a" style:font-weight-asian="normal" style:font-weight-complex="normal"/>
    </style:style>
    <style:style style:name="T21" style:family="text">
      <style:text-properties fo:color="#0000ff" loext:opacity="100%" fo:font-weight="normal" officeooo:rsid="00c11bed" style:font-size-asian="11pt" style:font-weight-asian="normal" style:font-weight-complex="normal"/>
    </style:style>
    <style:style style:name="T22" style:family="text">
      <style:text-properties fo:color="#0000ff" loext:opacity="100%" fo:font-weight="normal" officeooo:rsid="0011ffb6" style:font-size-asian="11pt" style:font-weight-asian="normal" style:font-weight-complex="normal"/>
    </style:style>
    <style:style style:name="T23" style:family="text">
      <style:text-properties fo:font-weight="normal" officeooo:rsid="0011ffb6" style:font-size-asian="11pt" style:font-weight-asian="normal" style:font-weight-complex="normal"/>
    </style:style>
    <style:style style:name="T24" style:family="text">
      <style:text-properties fo:color="#008000" loext:opacity="100%" fo:font-weight="normal" officeooo:rsid="00c11bed" style:font-size-asian="11pt" style:font-weight-asian="normal" style:font-weight-complex="normal"/>
    </style:style>
    <style:style style:name="T25" style:family="text">
      <style:text-properties fo:color="#ff0000" loext:opacity="100%" fo:font-weight="normal" officeooo:rsid="0011ffb6" style:font-size-asian="11pt" style:font-weight-asian="normal" style:font-weight-complex="normal"/>
    </style:style>
    <style:style style:name="T26" style:family="text">
      <style:text-properties fo:color="#ff0000" loext:opacity="100%" fo:font-weight="normal" officeooo:rsid="00c11bed" style:font-size-asian="11pt" style:font-weight-asian="normal" style:font-weight-complex="normal"/>
    </style:style>
    <style:style style:name="T27" style:family="text">
      <style:text-properties fo:color="#ff0000" loext:opacity="100%" fo:font-weight="normal" officeooo:rsid="000a1c7a" style:font-weight-asian="normal" style:font-weight-complex="normal"/>
    </style:style>
    <style:style style:name="T28" style:family="text">
      <style:text-properties fo:color="#ff0000" loext:opacity="100%" fo:font-weight="normal" officeooo:rsid="00c1f60d" style:font-size-asian="11pt" style:font-weight-asian="normal" style:font-weight-complex="normal"/>
    </style:style>
    <style:style style:name="T29" style:family="text">
      <style:text-properties fo:color="#008000" loext:opacity="100%" fo:font-weight="normal" officeooo:rsid="00c1f60d" style:font-size-asian="11pt" style:font-weight-asian="normal" style:font-weight-complex="normal"/>
    </style:style>
    <style:style style:name="T30" style:family="text">
      <style:text-properties fo:language="en" fo:country="US" fo:font-style="normal" officeooo:rsid="002cc08e" style:font-style-asian="normal" style:font-style-complex="normal"/>
    </style:style>
    <style:style style:name="T31" style:family="text">
      <style:text-properties fo:language="en" fo:country="US" fo:font-style="normal" officeooo:rsid="00c35336" style:font-style-asian="normal" style:font-style-complex="normal"/>
    </style:style>
    <style:style style:name="T32" style:family="text">
      <style:text-properties fo:language="en" fo:country="US" officeooo:rsid="000e68b0"/>
    </style:style>
    <style:style style:name="T33" style:family="text">
      <style:text-properties fo:language="en" fo:country="US" officeooo:rsid="0011b8c3"/>
    </style:style>
    <style:style style:name="T34" style:family="text">
      <style:text-properties style:font-name="Liberation Mono" fo:font-size="11pt" fo:language="en" fo:country="US" officeooo:rsid="0011b8c3" style:font-size-asian="11pt" style:font-size-complex="11pt"/>
    </style:style>
    <style:style style:name="T35" style:family="text">
      <style:text-properties fo:language="en" fo:country="US" fo:font-weight="bold" style:font-weight-asian="bold" style:font-weight-complex="bold"/>
    </style:style>
    <style:style style:name="T36" style:family="text">
      <style:text-properties fo:color="#800000" loext:opacity="100%" fo:language="en" fo:country="US" officeooo:rsid="0011ffb6"/>
    </style:style>
    <style:style style:name="T37" style:family="text">
      <style:text-properties fo:color="#0000ff" loext:opacity="100%" fo:language="en" fo:country="US" officeooo:rsid="0011ffb6"/>
    </style:style>
    <style:style style:name="T38" style:family="text">
      <style:text-properties fo:color="#0000ff" loext:opacity="100%" fo:language="en" fo:country="US" officeooo:rsid="0041c281"/>
    </style:style>
    <style:style style:name="T39" style:family="text">
      <style:text-properties fo:language="en" fo:country="US" officeooo:rsid="0011ffb6"/>
    </style:style>
    <style:style style:name="T40" style:family="text">
      <style:text-properties fo:color="#008000" loext:opacity="100%" fo:language="en" fo:country="US" officeooo:rsid="0011ffb6"/>
    </style:style>
    <style:style style:name="T41" style:family="text">
      <style:text-properties fo:color="#ff0000" loext:opacity="100%" fo:language="en" fo:country="US" officeooo:rsid="0011ffb6"/>
    </style:style>
    <style:style style:name="T42" style:family="text">
      <style:text-properties fo:color="#0000ff" loext:opacity="100%" fo:language="en" fo:country="US"/>
    </style:style>
    <style:style style:name="T43" style:family="text">
      <style:text-properties fo:language="en" fo:country="US" officeooo:rsid="0014bb8e"/>
    </style:style>
    <style:style style:name="T44" style:family="text">
      <style:text-properties style:font-name="Liberation Mono" fo:font-size="11pt" fo:language="en" fo:country="US" officeooo:rsid="0011ffb6" style:font-size-asian="11pt" style:font-size-complex="11pt"/>
    </style:style>
    <style:style style:name="T45" style:family="text">
      <style:text-properties style:font-name="Liberation Mono" fo:font-size="11pt" fo:language="en" fo:country="US" officeooo:rsid="0041c281" style:font-size-asian="11pt" style:font-size-complex="11pt"/>
    </style:style>
    <style:style style:name="T46" style:family="text">
      <style:text-properties fo:language="en" fo:country="US" officeooo:rsid="002fd578"/>
    </style:style>
    <style:style style:name="T47" style:family="text">
      <style:text-properties fo:language="en" fo:country="US" officeooo:rsid="0013476e"/>
    </style:style>
    <style:style style:name="T48" style:family="text">
      <style:text-properties style:font-name="Liberation Mono" fo:font-size="11pt" fo:language="en" fo:country="US" officeooo:rsid="0013476e" style:font-size-asian="11pt" style:font-size-complex="11pt"/>
    </style:style>
    <style:style style:name="T49" style:family="text">
      <style:text-properties fo:language="en" fo:country="US" officeooo:rsid="0076f1ab"/>
    </style:style>
    <style:style style:name="T50" style:family="text">
      <style:text-properties style:font-name="Liberation Mono" fo:font-size="11pt" fo:language="en" fo:country="US" officeooo:rsid="0076f1ab" style:font-size-asian="11pt" style:font-size-complex="11pt"/>
    </style:style>
    <style:style style:name="T51" style:family="text">
      <style:text-properties fo:language="en" fo:country="US" fo:font-style="normal" fo:font-weight="bold" officeooo:rsid="0013476e" style:font-style-asian="normal" style:font-weight-asian="bold" style:font-style-complex="normal" style:font-weight-complex="bold"/>
    </style:style>
    <style:style style:name="T52" style:family="text">
      <style:text-properties fo:language="en" fo:country="US" fo:font-style="normal" officeooo:rsid="0013476e" style:font-style-asian="normal" style:font-style-complex="normal"/>
    </style:style>
    <style:style style:name="T53" style:family="text">
      <style:text-properties fo:color="#0000ff" loext:opacity="100%" fo:language="en" fo:country="US" fo:font-style="normal" officeooo:rsid="0076f1ab" style:font-size-asian="11pt" style:font-style-asian="normal" style:font-style-complex="normal"/>
    </style:style>
    <style:style style:name="T54" style:family="text">
      <style:text-properties fo:color="#0000ff" loext:opacity="100%" fo:language="en" fo:country="US" fo:font-style="normal" officeooo:rsid="0011ffb6" style:font-size-asian="11pt" style:font-style-asian="normal" style:font-style-complex="normal"/>
    </style:style>
    <style:style style:name="T55" style:family="text">
      <style:text-properties fo:color="#008000" loext:opacity="100%" fo:language="en" fo:country="US" fo:font-style="normal" officeooo:rsid="0076f1ab" style:font-size-asian="11pt" style:font-style-asian="normal" style:font-style-complex="normal"/>
    </style:style>
    <style:style style:name="T56" style:family="text">
      <style:text-properties fo:language="en" fo:country="US" fo:font-style="normal" officeooo:rsid="0011ffb6" style:font-size-asian="11pt" style:font-style-asian="normal" style:font-style-complex="normal"/>
    </style:style>
    <style:style style:name="T57" style:family="text">
      <style:text-properties fo:language="en" fo:country="US" fo:font-style="normal" officeooo:rsid="0015bc75" style:font-size-asian="11pt" style:font-style-asian="normal" style:font-style-complex="normal"/>
    </style:style>
    <style:style style:name="T58" style:family="text">
      <style:text-properties fo:color="#ff0000" loext:opacity="100%" fo:language="en" fo:country="US" fo:font-style="normal" officeooo:rsid="0076f1ab" style:font-size-asian="11pt" style:font-style-asian="normal" style:font-style-complex="normal"/>
    </style:style>
    <style:style style:name="T59" style:family="text">
      <style:text-properties style:use-window-font-color="true" loext:opacity="0%" fo:language="en" fo:country="US" fo:font-style="normal" officeooo:rsid="0015bc75" style:font-size-asian="11pt" style:font-style-asian="normal" style:font-style-complex="normal"/>
    </style:style>
    <style:style style:name="T60" style:family="text">
      <style:text-properties style:use-window-font-color="true" loext:opacity="0%" fo:language="en" fo:country="US" fo:font-style="normal" officeooo:rsid="0013476e" style:font-style-asian="normal" style:font-style-complex="normal"/>
    </style:style>
    <style:style style:name="T61" style:family="text">
      <style:text-properties style:use-window-font-color="true" loext:opacity="0%" fo:language="en" fo:country="US" fo:font-style="normal" officeooo:rsid="0011ffb6" style:font-size-asian="11pt" style:font-style-asian="normal" style:font-style-complex="normal"/>
    </style:style>
    <style:style style:name="T62" style:family="text">
      <style:text-properties fo:color="#b11232" loext:opacity="100%" fo:language="en" fo:country="US" fo:font-style="normal" officeooo:rsid="0013476e" style:font-style-asian="normal" style:font-style-complex="normal"/>
    </style:style>
    <style:style style:name="T63" style:family="text">
      <style:text-properties fo:language="en" fo:country="US" officeooo:rsid="005621ce"/>
    </style:style>
    <style:style style:name="T64" style:family="text">
      <style:text-properties style:font-name="Liberation Mono" fo:font-size="11pt" fo:language="en" fo:country="US" officeooo:rsid="005621ce" style:font-size-asian="11pt" style:font-size-complex="11pt"/>
    </style:style>
    <style:style style:name="T65" style:family="text">
      <style:text-properties style:font-name="Liberation Mono" fo:font-size="11pt" fo:font-weight="bold" officeooo:rsid="0050b6f3" style:font-size-asian="11pt" style:font-weight-asian="bold" style:font-size-complex="11pt" style:font-weight-complex="bold"/>
    </style:style>
    <style:style style:name="T66" style:family="text">
      <style:text-properties style:font-name="Liberation Mono" fo:font-size="11pt" fo:font-weight="normal" style:font-size-asian="11pt" style:font-weight-asian="normal" style:font-size-complex="11pt" style:font-weight-complex="normal"/>
    </style:style>
    <style:style style:name="T67" style:family="text">
      <style:text-properties style:font-name="Liberation Mono" fo:font-size="11pt" fo:font-weight="normal" officeooo:rsid="005621ce" style:font-size-asian="11pt" style:font-weight-asian="normal" style:font-size-complex="11pt" style:font-weight-complex="normal"/>
    </style:style>
    <style:style style:name="T68" style:family="text">
      <style:text-properties style:font-name="Liberation Mono" fo:font-size="11pt" fo:font-weight="normal" officeooo:rsid="0050b6f3" style:font-size-asian="11pt" style:font-weight-asian="normal" style:font-size-complex="11pt" style:font-weight-complex="normal"/>
    </style:style>
    <style:style style:name="T69" style:family="text">
      <style:text-properties style:font-name="Liberation Mono" fo:font-size="11pt" fo:font-weight="bold" style:font-size-asian="11pt" style:font-weight-asian="bold" style:font-size-complex="11pt" style:font-weight-complex="bold"/>
    </style:style>
    <style:style style:name="T70" style:family="text">
      <style:text-properties fo:color="#0000ff" loext:opacity="100%" style:font-name="Liberation Mono" fo:font-size="11pt" style:font-size-asian="11pt" style:font-size-complex="11pt"/>
    </style:style>
    <style:style style:name="T71" style:family="text">
      <style:text-properties fo:color="#0000ff" loext:opacity="100%" style:font-name="Liberation Mono" fo:font-size="11pt" officeooo:rsid="0050b6f3" style:font-size-asian="11pt" style:font-size-complex="11pt"/>
    </style:style>
    <style:style style:name="T72" style:family="text">
      <style:text-properties officeooo:rsid="0038b43b"/>
    </style:style>
    <style:style style:name="T73" style:family="text">
      <style:text-properties fo:language="en" fo:country="US" officeooo:rsid="0015bc75"/>
    </style:style>
    <style:style style:name="T74" style:family="text">
      <style:text-properties style:font-name="Liberation Mono" fo:font-size="11pt" fo:language="en" fo:country="US" officeooo:rsid="0015bc75" style:font-size-asian="11pt" style:font-size-complex="11pt"/>
    </style:style>
    <style:style style:name="T75" style:family="text">
      <style:text-properties style:font-name="Liberation Mono" fo:font-size="11pt" fo:language="en" fo:country="US" officeooo:rsid="0038b43b" style:font-size-asian="11pt" style:font-size-complex="11pt"/>
    </style:style>
    <style:style style:name="T76" style:family="text">
      <style:text-properties fo:language="en" fo:country="US" officeooo:rsid="0017012e"/>
    </style:style>
    <style:style style:name="T77" style:family="text">
      <style:text-properties fo:color="#008000" loext:opacity="100%" fo:language="en" fo:country="US"/>
    </style:style>
    <style:style style:name="T78" style:family="text">
      <style:text-properties fo:color="#ff0000" loext:opacity="100%" fo:language="en" fo:country="US"/>
    </style:style>
    <style:style style:name="T79" style:family="text">
      <style:text-properties fo:color="#b11232" loext:opacity="100%" fo:language="en" fo:country="US"/>
    </style:style>
    <style:style style:name="T80" style:family="text">
      <style:text-properties fo:language="en" fo:country="US" officeooo:rsid="002032ca"/>
    </style:style>
    <style:style style:name="T81" style:family="text">
      <style:text-properties fo:language="en" fo:country="US" officeooo:rsid="001de9da"/>
    </style:style>
    <style:style style:name="T82" style:family="text">
      <style:text-properties style:font-name="Liberation Mono" fo:font-size="11pt" fo:language="en" fo:country="US" style:font-size-asian="11pt" style:font-size-complex="11pt"/>
    </style:style>
    <style:style style:name="T83" style:family="text">
      <style:text-properties style:font-name="Liberation Mono" fo:font-size="11pt" fo:language="en" fo:country="US" officeooo:rsid="001de9da" style:font-size-asian="11pt" style:font-size-complex="11pt"/>
    </style:style>
    <style:style style:name="T84" style:family="text">
      <style:text-properties style:font-name="Liberation Mono" fo:font-size="11pt" fo:language="en" fo:country="US" officeooo:rsid="001f93b0" style:font-size-asian="11pt" style:font-size-complex="11pt"/>
    </style:style>
    <style:style style:name="T85" style:family="text">
      <style:text-properties fo:language="en" fo:country="US" officeooo:rsid="001f93b0"/>
    </style:style>
    <style:style style:name="T86" style:family="text">
      <style:text-properties fo:language="en" fo:country="US" officeooo:rsid="003146a7"/>
    </style:style>
    <style:style style:name="T87" style:family="text">
      <style:text-properties fo:language="en" fo:country="US" fo:font-weight="normal" style:font-weight-asian="normal" style:font-weight-complex="normal"/>
    </style:style>
    <style:style style:name="T88" style:family="text">
      <style:text-properties fo:language="en" fo:country="US" officeooo:rsid="001b83de"/>
    </style:style>
    <style:style style:name="T89" style:family="text">
      <style:text-properties style:font-name="Liberation Mono" fo:font-size="11pt" fo:language="en" fo:country="US" officeooo:rsid="002032ca" style:font-size-asian="11pt" style:font-size-complex="11pt"/>
    </style:style>
    <style:style style:name="T90" style:family="text">
      <style:text-properties fo:language="en" fo:country="US" officeooo:rsid="00236818"/>
    </style:style>
    <style:style style:name="T91" style:family="text">
      <style:text-properties fo:color="#ff0000" loext:opacity="100%" fo:language="en" fo:country="US" officeooo:rsid="0021c256"/>
    </style:style>
    <style:style style:name="T92" style:family="text">
      <style:text-properties fo:color="#ff0000" loext:opacity="100%" fo:language="en" fo:country="US" officeooo:rsid="00236818"/>
    </style:style>
    <style:style style:name="T93" style:family="text">
      <style:text-properties fo:language="en" fo:country="US" officeooo:rsid="00265f5d"/>
    </style:style>
    <style:style style:name="T94" style:family="text">
      <style:text-properties fo:color="#ff0000" loext:opacity="100%" fo:language="en" fo:country="US" officeooo:rsid="00265f5d"/>
    </style:style>
    <style:style style:name="T95" style:family="text">
      <style:text-properties fo:font-weight="normal" style:font-weight-asian="normal" style:font-weight-complex="normal"/>
    </style:style>
    <style:style style:name="T96" style:family="text">
      <style:text-properties fo:font-weight="normal" officeooo:rsid="0066b4ad" style:font-weight-asian="normal" style:font-weight-complex="normal"/>
    </style:style>
    <style:style style:name="T97" style:family="text">
      <style:text-properties fo:language="cs" fo:country="CZ" fo:font-style="italic" fo:font-weight="normal" officeooo:rsid="0066b4ad" style:font-style-asian="italic" style:font-weight-asian="normal" style:font-style-complex="italic" style:font-weight-complex="normal"/>
    </style:style>
    <style:style style:name="T98" style:family="text">
      <style:text-properties fo:language="cs" fo:country="CZ" fo:font-style="normal" fo:font-weight="normal" officeooo:rsid="0066b4ad" style:font-style-asian="normal" style:font-weight-asian="normal" style:font-style-complex="normal" style:font-weight-complex="normal"/>
    </style:style>
    <style:style style:name="T99" style:family="text">
      <style:text-properties fo:font-style="normal" fo:font-weight="normal" officeooo:rsid="0066b4ad" style:font-style-asian="normal" style:font-weight-asian="normal" style:font-style-complex="normal" style:font-weight-complex="normal"/>
    </style:style>
    <style:style style:name="T100" style:family="text">
      <style:text-properties style:font-name="Liberation Mono" fo:font-size="11pt" fo:language="en" fo:country="US" fo:font-weight="normal" style:font-size-asian="11pt" style:font-weight-asian="normal" style:font-size-complex="11pt" style:font-weight-complex="normal"/>
    </style:style>
    <style:style style:name="T101" style:family="text">
      <style:text-properties fo:color="#008000" loext:opacity="100%" fo:language="en" fo:country="US" officeooo:rsid="003dc24e"/>
    </style:style>
    <style:style style:name="T102" style:family="text">
      <style:text-properties fo:color="#ff0000" loext:opacity="100%" fo:language="en" fo:country="US" officeooo:rsid="003dc24e"/>
    </style:style>
    <style:style style:name="T103" style:family="text">
      <style:text-properties fo:language="en" fo:country="US" officeooo:rsid="007293f1"/>
    </style:style>
    <style:style style:name="T104" style:family="text">
      <style:text-properties style:font-name="Liberation Mono" fo:font-size="11pt" fo:language="en" fo:country="US" officeooo:rsid="007293f1" style:font-size-asian="11pt" style:font-size-complex="11pt"/>
    </style:style>
    <style:style style:name="T105" style:family="text">
      <style:text-properties fo:language="en" fo:country="US" fo:font-weight="bold" officeooo:rsid="007293f1" style:font-weight-asian="bold" style:font-weight-complex="bold"/>
    </style:style>
    <style:style style:name="T106" style:family="text">
      <style:text-properties fo:language="en" fo:country="US" fo:font-weight="normal" officeooo:rsid="007293f1" style:font-weight-asian="normal" style:font-weight-complex="normal"/>
    </style:style>
    <style:style style:name="T107" style:family="text">
      <style:text-properties fo:color="#008000" loext:opacity="100%" fo:language="en" fo:country="US" officeooo:rsid="00747e4a"/>
    </style:style>
    <style:style style:name="T108" style:family="text">
      <style:text-properties fo:color="#ff0000" loext:opacity="100%" fo:language="en" fo:country="US" officeooo:rsid="007293f1"/>
    </style:style>
    <style:style style:name="T109" style:family="text">
      <style:text-properties fo:color="#ff0000" loext:opacity="100%" fo:language="en" fo:country="US" officeooo:rsid="007424af"/>
    </style:style>
    <style:style style:name="T110" style:family="text">
      <style:text-properties fo:language="en" fo:country="US" officeooo:rsid="007424af"/>
    </style:style>
    <style:style style:name="T111" style:family="text">
      <style:text-properties fo:language="en" fo:country="US" officeooo:rsid="00747e4a"/>
    </style:style>
    <style:style style:name="T112" style:family="text">
      <style:text-properties fo:language="en" fo:country="US" officeooo:rsid="006ba97e"/>
    </style:style>
    <style:style style:name="T113" style:family="text">
      <style:text-properties fo:language="en" fo:country="US" officeooo:rsid="0036d066"/>
    </style:style>
    <style:style style:name="T114" style:family="text">
      <style:text-properties fo:color="#008000" loext:opacity="100%" fo:language="en" fo:country="US" officeooo:rsid="0036caa4"/>
    </style:style>
    <style:style style:name="T115" style:family="text">
      <style:text-properties fo:color="#0000ff" loext:opacity="100%" fo:language="en" fo:country="US" officeooo:rsid="0036caa4"/>
    </style:style>
    <style:style style:name="T116" style:family="text">
      <style:text-properties fo:color="#c71585" loext:opacity="100%" fo:language="en" fo:country="US" officeooo:rsid="0036d066"/>
    </style:style>
    <style:style style:name="T117" style:family="text">
      <style:text-properties fo:color="#c71585" loext:opacity="100%" fo:language="en" fo:country="US"/>
    </style:style>
    <style:style style:name="T118" style:family="text">
      <style:text-properties fo:language="en" fo:country="US" officeooo:rsid="0038b43b"/>
    </style:style>
    <style:style style:name="T119" style:family="text">
      <style:text-properties style:font-name="Liberation Mono" fo:font-size="11pt" fo:language="en" fo:country="US" fo:font-weight="bold" style:font-size-asian="11pt" style:font-weight-asian="bold" style:font-size-complex="11pt" style:font-weight-complex="bold"/>
    </style:style>
    <style:style style:name="T120" style:family="text">
      <style:text-properties fo:color="#0000ff" loext:opacity="100%" style:font-name="Liberation Mono" fo:font-size="11pt" fo:language="en" fo:country="US" officeooo:rsid="0038b43b" style:font-size-asian="11pt" style:font-size-complex="11pt"/>
    </style:style>
    <style:style style:name="T121" style:family="text">
      <style:text-properties fo:color="#0000ff" loext:opacity="100%" style:font-name="Liberation Mono" fo:font-size="11pt" fo:language="en" fo:country="US" style:font-size-asian="11pt" style:font-size-complex="11pt"/>
    </style:style>
    <style:style style:name="T122" style:family="text">
      <style:text-properties fo:color="#b11232" loext:opacity="100%" style:font-name="Liberation Mono" fo:font-size="11pt" fo:language="en" fo:country="US" style:font-size-asian="11pt" style:font-size-complex="11pt"/>
    </style:style>
    <style:style style:name="T123" style:family="text">
      <style:text-properties style:font-name="Liberation Mono" fo:font-size="11pt" fo:language="en" fo:country="US" officeooo:rsid="0036caa4" style:font-size-asian="11pt" style:font-size-complex="11pt"/>
    </style:style>
    <style:style style:name="T124" style:family="text">
      <style:text-properties fo:language="en" fo:country="US" officeooo:rsid="0036caa4"/>
    </style:style>
    <style:style style:name="T125" style:family="text">
      <style:text-properties fo:language="en" fo:country="US" officeooo:rsid="00a7b08f"/>
    </style:style>
    <style:style style:name="T126" style:family="text">
      <style:text-properties style:font-name="Liberation Mono" fo:font-size="11pt" fo:language="en" fo:country="US" officeooo:rsid="00a7b08f" style:font-size-asian="11pt" style:font-size-complex="11pt"/>
    </style:style>
    <style:style style:name="T127" style:family="text">
      <style:text-properties fo:color="#0000ff" loext:opacity="100%" style:font-name="Liberation Mono" fo:font-size="11pt" fo:language="en" fo:country="US" officeooo:rsid="00a7b08f" style:font-size-asian="11pt" style:font-size-complex="11pt"/>
    </style:style>
    <style:style style:name="T128" style:family="text">
      <style:text-properties style:font-name="Liberation Mono" fo:font-size="11pt" fo:language="en" fo:country="US" fo:font-style="normal" style:font-size-asian="11pt" style:font-style-asian="normal" style:font-size-complex="11pt" style:font-style-complex="normal"/>
    </style:style>
    <style:style style:name="T129" style:family="text">
      <style:text-properties fo:language="en" fo:country="US" fo:font-style="normal" officeooo:rsid="007c052a" style:font-style-asian="normal" style:font-style-complex="normal"/>
    </style:style>
    <style:style style:name="T130" style:family="text">
      <style:text-properties style:font-name="Liberation Mono" fo:font-size="11pt" fo:language="en" fo:country="US" fo:font-style="normal" officeooo:rsid="007c052a" style:font-size-asian="11pt" style:font-style-asian="normal" style:font-size-complex="11pt" style:font-style-complex="normal"/>
    </style:style>
    <style:style style:name="T131" style:family="text">
      <style:text-properties fo:color="#008000" loext:opacity="100%" fo:language="en" fo:country="US" officeooo:rsid="007c052a"/>
    </style:style>
    <style:style style:name="T132" style:family="text">
      <style:text-properties fo:color="#008000" loext:opacity="100%" fo:language="en" fo:country="US" officeooo:rsid="008fb75b"/>
    </style:style>
    <style:style style:name="T133" style:family="text">
      <style:text-properties fo:language="en" fo:country="US" officeooo:rsid="007c052a"/>
    </style:style>
    <style:style style:name="T134" style:family="text">
      <style:text-properties fo:color="#c71585" loext:opacity="100%" fo:language="en" fo:country="US" officeooo:rsid="0082d573"/>
    </style:style>
    <style:style style:name="T135" style:family="text">
      <style:text-properties fo:color="#008000" loext:opacity="100%" fo:language="en" fo:country="US" officeooo:rsid="008ad2d8"/>
    </style:style>
    <style:style style:name="T136" style:family="text">
      <style:text-properties fo:language="en" fo:country="US" officeooo:rsid="007fafdd"/>
    </style:style>
    <style:style style:name="T137" style:family="text">
      <style:text-properties fo:language="en" fo:country="US" officeooo:rsid="007d8377"/>
    </style:style>
    <style:style style:name="T138" style:family="text">
      <style:text-properties fo:language="en" fo:country="US" officeooo:rsid="008133e0"/>
    </style:style>
    <style:style style:name="T139" style:family="text">
      <style:text-properties fo:language="en" fo:country="US" officeooo:rsid="00848014"/>
    </style:style>
    <style:style style:name="T140" style:family="text">
      <style:text-properties fo:color="#c71585" loext:opacity="100%" fo:language="en" fo:country="US" officeooo:rsid="00848014"/>
    </style:style>
    <style:style style:name="T141" style:family="text">
      <style:text-properties fo:language="en" fo:country="US" officeooo:rsid="0086431f"/>
    </style:style>
    <style:style style:name="T142" style:family="text">
      <style:text-properties fo:color="#c71585" loext:opacity="100%" fo:language="en" fo:country="US" officeooo:rsid="0086431f"/>
    </style:style>
    <style:style style:name="T143" style:family="text">
      <style:text-properties fo:language="en" fo:country="US" officeooo:rsid="0086f5a9"/>
    </style:style>
    <style:style style:name="T144" style:family="text">
      <style:text-properties fo:color="#c71585" loext:opacity="100%" fo:language="en" fo:country="US" officeooo:rsid="0086f5a9"/>
    </style:style>
    <style:style style:name="T145" style:family="text">
      <style:text-properties fo:color="#008000" loext:opacity="100%" fo:language="en" fo:country="US" officeooo:rsid="0086431f"/>
    </style:style>
    <style:style style:name="T146" style:family="text">
      <style:text-properties style:font-name="Liberation Mono" fo:font-size="11pt" style:font-size-asian="11pt" style:font-size-complex="11pt"/>
    </style:style>
    <style:style style:name="T147" style:family="text">
      <style:text-properties fo:language="en" fo:country="US" officeooo:rsid="00920545"/>
    </style:style>
    <style:style style:name="T148" style:family="text">
      <style:text-properties fo:color="#008000" loext:opacity="100%" fo:language="en" fo:country="US" officeooo:rsid="00920545"/>
    </style:style>
    <style:style style:name="T149" style:family="text">
      <style:text-properties officeooo:rsid="005353f7"/>
    </style:style>
    <style:style style:name="T150" style:family="text">
      <style:text-properties fo:language="cs" fo:country="CZ" officeooo:rsid="0044aeb5"/>
    </style:style>
    <style:style style:name="T151" style:family="text">
      <style:text-properties fo:language="en" fo:country="US" officeooo:rsid="0044aeb5"/>
    </style:style>
    <style:style style:name="T152" style:family="text">
      <style:text-properties style:font-name="Liberation Mono" fo:font-size="11pt" fo:language="en" fo:country="US" officeooo:rsid="0044aeb5" style:font-size-asian="11pt" style:font-size-complex="11pt"/>
    </style:style>
    <style:style style:name="T153" style:family="text">
      <style:text-properties fo:language="en" fo:country="US" officeooo:rsid="004600e9"/>
    </style:style>
    <style:style style:name="T154" style:family="text">
      <style:text-properties fo:language="en" fo:country="US" officeooo:rsid="00450285"/>
    </style:style>
    <style:style style:name="T155" style:family="text">
      <style:text-properties style:font-name="Liberation Mono" fo:font-size="11pt" fo:language="en" fo:country="US" officeooo:rsid="00450285" style:font-size-asian="11pt" style:font-size-complex="11pt"/>
    </style:style>
    <style:style style:name="T156" style:family="text">
      <style:text-properties fo:color="#b11232" loext:opacity="100%" fo:language="en" fo:country="US" fo:font-weight="normal" officeooo:rsid="0044aeb5" style:font-weight-asian="normal" style:font-weight-complex="normal"/>
    </style:style>
    <style:style style:name="T157" style:family="text">
      <style:text-properties fo:color="#b11232" loext:opacity="100%" fo:language="en" fo:country="US" fo:font-weight="normal" officeooo:rsid="00450285" style:font-weight-asian="normal" style:font-weight-complex="normal"/>
    </style:style>
    <style:style style:name="T158" style:family="text">
      <style:text-properties fo:color="#0000ff" loext:opacity="100%" fo:language="en" fo:country="US" officeooo:rsid="0044aeb5"/>
    </style:style>
    <style:style style:name="T159" style:family="text">
      <style:text-properties fo:color="#008000" loext:opacity="100%" fo:language="en" fo:country="US" officeooo:rsid="0044aeb5"/>
    </style:style>
    <style:style style:name="T160" style:family="text">
      <style:text-properties fo:color="#ff0000" loext:opacity="100%" fo:language="en" fo:country="US" officeooo:rsid="0044aeb5"/>
    </style:style>
    <style:style style:name="T161" style:family="text">
      <style:text-properties fo:language="en" fo:country="US" officeooo:rsid="0047b0c4"/>
    </style:style>
    <style:style style:name="T162" style:family="text">
      <style:text-properties fo:color="#008000" loext:opacity="100%" fo:language="en" fo:country="US" officeooo:rsid="0047b0c4"/>
    </style:style>
    <style:style style:name="T163" style:family="text">
      <style:text-properties fo:color="#ff0000" loext:opacity="100%" fo:language="en" fo:country="US" officeooo:rsid="0047b0c4"/>
    </style:style>
    <style:style style:name="T164" style:family="text">
      <style:text-properties fo:language="en" fo:country="US" fo:font-weight="bold" officeooo:rsid="0047b0c4" style:font-weight-asian="bold" style:font-weight-complex="bold"/>
    </style:style>
    <style:style style:name="T165" style:family="text">
      <style:text-properties fo:color="#b11232" loext:opacity="100%" fo:language="en" fo:country="US" officeooo:rsid="0047b0c4"/>
    </style:style>
    <style:style style:name="T166" style:family="text">
      <style:text-properties fo:language="en" fo:country="US" fo:font-weight="normal" officeooo:rsid="005294d6" style:font-weight-asian="normal" style:font-weight-complex="normal"/>
    </style:style>
    <style:style style:name="T167" style:family="text">
      <style:text-properties style:font-name="Liberation Mono" fo:font-size="11pt" fo:language="en" fo:country="US" fo:font-weight="normal" officeooo:rsid="005294d6" style:font-size-asian="11pt" style:font-weight-asian="normal" style:font-size-complex="11pt" style:font-weight-complex="normal"/>
    </style:style>
    <style:style style:name="T168" style:family="text">
      <style:text-properties fo:language="en" fo:country="US" fo:font-weight="normal" officeooo:rsid="005353f7" style:font-weight-asian="normal" style:font-weight-complex="normal"/>
    </style:style>
    <style:style style:name="T169" style:family="text">
      <style:text-properties fo:color="#0000ff" loext:opacity="100%" fo:language="en" fo:country="US" officeooo:rsid="005353f7"/>
    </style:style>
    <style:style style:name="T170" style:family="text">
      <style:text-properties fo:color="#008000" loext:opacity="100%" fo:language="en" fo:country="US" officeooo:rsid="005353f7"/>
    </style:style>
    <style:style style:name="T171" style:family="text">
      <style:text-properties style:use-window-font-color="true" loext:opacity="0%" fo:language="en" fo:country="US"/>
    </style:style>
    <style:style style:name="T172" style:family="text">
      <style:text-properties fo:color="#ff0000" loext:opacity="100%" fo:language="en" fo:country="US" officeooo:rsid="005353f7"/>
    </style:style>
    <style:style style:name="T173" style:family="text">
      <style:text-properties fo:language="en" fo:country="US" fo:font-weight="normal" officeooo:rsid="00496834" style:font-weight-asian="normal" style:font-weight-complex="normal"/>
    </style:style>
    <style:style style:name="T174" style:family="text">
      <style:text-properties style:font-name="Liberation Mono" fo:font-size="11pt" fo:language="en" fo:country="US" fo:font-weight="normal" officeooo:rsid="00496834" style:font-size-asian="11pt" style:font-weight-asian="normal" style:font-size-complex="11pt" style:font-weight-complex="normal"/>
    </style:style>
    <style:style style:name="T175" style:family="text">
      <style:text-properties fo:language="en" fo:country="US" fo:font-weight="normal" officeooo:rsid="004fdb20" style:font-weight-asian="normal" style:font-weight-complex="normal"/>
    </style:style>
    <style:style style:name="T176" style:family="text">
      <style:text-properties fo:language="en" fo:country="US" fo:font-weight="normal" officeooo:rsid="004d80e1" style:font-weight-asian="normal" style:font-weight-complex="normal"/>
    </style:style>
    <style:style style:name="T177" style:family="text">
      <style:text-properties fo:language="en" fo:country="US" officeooo:rsid="00595609"/>
    </style:style>
    <style:style style:name="T178" style:family="text">
      <style:text-properties fo:language="en" fo:country="US" fo:font-weight="normal" officeooo:rsid="00a038c9" style:font-weight-asian="normal" style:font-weight-complex="normal"/>
    </style:style>
    <style:style style:name="T179" style:family="text">
      <style:text-properties fo:language="en" fo:country="US" fo:font-weight="normal" officeooo:rsid="00a1a0f9" style:font-weight-asian="normal" style:font-weight-complex="normal"/>
    </style:style>
    <style:style style:name="T180" style:family="text">
      <style:text-properties style:font-name="Liberation Mono" fo:font-size="11pt" fo:language="en" fo:country="US" fo:font-weight="normal" officeooo:rsid="00a038c9" style:font-size-asian="11pt" style:font-weight-asian="normal" style:font-size-complex="11pt" style:font-weight-complex="normal"/>
    </style:style>
    <style:style style:name="T181" style:family="text">
      <style:text-properties fo:language="cs" fo:country="CZ" fo:font-weight="normal" officeooo:rsid="00a47c03" style:font-weight-asian="normal" style:font-weight-complex="normal"/>
    </style:style>
    <style:style style:name="T182" style:family="text">
      <style:text-properties fo:language="en" fo:country="US" fo:font-weight="normal" officeooo:rsid="00a47c03" style:font-weight-asian="normal" style:font-weight-complex="normal"/>
    </style:style>
    <style:style style:name="T183" style:family="text">
      <style:text-properties style:font-name="Liberation Mono" fo:font-size="11pt" fo:language="en" fo:country="US" fo:font-weight="normal" officeooo:rsid="00a47c03" style:font-size-asian="11pt" style:font-weight-asian="normal" style:font-size-complex="11pt" style:font-weight-complex="normal"/>
    </style:style>
    <style:style style:name="T184" style:family="text">
      <style:text-properties fo:language="en" fo:country="US" officeooo:rsid="00ac0bc3"/>
    </style:style>
    <style:style style:name="T185" style:family="text">
      <style:text-properties style:font-name="Liberation Mono" fo:font-size="11pt" fo:language="en" fo:country="US" officeooo:rsid="00aa1653" style:font-size-asian="11pt" style:font-size-complex="11pt"/>
    </style:style>
    <style:style style:name="T186" style:family="text">
      <style:text-properties fo:language="en" fo:country="US" officeooo:rsid="00af67b0"/>
    </style:style>
    <style:style style:name="T187" style:family="text">
      <style:text-properties style:font-name="Liberation Mono" fo:font-size="11pt" fo:language="en" fo:country="US" officeooo:rsid="00af67b0" style:font-size-asian="11pt" style:font-size-complex="11pt"/>
    </style:style>
    <style:style style:name="T188" style:family="text">
      <style:text-properties fo:language="en" fo:country="US" fo:font-weight="normal" officeooo:rsid="00ac0bc3" style:font-weight-asian="normal" style:font-weight-complex="normal"/>
    </style:style>
    <style:style style:name="T189" style:family="text">
      <style:text-properties fo:language="en" fo:country="US" fo:font-style="italic" fo:font-weight="normal" officeooo:rsid="00ac0bc3" style:font-style-asian="italic" style:font-weight-asian="normal" style:font-style-complex="italic" style:font-weight-complex="normal"/>
    </style:style>
    <style:style style:name="T190" style:family="text">
      <style:text-properties fo:language="en" fo:country="US" fo:font-style="normal" fo:font-weight="normal" officeooo:rsid="00ac0bc3" style:font-style-asian="normal" style:font-weight-asian="normal" style:font-style-complex="normal" style:font-weight-complex="normal"/>
    </style:style>
    <style:style style:name="T191" style:family="text">
      <style:text-properties fo:language="en" fo:country="US" fo:font-style="normal" fo:font-weight="normal" officeooo:rsid="00ac45a3" style:font-style-asian="normal" style:font-weight-asian="normal" style:font-style-complex="normal" style:font-weight-complex="normal"/>
    </style:style>
    <style:style style:name="T192" style:family="text">
      <style:text-properties fo:language="en" fo:country="US" fo:font-style="normal" fo:font-weight="normal" officeooo:rsid="00acc983" style:font-style-asian="normal" style:font-weight-asian="normal" style:font-style-complex="normal" style:font-weight-complex="normal"/>
    </style:style>
    <style:style style:name="T193" style:family="text">
      <style:text-properties fo:language="en" fo:country="US" fo:font-style="italic" fo:font-weight="normal" officeooo:rsid="00ac45a3" style:font-style-asian="italic" style:font-weight-asian="normal" style:font-style-complex="italic" style:font-weight-complex="normal"/>
    </style:style>
    <style:style style:name="T194" style:family="text">
      <style:text-properties fo:language="en" fo:country="US" fo:font-style="normal" fo:font-weight="normal" officeooo:rsid="00ae7f82" style:font-style-asian="normal" style:font-weight-asian="normal" style:font-style-complex="normal" style:font-weight-complex="normal"/>
    </style:style>
    <style:style style:name="T195" style:family="text">
      <style:text-properties fo:language="en" fo:country="US" fo:font-style="italic" fo:font-weight="normal" officeooo:rsid="00acc983" style:font-style-asian="italic" style:font-weight-asian="normal" style:font-style-complex="italic" style:font-weight-complex="normal"/>
    </style:style>
    <style:style style:name="T196" style:family="text">
      <style:text-properties style:font-name="Liberation Mono" fo:font-size="11pt" fo:language="en" fo:country="US" fo:font-style="normal" fo:font-weight="normal" officeooo:rsid="00ac45a3" style:font-size-asian="11pt" style:font-style-asian="normal" style:font-weight-asian="normal" style:font-size-complex="11pt" style:font-style-complex="normal" style:font-weight-complex="normal"/>
    </style:style>
    <style:style style:name="T197" style:family="text">
      <style:text-properties style:font-name="Liberation Mono" fo:font-size="11pt" fo:language="en" fo:country="US" fo:font-style="normal" fo:font-weight="normal" officeooo:rsid="00ac0bc3" style:font-size-asian="11pt" style:font-style-asian="normal" style:font-weight-asian="normal" style:font-size-complex="11pt" style:font-style-complex="normal" style:font-weight-complex="normal"/>
    </style:style>
    <style:style style:name="T198" style:family="text">
      <style:text-properties fo:language="en" fo:country="US" fo:font-style="normal" officeooo:rsid="00acc983" style:font-style-asian="normal" style:font-style-complex="normal"/>
    </style:style>
    <style:style style:name="T199" style:family="text">
      <style:text-properties fo:language="en" fo:country="US" fo:font-style="normal" fo:font-weight="normal" style:font-style-asian="normal" style:font-weight-asian="normal" style:font-style-complex="normal" style:font-weight-complex="normal"/>
    </style:style>
    <style:style style:name="T200" style:family="text">
      <style:text-properties style:font-name="Liberation Mono" fo:font-size="11pt" fo:language="en" fo:country="US" fo:font-style="normal" fo:font-weight="normal" style:font-size-asian="11pt" style:font-style-asian="normal" style:font-weight-asian="normal" style:font-size-complex="11pt" style:font-style-complex="normal" style:font-weight-complex="normal"/>
    </style:style>
    <style:style style:name="T201" style:family="text">
      <style:text-properties fo:language="en" fo:country="US" fo:font-style="normal" fo:font-weight="normal" officeooo:rsid="00b2b23c" style:font-style-asian="normal" style:font-weight-asian="normal" style:font-style-complex="normal" style:font-weight-complex="normal"/>
    </style:style>
    <style:style style:name="T202" style:family="text">
      <style:text-properties fo:font-weight="bold" officeooo:rsid="007916a4" style:font-weight-asian="bold" style:font-weight-complex="bold"/>
    </style:style>
    <style:style style:name="T203" style:family="text">
      <style:text-properties fo:font-weight="normal" officeooo:rsid="007916a4" style:font-weight-asian="normal" style:font-weight-complex="normal"/>
    </style:style>
    <style:style style:name="T204" style:family="text">
      <style:text-properties fo:font-weight="normal" officeooo:rsid="0047b0c4" style:font-weight-asian="normal" style:font-weight-complex="normal"/>
    </style:style>
    <style:style style:name="T205" style:family="text">
      <style:text-properties fo:font-weight="bold" style:font-weight-asian="bold" style:font-weight-complex="bold"/>
    </style:style>
    <style:style style:name="T206" style:family="text">
      <style:text-properties fo:color="#b11232" loext:opacity="100%" fo:font-weight="normal" officeooo:rsid="0044aeb5" style:font-weight-asian="normal" style:font-weight-complex="normal"/>
    </style:style>
    <style:style style:name="T207" style:family="text">
      <style:text-properties fo:color="#b11232" loext:opacity="100%" fo:font-weight="normal" style:font-weight-asian="normal" style:font-weight-complex="normal"/>
    </style:style>
    <style:style style:name="T208" style:family="text">
      <style:text-properties fo:color="#0000ff" loext:opacity="100%" fo:font-weight="normal" officeooo:rsid="00791636" style:font-weight-asian="normal" style:font-weight-complex="normal"/>
    </style:style>
    <style:style style:name="T209" style:family="text">
      <style:text-properties fo:color="#0000ff" loext:opacity="100%" fo:font-weight="normal" style:font-weight-asian="normal" style:font-weight-complex="normal"/>
    </style:style>
    <style:style style:name="T210" style:family="text">
      <style:text-properties fo:color="#008000" loext:opacity="100%" fo:font-weight="normal" officeooo:rsid="00791636" style:font-weight-asian="normal" style:font-weight-complex="normal"/>
    </style:style>
    <style:style style:name="T211" style:family="text">
      <style:text-properties style:use-window-font-color="true" loext:opacity="0%" fo:font-weight="normal" style:font-weight-asian="normal" style:font-weight-complex="normal"/>
    </style:style>
    <style:style style:name="T212" style:family="text">
      <style:text-properties fo:color="#ff0000" loext:opacity="100%" fo:font-weight="normal" officeooo:rsid="00791636" style:font-weight-asian="normal" style:font-weight-complex="normal"/>
    </style:style>
    <style:style style:name="T213" style:family="text">
      <style:text-properties fo:color="#0000ff" loext:opacity="100%"/>
    </style:style>
    <style:style style:name="T214" style:family="text">
      <style:text-properties fo:color="#0000ff" loext:opacity="100%" officeooo:rsid="005353f7"/>
    </style:style>
    <style:style style:name="T215" style:family="text">
      <style:text-properties fo:color="#008000" loext:opacity="100%" officeooo:rsid="0044aeb5"/>
    </style:style>
    <style:style style:name="T216" style:family="text">
      <style:text-properties fo:color="#ff0000" loext:opacity="100%" officeooo:rsid="0044aeb5"/>
    </style:style>
    <style:style style:name="T217" style:family="text">
      <style:text-properties fo:color="#ff0000" loext:opacity="100%" officeooo:rsid="003dc24e"/>
    </style:style>
    <style:style style:name="T218" style:family="text">
      <style:text-properties fo:color="#008000" loext:opacity="100%" officeooo:rsid="005353f7"/>
    </style:style>
    <style:style style:name="T219" style:family="text">
      <style:text-properties style:use-window-font-color="true" loext:opacity="0%"/>
    </style:style>
    <style:style style:name="T220" style:family="text">
      <style:text-properties fo:color="#ff0000" loext:opacity="100%" officeooo:rsid="005353f7"/>
    </style:style>
    <style:style style:name="T221" style:family="text">
      <style:text-properties officeooo:rsid="0047b0c4"/>
    </style:style>
    <style:style style:name="T222" style:family="text">
      <style:text-properties fo:font-weight="bold" officeooo:rsid="0047b0c4" style:font-weight-asian="bold" style:font-weight-complex="bold"/>
    </style:style>
    <style:style style:name="T223" style:family="text">
      <style:text-properties fo:color="#b11232" loext:opacity="100%" officeooo:rsid="0047b0c4"/>
    </style:style>
    <style:style style:name="T224" style:family="text">
      <style:text-properties fo:language="en" fo:country="US" officeooo:rsid="005d284f"/>
    </style:style>
    <style:style style:name="T225" style:family="text">
      <style:text-properties style:font-name="Liberation Mono" fo:font-size="11pt" fo:language="en" fo:country="US" officeooo:rsid="005d284f" style:font-size-asian="11pt" style:font-size-complex="11pt"/>
    </style:style>
    <style:style style:name="T226" style:family="text">
      <style:text-properties fo:language="en" fo:country="US" fo:font-style="normal" officeooo:rsid="005d284f" style:font-style-asian="normal" style:font-style-complex="normal"/>
    </style:style>
    <style:style style:name="T227" style:family="text">
      <style:text-properties fo:color="#b11232" loext:opacity="100%" fo:language="en" fo:country="US" fo:font-style="normal" officeooo:rsid="0015bc75" style:font-size-asian="11pt" style:font-style-asian="normal" style:font-style-complex="normal"/>
    </style:style>
    <style:style style:name="T228" style:family="text">
      <style:text-properties fo:color="#0000ff" loext:opacity="100%" fo:language="en" fo:country="US" fo:font-style="normal" officeooo:rsid="0015bc75" style:font-size-asian="11pt" style:font-style-asian="normal" style:font-style-complex="normal"/>
    </style:style>
    <style:style style:name="T229" style:family="text">
      <style:text-properties fo:color="#008000" loext:opacity="100%" fo:language="en" fo:country="US" fo:font-style="normal" officeooo:rsid="0015bc75" style:font-size-asian="11pt" style:font-style-asian="normal" style:font-style-complex="normal"/>
    </style:style>
    <style:style style:name="T230" style:family="text">
      <style:text-properties fo:color="#ff0000" loext:opacity="100%" fo:language="en" fo:country="US" fo:font-style="normal" officeooo:rsid="0015bc75" style:font-size-asian="11pt" style:font-style-asian="normal" style:font-style-complex="normal"/>
    </style:style>
    <style:style style:name="T231" style:family="text">
      <style:text-properties fo:color="#ff0000" loext:opacity="100%" fo:language="en" fo:country="US" fo:font-style="normal" officeooo:rsid="005d284f" style:font-size-asian="11pt" style:font-style-asian="normal" style:font-style-complex="normal"/>
    </style:style>
    <style:style style:name="T232" style:family="text">
      <style:text-properties fo:color="#ff0000" loext:opacity="100%" fo:language="en" fo:country="US" fo:font-style="normal" officeooo:rsid="005d3d5b" style:font-size-asian="11pt" style:font-style-asian="normal" style:font-style-complex="normal"/>
    </style:style>
    <style:style style:name="T233" style:family="text">
      <style:text-properties fo:color="#0000ff" loext:opacity="100%" fo:language="en" fo:country="US" fo:font-style="normal" officeooo:rsid="00c98e91" style:font-size-asian="11pt" style:font-style-asian="normal" style:font-style-complex="normal"/>
    </style:style>
    <style:style style:name="T234" style:family="text">
      <style:text-properties fo:color="#008000" loext:opacity="100%" fo:language="en" fo:country="US" fo:font-style="normal" officeooo:rsid="00c98e91" style:font-size-asian="11pt" style:font-style-asian="normal" style:font-style-complex="normal"/>
    </style:style>
    <style:style style:name="T235" style:family="text">
      <style:text-properties fo:color="#ff0000" loext:opacity="100%" fo:language="en" fo:country="US" fo:font-style="normal" officeooo:rsid="00c98e91" style:font-size-asian="11pt" style:font-style-asian="normal" style:font-style-complex="normal"/>
    </style:style>
    <style:style style:name="T236" style:family="text">
      <style:text-properties fo:language="en" fo:country="US" fo:font-style="normal" officeooo:rsid="00a73aed" style:font-style-asian="normal" style:font-style-complex="normal"/>
    </style:style>
    <style:style style:name="T237" style:family="text">
      <style:text-properties fo:color="#b11232" loext:opacity="100%" fo:language="en" fo:country="US" fo:font-style="normal" officeooo:rsid="00a73aed" style:font-style-asian="normal" style:font-style-complex="normal"/>
    </style:style>
    <style:style style:name="T238" style:family="text">
      <style:text-properties fo:color="#0000ff" loext:opacity="100%" fo:language="en" fo:country="US" fo:font-style="normal" officeooo:rsid="00a73aed" style:font-size-asian="11pt" style:font-style-asian="normal" style:font-style-complex="normal"/>
    </style:style>
    <style:style style:name="T239" style:family="text">
      <style:text-properties fo:color="#008000" loext:opacity="100%" fo:language="en" fo:country="US" fo:font-style="normal" officeooo:rsid="00a73aed" style:font-size-asian="11pt" style:font-style-asian="normal" style:font-style-complex="normal"/>
    </style:style>
    <style:style style:name="T240" style:family="text">
      <style:text-properties fo:color="#ff0000" loext:opacity="100%" fo:language="en" fo:country="US" fo:font-style="normal" officeooo:rsid="00a73aed" style:font-size-asian="11pt" style:font-style-asian="normal" style:font-style-complex="normal"/>
    </style:style>
    <style:style style:name="T241" style:family="text">
      <style:text-properties fo:language="en" fo:country="US" fo:font-style="italic" style:font-style-asian="italic" style:font-style-complex="italic"/>
    </style:style>
    <style:style style:name="T242" style:family="text">
      <style:text-properties fo:language="en" fo:country="US" fo:font-style="normal" officeooo:rsid="00b5864c" style:font-style-asian="normal" style:font-style-complex="normal"/>
    </style:style>
    <style:style style:name="T243" style:family="text">
      <style:text-properties fo:language="en" fo:country="US" fo:font-style="normal" officeooo:rsid="00b7ccb1" style:font-style-asian="normal" style:font-style-complex="normal"/>
    </style:style>
    <style:style style:name="T244" style:family="text">
      <style:text-properties fo:language="en" fo:country="US" fo:font-style="normal" officeooo:rsid="00ba5381" style:font-style-asian="normal" style:font-style-complex="normal"/>
    </style:style>
    <style:style style:name="T245" style:family="text">
      <style:text-properties style:font-name="Liberation Mono" fo:font-size="11pt" fo:language="en" fo:country="US" fo:font-style="normal" officeooo:rsid="00b7ccb1" style:font-size-asian="11pt" style:font-style-asian="normal" style:font-size-complex="11pt" style:font-style-complex="normal"/>
    </style:style>
    <style:style style:name="T246" style:family="text">
      <style:text-properties officeooo:rsid="00b60d93"/>
    </style:style>
    <style:style style:name="T247" style:family="text">
      <style:text-properties fo:color="#c71585" loext:opacity="100%" officeooo:rsid="00b60d93"/>
    </style:style>
    <style:style style:name="T248" style:family="text">
      <style:text-properties fo:color="#c71585" loext:opacity="100%" officeooo:rsid="00b7e4da"/>
    </style:style>
    <style:style style:name="T249" style:family="text">
      <style:text-properties officeooo:rsid="00b7e4da"/>
    </style:style>
    <style:style style:name="T250" style:family="text">
      <style:text-properties fo:color="#008000" loext:opacity="100%" officeooo:rsid="00b7e4da"/>
    </style:style>
    <style:style style:name="T251" style:family="text">
      <style:text-properties fo:color="#008000" loext:opacity="100%"/>
    </style:style>
    <style:style style:name="T252" style:family="text">
      <style:text-properties style:use-window-font-color="true" loext:opacity="0%" officeooo:rsid="00b7e4da"/>
    </style:style>
    <style:style style:name="T253" style:family="text">
      <style:text-properties fo:color="#008000" loext:opacity="100%" fo:language="en" fo:country="US" officeooo:rsid="00ba583f"/>
    </style:style>
    <style:style style:name="T254" style:family="text">
      <style:text-properties fo:language="en" fo:country="US" fo:font-style="normal" officeooo:rsid="0038b43b" style:font-style-asian="normal" style:font-style-complex="normal"/>
    </style:style>
    <style:style style:name="T255" style:family="text">
      <style:text-properties fo:language="en" fo:country="US" fo:font-style="normal" officeooo:rsid="00b9a19e" style:font-style-asian="normal" style:font-style-complex="normal"/>
    </style:style>
    <style:style style:name="T256" style:family="text">
      <style:text-properties fo:language="en" fo:country="US" fo:font-style="normal" fo:font-weight="normal" officeooo:rsid="00ba583f" style:font-style-asian="normal" style:font-weight-asian="normal" style:font-style-complex="normal" style:font-weight-complex="normal"/>
    </style:style>
    <style:style style:name="T257" style:family="text">
      <style:text-properties fo:language="en" fo:country="US" fo:font-style="normal" fo:font-weight="normal" officeooo:rsid="00bbd930" style:font-style-asian="normal" style:font-weight-asian="normal" style:font-style-complex="normal" style:font-weight-complex="normal"/>
    </style:style>
    <style:style style:name="T258" style:family="text">
      <style:text-properties fo:language="en" fo:country="US" fo:font-style="italic" fo:font-weight="normal" officeooo:rsid="00bbd930" style:font-style-asian="italic" style:font-weight-asian="normal" style:font-style-complex="italic" style:font-weight-complex="normal"/>
    </style:style>
    <style:style style:name="T259" style:family="text">
      <style:text-properties style:font-name="Liberation Mono" fo:font-size="11pt" fo:language="en" fo:country="US" fo:font-style="normal" fo:font-weight="normal" officeooo:rsid="00bbd930" style:font-size-asian="11pt" style:font-style-asian="normal" style:font-weight-asian="normal" style:font-size-complex="11pt" style:font-style-complex="normal" style:font-weight-complex="normal"/>
    </style:style>
    <style:style style:name="T260" style:family="text">
      <style:text-properties fo:language="en" fo:country="US" officeooo:rsid="00c659fb"/>
    </style:style>
    <style:style style:name="T261" style:family="text">
      <style:text-properties fo:color="#b11232" loext:opacity="100%" fo:language="en" fo:country="US" fo:font-weight="normal" officeooo:rsid="00c659fb" style:font-weight-asian="normal" style:font-weight-complex="normal"/>
    </style:style>
    <style:style style:name="T262" style:family="text">
      <style:text-properties fo:color="#0000ff" loext:opacity="100%" fo:language="en" fo:country="US" officeooo:rsid="00c659fb"/>
    </style:style>
    <style:style style:name="T263" style:family="text">
      <style:text-properties fo:color="#ff0000" loext:opacity="100%" fo:language="en" fo:country="US" officeooo:rsid="00c659fb"/>
    </style:style>
    <style:style style:name="T264" style:family="text">
      <style:text-properties fo:language="en" fo:country="US" fo:font-style="normal" fo:font-weight="normal" officeooo:rsid="00c7dbc7" style:font-style-asian="normal" style:font-weight-asian="normal" style:font-style-complex="normal" style:font-weight-complex="normal"/>
    </style:style>
    <style:style style:name="T265" style:family="text">
      <style:text-properties fo:language="en" fo:country="US" fo:font-style="italic" fo:font-weight="normal" officeooo:rsid="00c7dbc7" style:font-style-asian="italic" style:font-weight-asian="normal" style:font-style-complex="italic" style:font-weight-complex="normal"/>
    </style:style>
    <style:style style:name="T266" style:family="text">
      <style:text-properties fo:language="en" fo:country="US" fo:font-style="normal" officeooo:rsid="00947652" style:font-style-asian="normal" style:font-style-complex="normal"/>
    </style:style>
    <style:style style:name="T267" style:family="text">
      <style:text-properties style:font-name="Liberation Mono" fo:font-size="11pt" fo:language="en" fo:country="US" fo:font-style="normal" officeooo:rsid="00947652" style:font-size-asian="11pt" style:font-style-asian="normal" style:font-size-complex="11pt" style:font-style-complex="normal"/>
    </style:style>
    <style:style style:name="T268" style:family="text">
      <style:text-properties fo:language="en" fo:country="US" fo:font-style="normal" officeooo:rsid="0097e81c" style:font-style-asian="normal" style:font-style-complex="normal"/>
    </style:style>
    <style:style style:name="T269" style:family="text">
      <style:text-properties style:font-name="Liberation Mono" fo:font-size="11pt" fo:language="en" fo:country="US" fo:font-style="normal" fo:font-weight="bold" officeooo:rsid="000a1c7a" style:font-size-asian="9.60000038146973pt" style:font-style-asian="normal" style:font-weight-asian="bold" style:font-size-complex="11pt" style:font-style-complex="normal" style:font-weight-complex="bold"/>
    </style:style>
    <style:style style:name="T270" style:family="text">
      <style:text-properties style:font-name="Liberation Mono" fo:font-size="11pt" fo:language="en" fo:country="US" fo:font-style="normal" fo:font-weight="bold" officeooo:rsid="000ab0c2" style:font-size-asian="9.60000038146973pt" style:font-style-asian="normal" style:font-weight-asian="bold" style:font-size-complex="11pt" style:font-style-complex="normal" style:font-weight-complex="bold"/>
    </style:style>
    <style:style style:name="T271" style:family="text">
      <style:text-properties style:font-name="Liberation Mono" fo:font-size="11pt" fo:language="en" fo:country="US" fo:font-style="normal" fo:font-weight="normal" officeooo:rsid="000ab0c2" style:font-size-asian="9.60000038146973pt" style:font-style-asian="normal" style:font-weight-asian="normal" style:font-size-complex="11pt" style:font-style-complex="normal" style:font-weight-complex="normal"/>
    </style:style>
    <style:style style:name="T272" style:family="text">
      <style:text-properties style:font-name="Liberation Mono" fo:font-size="11pt" fo:language="en" fo:country="US" fo:font-style="normal" fo:font-weight="normal" officeooo:rsid="0099e296" style:font-size-asian="9.60000038146973pt" style:font-style-asian="normal" style:font-weight-asian="normal" style:font-size-complex="11pt" style:font-style-complex="normal" style:font-weight-complex="normal"/>
    </style:style>
    <style:style style:name="T273" style:family="text">
      <style:text-properties style:font-name="Liberation Mono" fo:font-size="11pt" fo:language="en" fo:country="US" fo:font-style="normal" fo:font-weight="normal" officeooo:rsid="005d284f" style:font-size-asian="9.60000038146973pt" style:font-style-asian="normal" style:font-weight-asian="normal" style:font-size-complex="11pt" style:font-style-complex="normal" style:font-weight-complex="normal"/>
    </style:style>
    <style:style style:name="T274" style:family="text">
      <style:text-properties style:font-name="Liberation Mono" fo:font-size="11pt" fo:language="en" fo:country="US" fo:font-style="normal" fo:font-weight="normal" officeooo:rsid="009bbcf2" style:font-size-asian="9.60000038146973pt" style:font-style-asian="normal" style:font-weight-asian="normal" style:font-size-complex="11pt" style:font-style-complex="normal" style:font-weight-complex="normal"/>
    </style:style>
    <style:style style:name="T275" style:family="text">
      <style:text-properties style:font-name="Liberation Mono" fo:font-size="11pt" fo:language="en" fo:country="US" fo:font-style="normal" fo:font-weight="normal" officeooo:rsid="009d64bf" style:font-size-asian="9.60000038146973pt" style:font-style-asian="normal" style:font-weight-asian="normal" style:font-size-complex="11pt" style:font-style-complex="normal" style:font-weight-complex="normal"/>
    </style:style>
    <style:style style:name="T276" style:family="text">
      <style:text-properties fo:color="#0000ff" loext:opacity="100%" style:font-name="Liberation Mono" fo:font-size="11pt" fo:language="en" fo:country="US" officeooo:rsid="00947652" style:font-size-asian="11pt" style:font-size-complex="11pt"/>
    </style:style>
    <style:style style:name="T277" style:family="text">
      <style:text-properties fo:color="#b11232" loext:opacity="100%" style:font-name="Liberation Mono" fo:font-size="11pt" fo:language="en" fo:country="US" fo:font-style="normal" style:font-size-asian="11pt" style:font-style-asian="normal" style:font-size-complex="11pt" style:font-style-complex="normal"/>
    </style:style>
    <style:style style:name="T278" style:family="text">
      <style:text-properties fo:color="#008000" loext:opacity="100%" style:font-name="Liberation Mono" fo:font-size="11pt" fo:language="en" fo:country="US" fo:font-style="normal" style:font-size-asian="11pt" style:font-style-asian="normal" style:font-size-complex="11pt" style:font-style-complex="normal"/>
    </style:style>
    <style:style style:name="T279" style:family="text">
      <style:text-properties fo:color="#ff0000" loext:opacity="100%" style:font-name="Liberation Mono" fo:font-size="11pt" fo:language="en" fo:country="US" fo:font-style="normal" style:font-size-asian="11pt" style:font-style-asian="normal" style:font-size-complex="11pt" style:font-style-complex="normal"/>
    </style:style>
    <style:style style:name="T280" style:family="text">
      <style:text-properties fo:color="#ff0000" loext:opacity="100%" style:font-name="Liberation Mono" fo:font-size="11pt" fo:language="en" fo:country="US" fo:font-style="normal" officeooo:rsid="0095c73a" style:font-size-asian="11pt" style:font-style-asian="normal" style:font-size-complex="11pt" style:font-style-complex="normal"/>
    </style:style>
    <style:style style:name="T281" style:family="text">
      <style:text-properties fo:color="#ff0000" loext:opacity="100%" style:font-name="Liberation Mono" fo:font-size="11pt" fo:language="en" fo:country="US" fo:font-style="normal" officeooo:rsid="009f5149" style:font-size-asian="11pt" style:font-style-asian="normal" style:font-size-complex="11pt" style:font-style-complex="normal"/>
    </style:style>
    <style:style style:name="T282" style:family="text">
      <style:text-properties fo:language="en" fo:country="US" fo:font-weight="normal" officeooo:rsid="0095c73a" style:font-weight-asian="normal" style:font-weight-complex="normal"/>
    </style:style>
    <style:style style:name="T283" style:family="text">
      <style:text-properties fo:language="en" fo:country="US" officeooo:rsid="006870d7"/>
    </style:style>
    <style:style style:name="T284" style:family="text">
      <style:text-properties style:font-name="Liberation Mono" fo:font-size="11pt" fo:language="en" fo:country="US" officeooo:rsid="006870d7" style:font-size-asian="11pt" style:font-size-complex="11pt"/>
    </style:style>
    <style:style style:name="T285" style:family="text">
      <style:text-properties fo:language="en" fo:country="US" fo:font-weight="normal" officeooo:rsid="0070a6ce" style:font-weight-asian="normal" style:font-weight-complex="normal"/>
    </style:style>
    <style:style style:name="T286" style:family="text">
      <style:text-properties fo:color="#0000ff" loext:opacity="100%" fo:language="en" fo:country="US" fo:font-style="normal" fo:font-weight="normal" officeooo:rsid="000ab0c2" style:font-size-asian="9.60000038146973pt" style:font-style-asian="normal" style:font-weight-asian="normal" style:font-style-complex="normal" style:font-weight-complex="normal"/>
    </style:style>
    <style:style style:name="T287" style:family="text">
      <style:text-properties fo:color="#b11232" loext:opacity="100%" fo:language="en" fo:country="US" fo:font-style="normal" fo:font-weight="normal" officeooo:rsid="000ab0c2" style:font-size-asian="9.60000038146973pt" style:font-style-asian="normal" style:font-weight-asian="normal" style:font-style-complex="normal" style:font-weight-complex="normal"/>
    </style:style>
    <style:style style:name="T288" style:family="text">
      <style:text-properties fo:color="#b11232" loext:opacity="100%" fo:language="en" fo:country="US" fo:font-style="normal" fo:font-weight="normal" officeooo:rsid="0070a6ce" style:font-size-asian="9.60000038146973pt" style:font-style-asian="normal" style:font-weight-asian="normal" style:font-style-complex="normal" style:font-weight-complex="normal"/>
    </style:style>
    <style:style style:name="T289" style:family="text">
      <style:text-properties fo:color="#ff0000" loext:opacity="100%" fo:language="en" fo:country="US" officeooo:rsid="0070a6ce"/>
    </style:style>
    <style:style style:name="T290" style:family="text">
      <style:text-properties fo:language="en" fo:country="US" officeooo:rsid="0070a6ce"/>
    </style:style>
    <style:style style:name="T291" style:family="text">
      <style:text-properties fo:color="#ff0000" loext:opacity="100%" fo:language="en" fo:country="US" officeooo:rsid="0070c8a7"/>
    </style:style>
    <style:style style:name="T292" style:family="text">
      <style:text-properties fo:language="en" fo:country="US" officeooo:rsid="007240b7"/>
    </style:style>
    <style:style style:name="T293" style:family="text">
      <style:text-properties fo:language="en" fo:country="US" fo:font-weight="normal" officeooo:rsid="007632d1" style:font-weight-asian="normal" style:font-weight-complex="normal"/>
    </style:style>
    <style:style style:name="T294" style:family="text">
      <style:text-properties fo:color="#b11232" loext:opacity="100%" fo:language="en" fo:country="US" fo:font-style="normal" fo:font-weight="normal" officeooo:rsid="007632d1" style:font-size-asian="9.60000038146973pt" style:font-style-asian="normal" style:font-weight-asian="normal" style:font-style-complex="normal" style:font-weight-complex="normal"/>
    </style:style>
    <style:style style:name="T295" style:family="text">
      <style:text-properties fo:color="#0000ff" loext:opacity="100%" fo:language="en" fo:country="US" officeooo:rsid="007632d1"/>
    </style:style>
    <style:style style:name="T296" style:family="text">
      <style:text-properties fo:color="#008000" loext:opacity="100%" fo:language="en" fo:country="US" officeooo:rsid="007632d1"/>
    </style:style>
    <style:style style:name="T297" style:family="text">
      <style:text-properties fo:color="#ff0000" loext:opacity="100%" fo:language="en" fo:country="US" officeooo:rsid="007632d1"/>
    </style:style>
    <style:style style:name="T298" style:family="text">
      <style:text-properties fo:language="en" fo:country="US" officeooo:rsid="007632d1"/>
    </style:style>
    <style:style style:name="T299" style:family="text">
      <style:text-properties officeooo:rsid="00bedbed"/>
    </style:style>
    <style:style style:name="T300" style:family="text">
      <style:text-properties style:font-name="Liberation Mono" fo:font-size="11pt" officeooo:rsid="00bedbed" style:font-size-asian="11pt" style:font-size-complex="11pt"/>
    </style:style>
    <style:style style:name="T301" style:family="text">
      <style:text-properties fo:background-color="#ffff00" loext:char-shading-value="0"/>
    </style:style>
    <style:style style:name="T302" style:family="text">
      <style:text-properties style:font-name="Liberation Mono" fo:font-size="11pt" fo:background-color="#ffff00" loext:char-shading-value="0" style:font-size-asian="11pt" style:font-size-complex="11pt"/>
    </style:style>
    <style:style style:name="T303" style:family="text">
      <style:text-properties fo:language="en" fo:country="US" officeooo:rsid="0061e0be"/>
    </style:style>
    <style:style style:name="T304" style:family="text">
      <style:text-properties style:font-name="Liberation Mono" fo:font-size="11pt" fo:language="en" fo:country="US" officeooo:rsid="0061e0be" style:font-size-asian="11pt" style:font-size-complex="11pt"/>
    </style:style>
    <style:style style:name="T305" style:family="text">
      <style:text-properties fo:language="en" fo:country="US" fo:font-style="normal" fo:font-weight="bold" officeooo:rsid="0061e0be" style:font-style-asian="normal" style:font-weight-asian="bold" style:font-style-complex="normal" style:font-weight-complex="bold"/>
    </style:style>
    <style:style style:name="T306" style:family="text">
      <style:text-properties fo:language="en" fo:country="US" fo:font-style="normal" officeooo:rsid="0061e0be" style:font-style-asian="normal" style:font-style-complex="normal"/>
    </style:style>
    <style:style style:name="T307" style:family="text">
      <style:text-properties fo:language="cs" fo:country="CZ" fo:font-style="normal" officeooo:rsid="0063d7ba" style:font-style-asian="normal" style:font-style-complex="normal"/>
    </style:style>
    <style:style style:name="T308" style:family="text">
      <style:text-properties fo:color="#0000ff" loext:opacity="100%" fo:language="cs" fo:country="CZ" fo:font-style="normal" officeooo:rsid="0063d7ba" style:font-size-asian="11pt" style:font-style-asian="normal" style:font-style-complex="normal"/>
    </style:style>
    <style:style style:name="T309" style:family="text">
      <style:text-properties fo:color="#008000" loext:opacity="100%" fo:language="cs" fo:country="CZ" fo:font-style="normal" officeooo:rsid="0063d7ba" style:font-size-asian="11pt" style:font-style-asian="normal" style:font-style-complex="normal"/>
    </style:style>
    <style:style style:name="T310" style:family="text">
      <style:text-properties fo:color="#008000" loext:opacity="100%" fo:language="cs" fo:country="CZ" fo:font-style="normal" officeooo:rsid="0015bc75" style:font-size-asian="11pt" style:font-style-asian="normal" style:font-style-complex="normal"/>
    </style:style>
    <style:style style:name="T311" style:family="text">
      <style:text-properties fo:color="#ff0000" loext:opacity="100%" fo:language="cs" fo:country="CZ" fo:font-style="normal" officeooo:rsid="0063d7ba" style:font-size-asian="11pt" style:font-style-asian="normal" style:font-style-complex="normal"/>
    </style:style>
    <style:style style:name="T312" style:family="text">
      <style:text-properties fo:color="#ff0000" loext:opacity="100%" fo:language="en" fo:country="US" fo:font-style="normal" officeooo:rsid="0063d7ba" style:font-size-asian="11pt" style:font-style-asian="normal" style:font-style-complex="normal"/>
    </style:style>
    <style:style style:name="T313" style:family="text">
      <style:text-properties fo:color="#0000ff" loext:opacity="100%" fo:language="en" fo:country="US" fo:font-style="normal" officeooo:rsid="006c51a8" style:font-size-asian="11pt" style:font-style-asian="normal" style:font-style-complex="normal"/>
    </style:style>
    <style:style style:name="T314" style:family="text">
      <style:text-properties fo:language="en" fo:country="US" fo:font-style="normal" officeooo:rsid="0063d7ba" style:font-style-asian="normal" style:font-style-complex="normal"/>
    </style:style>
    <style:style style:name="T315" style:family="text">
      <style:text-properties fo:language="en" fo:country="US" fo:font-style="normal" officeooo:rsid="006e511e" style:font-style-asian="normal" style:font-style-complex="normal"/>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dapi</text:h>
      <text:p text:style-name="P2"><text:span text:style-name="T1">D</text:span><text:span text:style-name="T2">aniel Zeman (</text:span><text:a xlink:type="simple" xlink:href="mailto:zeman@ufal.mff.cuni.cz" text:style-name="Internet_20_link" text:visited-style-name="Visited_20_Internet_20_Link">zeman@ufal.mff.cuni.cz</text:a><text:span text:style-name="T2">)</text:span></text:p>
      <text:p text:style-name="P3"><text:span text:style-name="T3">We will work with the UD data using a tool/framework called Udapi </text:span><text:span text:style-name="T4">(</text:span><text:a xlink:type="simple" xlink:href="https://udapi.github.io/" text:style-name="Internet_20_link" text:visited-style-name="Visited_20_Internet_20_Link">https://udapi.github.io/</text:a><text:span text:style-name="T4">)</text:span><text:span text:style-name="T3">. It takes care of reading and writing the CoNLL-U file, and it provides your code with an API, i.e., methods of accessing the tree structure and attributes of individual nodes. The actual code that searches the trees and/or modifies them is organized in </text:span><text:span text:style-name="T5">blocks</text:span><text:span text:style-name="T6">. Any number of blocks can be applied in sequence to the same tree, gradually modifying the data.</text:span></text:p>
      <text:p text:style-name="P4">Udapi is available in three programming languages: Python, Perl, and Java. However, most people use the Python version and the other two do not seem to be actively developed. Also, a number of useful blocks is available for the Python version but not for the other two (note that the block would have to be converted to the syntax of the other programming language if it shall be used with Perl or Java).</text:p>
      <text:p text:style-name="P5"><text:span text:style-name="T7">The main developer of Udapi, Martin Popel, has created a tutorial at </text:span><text:a xlink:type="simple" xlink:href="https://udapi.github.io/tutorial/" text:style-name="Internet_20_link" text:visited-style-name="Visited_20_Internet_20_Link">https://udapi.github.io/tutorial/</text:a><text:span text:style-name="T8">. </text:span><text:span text:style-name="T7">It will help you install the Python version (</text:span><text:span text:style-name="T9">once installed, </text:span><text:span text:style-name="T7">the Python command </text:span><text:span text:style-name="T9">to use</text:span><text:span text:style-name="T7"> is spelled “udap</text:span><text:span text:style-name="T10">y</text:span><text:span text:style-name="T7">”). </text:span><text:span text:style-name="T11">Note that the sample data referred in the tutorial step 2 is taken from UD release 2.0, which is now outdated (and there is another version of the tutorial on the web, with even more outdated sample data). I recommend using the latest release instead</text:span><text:span text:style-name="T7"> (</text:span><text:span text:style-name="T12">see the Download section on </text:span><text:a xlink:type="simple" xlink:href="https://universaldependencies.org/" text:style-name="Internet_20_link" text:visited-style-name="Visited_20_Internet_20_Link">https://universaldependencies.org</text:a><text:span text:style-name="T12">)</text:span><text:span text:style-name="T7">. Assuming that you have downloaded the UD_English-PUD treebank and you are in </text:span><text:span text:style-name="T11">B</text:span><text:span text:style-name="T7">ash in the folder of that treebank, you can use Udapi to visualize the tree using fixed-font characters and terminal colors:</text:span></text:p>
      <text:p text:style-name="P6"><text:span text:style-name="T10">c</text:span><text:span text:style-name="T13">at</text:span><text:span text:style-name="T14"> en_pud-ud-test.conllu | </text:span><text:span text:style-name="T13">udapy</text:span><text:span text:style-name="T14"> </text:span><text:span text:style-name="T15">-T</text:span><text:span text:style-name="T14"> | </text:span><text:span text:style-name="T13">less</text:span><text:span text:style-name="T14"> </text:span><text:span text:style-name="T15">-R</text:span></text:p>
      <text:p text:style-name="P7"><text:span text:style-name="T7">I</text:span><text:span text:style-name="T14">n the Windows command line (cmd.exe), you may have to be a bit more verbose </text:span><text:span text:style-name="T16">and save the trees to a file that you will subsequently open in a text editor</text:span><text:span text:style-name="T14">:</text:span></text:p>
      <text:p text:style-name="P8"><text:span text:style-name="T17">python</text:span><text:span text:style-name="T18"> </text:span><text:span text:style-name="T19">udapy</text:span><text:span text:style-name="T20"> </text:span><text:span text:style-name="T21">read</text:span><text:span text:style-name="T22">.</text:span><text:span text:style-name="T21">Conllu</text:span><text:span text:style-name="T23"> </text:span><text:span text:style-name="T24">files</text:span><text:span text:style-name="T23">=</text:span><text:span text:style-name="T25">"</text:span><text:span text:style-name="T26">en_pud-ud-test.conllu"</text:span><text:span text:style-name="T27"> </text:span><text:span text:style-name="T21">write</text:span><text:span text:style-name="T22">.</text:span><text:span text:style-name="T21">TextModeTrees</text:span><text:span text:style-name="T25"> </text:span><text:span text:style-name="T24">files</text:span><text:span text:style-name="T25">="</text:span><text:span text:style-name="T28">trees.txt</text:span><text:span text:style-name="T26">"</text:span><text:span text:style-name="T25"> </text:span><text:span text:style-name="T29">color</text:span><text:span text:style-name="T25">=</text:span><text:span text:style-name="T28">0</text:span><text:span text:style-name="T25"> </text:span><text:span text:style-name="T29">layout</text:span><text:span text:style-name="T25">=</text:span><text:span text:style-name="T28">compact</text:span><text:span text:style-name="T25"> </text:span><text:span text:style-name="T29">attributes</text:span><text:span text:style-name="T25">=</text:span><text:span text:style-name="T28">form,lemma,upos,xpos,feats,deprel,misc</text:span></text:p>
      <text:p text:style-name="P9"><text:soft-page-break/><text:span text:style-name="T19"><draw:frame draw:style-name="fr1" draw:name="Obrázek1" text:anchor-type="as-char" svg:width="9.948cm" svg:height="17.568cm" draw:z-index="4"><draw:image xlink:href="Pictures/1000000000000178000002981BA7B8BC.png" xlink:type="simple" xlink:show="embed" xlink:actuate="onLoad" draw:mime-type="image/png"/></draw:frame></text:span></text:p>
      <text:p text:style-name="P10"><text:span text:style-name="T7"/></text:p>
      <text:p text:style-name="P11"><text:span text:style-name="T14">A similar output can be generated also as a HTML document </text:span><text:span text:style-name="T30">(use option -H instead of -T</text:span><text:span text:style-name="T31">; or use write.TextModeTreesHtml instead of write.TextModeTrees</text:span><text:span text:style-name="T30">)</text:span><text:span text:style-name="T14">, viewable in any browser.</text:span></text:p>
      <text:h text:style-name="P12" text:outline-level="3">Udapi blocks</text:h>
      <text:p text:style-name="P13"><text:span text:style-name="T32">Udapi comes with a number of ready-to-use processing blocks. The documentation contains a list of currently available blocks (</text:span><text:a xlink:type="simple" xlink:href="https://udapi.readthedocs.io/en/latest/py-modindex.html" text:style-name="Internet_20_link" text:visited-style-name="Visited_20_Internet_20_Link"><text:span text:style-name="T2">https://udapi.readthedocs.io/en/latest/py-modindex.html</text:span></text:a><text:span text:style-name="T32">) </text:span><text:span text:style-name="T33">with a short description of each block. You can write your own blocks and add them to your copy of Udapi to the folder </text:span><text:span text:style-name="T34">udapi-python/udapi/block</text:span><text:span text:style-name="T33">. Then they will be visible to Udapi and you can use them to process data. When calling Udapi, you give it as arguments the sequence of blocks you want to apply to your data. For example:</text:span></text:p>
      <text:p text:style-name="P14"><text:soft-page-break/><text:span text:style-name="T35">cat</text:span><text:span text:style-name="T2"> mydata.conllu | </text:span><text:span text:style-name="T35">udapy</text:span><text:span text:style-name="T2"> </text:span><text:span text:style-name="T36">-s</text:span><text:span text:style-name="T2"> </text:span><text:span text:style-name="T37">ud.</text:span><text:span text:style-name="T38">F</text:span><text:span text:style-name="T37">ix</text:span><text:span text:style-name="T38">P</text:span><text:span text:style-name="T37">unct</text:span><text:span text:style-name="T39"> </text:span><text:span text:style-name="T40">check_paired_punct_upos</text:span><text:span text:style-name="T39">=</text:span><text:span text:style-name="T41">True</text:span><text:span text:style-name="T39"> </text:span><text:span text:style-name="T42">ud.</text:span><text:span text:style-name="T38">F</text:span><text:span text:style-name="T42">ix</text:span><text:span text:style-name="T38">C</text:span><text:span text:style-name="T42">hain</text:span><text:span text:style-name="T2"> </text:span><text:span text:style-name="T39">&gt; fixed.conllu</text:span></text:p>
      <text:p text:style-name="P15"><text:span text:style-name="T39">The above command lists two blocks to be applied to the trees </text:span><text:span text:style-name="T43">in this order</text:span><text:span text:style-name="T39">: </text:span><text:span text:style-name="T44">ud.</text:span><text:span text:style-name="T45">F</text:span><text:span text:style-name="T44">ix</text:span><text:span text:style-name="T45">P</text:span><text:span text:style-name="T44">unct</text:span><text:span text:style-name="T39"> and </text:span><text:span text:style-name="T44">ud.</text:span><text:span text:style-name="T45">F</text:span><text:span text:style-name="T44">ix</text:span><text:span text:style-name="T45">C</text:span><text:span text:style-name="T44">hain</text:span><text:span text:style-name="T39">. Each of the blocks addresses one type of commonly encountered annotation error and tries to fix it automatically. Arguments containing the equals-to symbol (such as</text:span><text:span text:style-name="T46"> </text:span><text:span text:style-name="T44">check_paired_punct_upos=True</text:span> <text:span text:style-name="T39">in the above example) are parameters of the immediately preceding block. The sequence of blocks could start with a reader block that reads data in other format than CoNLL-U; if no such block is listed, Udapi uses </text:span><text:span text:style-name="T44">read.</text:span><text:span text:style-name="T45">C</text:span><text:span text:style-name="T44">onllu</text:span><text:span text:style-name="T39"> by default. Similarly, the last block could be a writer block that will write the possibly modified trees to STDOUT or to a file. The option -s we used above </text:span><text:span text:style-name="T47">means “save” and it</text:span><text:span text:style-name="T39"> is </text:span><text:span text:style-name="T47">a shortcut that tells Udapi to add the block </text:span><text:span text:style-name="T48">write.</text:span><text:span text:style-name="T45">C</text:span><text:span text:style-name="T48">onllu</text:span><text:span text:style-name="T47">. </text:span><text:span text:style-name="T49">Similarly, the option -T in the example in the previous section is a shortcut for the block </text:span><text:span text:style-name="T48">write.</text:span><text:span text:style-name="T50">TextModeTrees</text:span><text:span text:style-name="T49">. We may want to specify parameters for that writer block, and unless those parameters have their own shortcut, we will have to list the block verbosely:</text:span></text:p>
      <text:p text:style-name="P16"><text:span text:style-name="T10">c</text:span><text:span text:style-name="T51">at</text:span><text:span text:style-name="T52"> en_pud-ud-test.conllu | </text:span><text:span text:style-name="T51">udapy</text:span><text:span text:style-name="T52"> </text:span><text:span text:style-name="T53">write</text:span><text:span text:style-name="T54">.</text:span><text:span text:style-name="T53">TextModeTrees</text:span><text:span text:style-name="T52"> </text:span><text:span text:style-name="T55">attributes</text:span><text:span text:style-name="T56">=</text:span><text:span text:style-name="T57">'</text:span><text:span text:style-name="T58">form,lemma,upos,deprel</text:span><text:span text:style-name="T59">'</text:span><text:span text:style-name="T60"> </text:span><text:span text:style-name="T55">color</text:span><text:span text:style-name="T61">=</text:span><text:span text:style-name="T58">1</text:span><text:span text:style-name="T52"> | </text:span><text:span text:style-name="T51">less</text:span><text:span text:style-name="T52"> </text:span><text:span text:style-name="T62">-R</text:span></text:p>
      <text:p text:style-name="P15"><text:span text:style-name="T47">We can also not require any writing of the full trees; perhaps we want to print some statistics or examples directly from other blocks. </text:span><text:span text:style-name="T63">A simple example of that is the block </text:span><text:span text:style-name="T64">util.Wc</text:span><text:span text:style-name="T63">, which prints the number of trees and nodes in the input file:</text:span></text:p>
      <text:p text:style-name="P17"><text:span text:style-name="T65">cat</text:span><text:span text:style-name="T66"> </text:span><text:span text:style-name="T67">mydata</text:span><text:span text:style-name="T66">.conllu</text:span><text:span text:style-name="T68"> | </text:span><text:span text:style-name="T69">udapy</text:span><text:span text:style-name="T66"> </text:span><text:span text:style-name="T70">util.</text:span><text:span text:style-name="T71">Wc</text:span></text:p>
      <text:h text:style-name="P18" text:outline-level="3">The util.<text:span text:style-name="T72">E</text:span>val block</text:h>
      <text:p text:style-name="P19"><text:span text:style-name="T73">For simple tasks, you do not have to write a block and save it in a file. You can use a generic block called </text:span><text:span text:style-name="T74">util.</text:span><text:span text:style-name="T75">E</text:span><text:span text:style-name="T74">val</text:span><text:span text:style-name="T73"> (</text:span><text:a xlink:type="simple" xlink:href="https://udapi.readthedocs.io/en/latest/udapi.block.util.html#module-udapi.block.util.eval" text:style-name="Internet_20_link" text:visited-style-name="Visited_20_Internet_20_Link"><text:span text:style-name="T2">https://udapi.readthedocs.io/en/latest/udapi.block.util.html#module-udapi.block.util.eval</text:span></text:a><text:span text:style-name="T73">) and supply your own code as a parameter. For example, if you provide the parameter “node”, its value is interpreted as Python code that will be applied to every tree node encountered in the input file. For example, </text:span><text:span text:style-name="T76">the following command will read the English PUD treebank, find all nodes whose POS tag (upos) is “AUX” (auxiliary verb or particle). It will print the word form of those nodes converted to all-lowercase (so that capitalized words in the beginning of sentences don’t look different) and their lemmas to STDOUT. The subsequent Linux commands will then transform the output to a sorted list with frequencies.</text:span></text:p>
      <text:p text:style-name="P20"><text:span text:style-name="T35">udapy</text:span><text:span text:style-name="T2"> </text:span><text:span text:style-name="T42">util.Eval</text:span><text:span text:style-name="T2"> </text:span><text:span text:style-name="T77">node</text:span><text:span text:style-name="T2">='</text:span><text:span text:style-name="T78">if node.upos == "AUX": print(node.form.lower(), node.lemma)</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21"><text:span text:style-name="T2">The main node </text:span><text:span text:style-name="T80">properties</text:span><text:span text:style-name="T2"> that you can access have self-explanatory names derived from the names of corresponding columns in the CoNLL-U file </text:span><text:span text:style-name="T81">(see also </text:span><text:a xlink:type="simple" xlink:href="https://udapi.readthedocs.io/en/latest/udapi.core.html#udapi.core.node.Node" text:style-name="Internet_20_link" text:visited-style-name="Visited_20_Internet_20_Link"><text:span text:style-name="T2">https://udapi.readthedocs.io/en/latest/udapi.core.html#udapi.core.node.Node</text:span></text:a><text:span text:style-name="T81">)</text:span><text:span text:style-name="T2">:</text:span></text:p>
      <text:list text:style-name="L1">
        <text:list-item>
          <text:p text:style-name="P22"><text:span text:style-name="T82">form</text:span><text:span text:style-name="T2"> … actual word form in the sentence</text:span></text:p>
        </text:list-item>
        <text:list-item>
          <text:p text:style-name="P22"><text:span text:style-name="T82">lemma</text:span><text:span text:style-name="T2"> … lemma (base dictionary form)</text:span></text:p>
        </text:list-item>
        <text:list-item>
          <text:p text:style-name="P22"><text:span text:style-name="T82">upos</text:span><text:span text:style-name="T2"> … universal part of speech tag</text:span></text:p>
        </text:list-item>
        <text:list-item>
          <text:p text:style-name="P22"><text:soft-page-break/><text:span text:style-name="T82">xpos</text:span><text:span text:style-name="T2"> … treebank-specific part of speech tag (optional)</text:span></text:p>
        </text:list-item>
        <text:list-item>
          <text:p text:style-name="P23"><text:span text:style-name="T83">feats</text:span><text:span text:style-name="T81"> … morphological features stored in an object of the type </text:span><text:span text:style-name="T83">DualDict</text:span><text:span text:style-name="T81"> (</text:span><text:a xlink:type="simple" xlink:href="https://github.com/udapi/udapi-python/blob/master/udapi/core/dualdict.py" text:style-name="Internet_20_link" text:visited-style-name="Visited_20_Internet_20_Link"><text:span text:style-name="T2">https://github.com/udapi/udapi-python/blob/master/udapi/core/dualdict.py</text:span></text:a><text:span text:style-name="T81">). For example, you can query the value of the feature Case like this: </text:span><text:span text:style-name="T83">node.feats['Case']</text:span></text:p>
        </text:list-item>
        <text:list-item>
          <text:p text:style-name="P22"><text:span text:style-name="T82">deprel</text:span><text:span text:style-name="T2"> … dependency relation type/label (pertains to the relation incoming from the parent to this node)</text:span></text:p>
          <text:list>
            <text:list-item>
              <text:p text:style-name="P24"><text:span text:style-name="T82">udeprel</text:span><text:span text:style-name="T2"> … universal part of the dependency relation type. Some treebanks use optional subtypes, e.g., the deprel “acl” (adnominal clause) may have the subtype “acl:relcl” (relative clause). If we want to find all instances of “acl” regardless their subtype, we can ask whether </text:span><text:span text:style-name="T82">node.udeprel == 'acl'</text:span><text:span text:style-name="T2">. This is equivalent to asking whether </text:span><text:span text:style-name="T82">node.deprel.split(':')[0] == 'acl'</text:span><text:span text:style-name="T2">.</text:span></text:p>
            </text:list-item>
          </text:list>
        </text:list-item>
        <text:list-item>
          <text:p text:style-name="P25"><text:span text:style-name="T84">misc</text:span><text:span text:style-name="T85"> … additional attributes from the MISC column stored in an object </text:span><text:span text:style-name="T86">of </text:span><text:span text:style-name="T81">the type </text:span><text:span text:style-name="T83">DualDict</text:span><text:span text:style-name="T81">. </text:span><text:span text:style-name="T85">For example, you can ask </text:span><text:span text:style-name="T84">if node.misc['SpaceAfter'] == "No"</text:span><text:span text:style-name="T85">.</text:span></text:p>
        </text:list-item>
        <text:list-item>
          <text:p text:style-name="P26"><text:span text:style-name="T84">o</text:span><text:span text:style-name="T82">rd</text:span><text:span text:style-name="T2"> … this attribute is not named after a CoNLL-U column, yet it roughly corresponds to the ID column. It is the ordinal numeric value that represents the position of the word in the sentence (</text:span><text:span text:style-name="T80">the </text:span><text:span text:style-name="T2">first word has </text:span><text:span text:style-name="T82">node.ord == 1</text:span><text:span text:style-name="T2">).</text:span></text:p>
        </text:list-item>
      </text:list>
      <text:p text:style-name="P27"><text:span text:style-name="T35">Exercise:</text:span><text:span text:style-name="T2"> Find all UPOS tags that co-occur with the deprel “nmod” in your dataset.</text:span></text:p>
      <text:p text:style-name="P28"><text:span text:style-name="T2">Exercise:</text:span><text:span text:style-name="T87"> Find all XPOS tags and their correspondences to UPOS tags. Sort them alphabetically by XPOS tags.</text:span></text:p>
      <text:p text:style-name="P29"><text:span text:style-name="T2">Exercise:</text:span><text:span text:style-name="T87"> Find all UPOS tags that co-occur with a non-empty value of the Case feature and list the Case values they appear with.</text:span></text:p>
      <text:p text:style-name="P30"><text:span text:style-name="T88">I</text:span><text:span text:style-name="T2">n the above list of node attributes that correspond to CoNLL-U columns, we omitted t</text:span><text:span text:style-name="T80">wo</text:span><text:span text:style-name="T2"> columns: HEAD and DEPS. </text:span><text:span text:style-name="T80">The latter encodes the enhanced UD graph and we will ignore it for now. The former encodes the basic tree structure, which in Udapi is accessed via the properties </text:span><text:span text:style-name="T89">parent</text:span><text:span text:style-name="T80"> and </text:span><text:span text:style-name="T89">children</text:span><text:span text:style-name="T80">:</text:span></text:p>
      <text:list text:style-name="L2">
        <text:list-item>
          <text:p text:style-name="P31"><text:span text:style-name="T82">parent</text:span><text:span text:style-name="T2"> … the Node object of the parent of the current node</text:span></text:p>
        </text:list-item>
        <text:list-item>
          <text:p text:style-name="P31"><text:span text:style-name="T82">children</text:span><text:span text:style-name="T2"> … list of Node objects of the children of the current node, sorted by word order</text:span></text:p>
        </text:list-item>
      </text:list>
      <text:p text:style-name="P32"><text:span text:style-name="T2">The following command will find all verbs that have at least two </text:span><text:span text:style-name="T90">children and print their counts</text:span><text:span text:style-name="T2">:</text:span></text:p>
      <text:p text:style-name="P33"><text:span text:style-name="T35">udapy</text:span><text:span text:style-name="T2"> </text:span><text:span text:style-name="T42">util.Eval</text:span><text:span text:style-name="T2"> </text:span><text:span text:style-name="T77">node</text:span><text:span text:style-name="T2">='</text:span><text:span text:style-name="T78">if node.upos == "</text:span><text:span text:style-name="T91">VERB</text:span><text:span text:style-name="T78">" </text:span><text:span text:style-name="T91">and </text:span><text:span text:style-name="T92">len(</text:span><text:span text:style-name="T91">node.children</text:span><text:span text:style-name="T92">) &gt;= 2</text:span><text:span text:style-name="T78">: print(node.lemma, </text:span><text:span text:style-name="T92">len(node.children)</text:span><text:span text:style-name="T78">)</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4"><text:span text:style-name="T2">We can use Python list comprehension to find children with specific properties. Here is a modification of the previous command that will find verbs with t</text:span><text:span text:style-name="T93">wo</text:span><text:span text:style-name="T2"> nominal core arguments (their deprel must be “nsubj”, “obj” or “iobj”):</text:span></text:p>
      <text:p text:style-name="P35"><text:soft-page-break/><text:span text:style-name="T35">udapy</text:span><text:span text:style-name="T2"> </text:span><text:span text:style-name="T42">util.Eval</text:span><text:span text:style-name="T2"> </text:span><text:span text:style-name="T77">node</text:span><text:span text:style-name="T2">='</text:span><text:span text:style-name="T78">if node.upos == "</text:span><text:span text:style-name="T91">VERB</text:span><text:span text:style-name="T78">" </text:span><text:span text:style-name="T91">and </text:span><text:span text:style-name="T92">len(</text:span><text:span text:style-name="T94">[x for x in </text:span><text:span text:style-name="T91">node.children </text:span><text:span text:style-name="T94">if x.deprel in [</text:span><text:span text:style-name="T78">"</text:span><text:span text:style-name="T94">nsubj</text:span><text:span text:style-name="T78">", "</text:span><text:span text:style-name="T94">obj</text:span><text:span text:style-name="T78">", "</text:span><text:span text:style-name="T94">iobj</text:span><text:span text:style-name="T78">"</text:span><text:span text:style-name="T94">]]</text:span><text:span text:style-name="T92">) </text:span><text:span text:style-name="T94">=</text:span><text:span text:style-name="T92">= </text:span><text:span text:style-name="T94">2</text:span><text:span text:style-name="T78">: print(node.lemma)</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6"><text:span text:style-name="T2">Exercise:</text:span><text:span text:style-name="T87"> Find nodes whose UPOS tag is “AUX” and the UPOS tag of their parent is not “VERB”. Print the deprel of the parent, then create a sorted list of such deprels with counts.</text:span></text:p>
      <text:p text:style-name="P37">Exercise:<text:span text:style-name="T95"> Find inherently reflexive verbs. </text:span><text:span text:style-name="T96">Czech example: </text:span><text:span text:style-name="T97">smát se</text:span><text:span text:style-name="T98"> </text:span><text:span text:style-name="T99">is an inherently reflexive verb and it consists of the verbal form </text:span><text:span text:style-name="T97">smát</text:span><text:span text:style-name="T98"> </text:span><text:span text:style-name="T99">and of the obligatory “reflexive” marker </text:span><text:span text:style-name="T97">se</text:span><text:span text:style-name="T98">.</text:span><text:span text:style-name="T95"> You will need a language where inherently reflexive verbs exist (i.e., not English; examples include German, or various Slavic and Romance languages). Among such languages, you need a treebank that uses the optional relation subtype “expl:pv” to mark the relation between the verb and its “reflexive” m</text:span><text:span text:style-name="T96">orpheme. List lemmas of the verbs together with the surface forms of their reflexive morphemes; sort them alphabetically. As an English alternative to this exercise, look for phrasal verbs where the verbal particle is attached via a relation labeled “compound:prt”.</text:span></text:p>
      <text:p text:style-name="P38"><text:span text:style-name="T87">Sometimes you want to perform an action for every tree rather than for every node. To do so, use the </text:span><text:span text:style-name="T100">tree</text:span><text:span text:style-name="T87"> parameter instead of </text:span><text:span text:style-name="T100">node</text:span><text:span text:style-name="T87">. Within the parameter value (the Python code), the identifier </text:span><text:span text:style-name="T100">tree</text:span><text:span text:style-name="T87"> will give you access to the </text:span><text:span text:style-name="T100">Node</text:span><text:span text:style-name="T87"> object of the artificial root of the tree (this node does not correspond to any surface token and the HEAD column of the CoNLL-U file refers to it using the index 0). If you use the property </text:span><text:span text:style-name="T100">descendants</text:span><text:span text:style-name="T87"> of the root, you will get the list of tree nodes sorted by word order.</text:span></text:p>
      <text:p text:style-name="P39"><text:span text:style-name="T35">udapy</text:span><text:span text:style-name="T2"> </text:span><text:span text:style-name="T42">util.Eval</text:span><text:span text:style-name="T2"> </text:span><text:span text:style-name="T101">tree</text:span><text:span text:style-name="T2">='</text:span><text:span text:style-name="T102">print("sentence with", len(tree.descendants), "nodes")</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h text:style-name="P40" text:outline-level="3">Writing your own block</text:h>
      <text:p text:style-name="P41"><text:span text:style-name="T2">Python syntax relies on line breaks and indentation, which means that it is very unfriendly for squeezing multiple statements on one line. </text:span><text:span text:style-name="T103">If you need just one </text:span><text:span text:style-name="T104">if</text:span><text:span text:style-name="T103"> statement but multiple commands when the condition is satisfied, you can use semicolons to separate the commands. But if you need multiple conditional branches, you will have to put multiple indented lines inside the single quotes that delimit your </text:span><text:span text:style-name="T104">node</text:span><text:span text:style-name="T103"> parameter:</text:span></text:p>
      <text:p text:style-name="P42"><text:span text:style-name="T105">cat</text:span><text:span text:style-name="T106"> en_pud-ud-test.conllu | </text:span><text:span text:style-name="T35">udapy</text:span><text:span text:style-name="T2"> </text:span><text:span text:style-name="T42">util.Eval</text:span><text:span text:style-name="T2"> </text:span><text:span text:style-name="T107">nod</text:span><text:span text:style-name="T101">e</text:span><text:span text:style-name="T2">='</text:span><text:span text:style-name="T108">if node.deprel == "case":</text:span><text:span text:style-name="T102"><text:line-break/> <text:s text:c="3"/></text:span><text:span text:style-name="T108">if len([x for x in node.children if x.udeprel == "fixed"]) &gt;= 1:<text:line-break/> <text:s text:c="7"/>p</text:span><text:span text:style-name="T102">rint("</text:span><text:span text:style-name="T108">FIXED: <text:s/></text:span><text:span text:style-name="T102">", " ".</text:span><text:span text:style-name="T109">join([node.form.lower()]+[x.form.lower() for x in node.children if x.udeprel == "fixed"]))<text:line-break/> <text:s text:c="3"/>else:<text:line-break/> <text:s text:c="7"/>print("SINGLE: ", node.form.lower())<text:line-break/></text:span><text:span text:style-name="T2">'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41"><text:span text:style-name="T110">It is quite messy to do all this directly in the shell, and if there is any chance that you will run the task more than once</text:span><text:span text:style-name="T2">, you </text:span><text:span text:style-name="T111">probably</text:span><text:span text:style-name="T2"> want to save the code in a file and use it as a regular block. Fortunately, the blocks can be fairly simple. </text:span><text:span text:style-name="T112">Examine</text:span><text:span text:style-name="T2"> the folder where you installed Udapi (let’s </text:span><text:soft-page-break/><text:span text:style-name="T2">refer to it as </text:span><text:span text:style-name="T82">$UDAPI</text:span><text:span text:style-name="T2">), take a block, make a copy of it and modify it to suit your needs. For example, </text:span><text:span text:style-name="T82">$UDAPI/udapi/block/demo/rehangprepositions.py</text:span><text:span text:style-name="T2"> is an example of a very simple block that finds a preposition, detaches it from its current parent, attaches it to its current grandparent, then re-attaches the former parent as a child of the preposition. Here is the full code:</text:span></text:p>
      <text:p text:style-name="P43"><text:span text:style-name="T77">"""RehangPrepositions demo block."""</text:span><text:span text:style-name="T2"><text:line-break/>from udapi.core.block import Block<text:line-break/><text:line-break/>class </text:span><text:span text:style-name="T42">RehangPrepositions</text:span><text:span text:style-name="T2">(Block):<text:line-break/> <text:s text:c="3"/></text:span><text:span text:style-name="T77">"""This block takes all prepositions (upos=ADP) and rehangs them above their parent."""</text:span><text:span text:style-name="T2"><text:line-break/><text:line-break/> <text:s text:c="3"/>def </text:span><text:span text:style-name="T35">process_node</text:span><text:span text:style-name="T2">(self, node):<text:line-break/> <text:s text:c="7"/>if node.upos == "ADP":<text:line-break/> <text:s text:c="11"/>origparent = node.parent<text:line-break/> <text:s text:c="11"/>node.parent = origparent.parent<text:line-break/> <text:s text:c="11"/>origparent.parent = node</text:span></text:p>
      <text:p text:style-name="P44"><text:span text:style-name="T2">Defining a function called </text:span><text:span text:style-name="T82">process_node()</text:span><text:span text:style-name="T2"> in your block is equivalent to supplying a </text:span><text:span text:style-name="T82">node</text:span><text:span text:style-name="T2"> parameter to the </text:span><text:span text:style-name="T82">util.</text:span><text:span text:style-name="T75">E</text:span><text:span text:style-name="T82">val</text:span><text:span text:style-name="T2"> block: the code of the function is what you would supply as the value of the </text:span><text:span text:style-name="T82">node</text:span><text:span text:style-name="T2"> parameter. Nevertheless, you also must not forget to import the </text:span><text:span text:style-name="T82">Block</text:span><text:span text:style-name="T2"> class and declare your block as a new class derived from the </text:span><text:span text:style-name="T82">Block</text:span><text:span text:style-name="T2"> class. </text:span><text:span text:style-name="T113">Also note the correspondence between the name of the class and the name of the file.</text:span></text:p>
      <text:p text:style-name="P44"><text:span text:style-name="T2">Let’s create a folder for our own blocks, </text:span><text:span text:style-name="T82">$UDAPI/udapi/block/my</text:span><text:span text:style-name="T2">, and let’s copy the RehangPrepositions demo block as </text:span><text:span text:style-name="T82">$UDAPI/udapi/block/my/demo.py</text:span><text:span text:style-name="T2">. Let’s modify the code to just print some info about the current node:</text:span></text:p>
      <text:p text:style-name="P45"><text:span text:style-name="T77">"""</text:span><text:span text:style-name="T114">My</text:span><text:span text:style-name="T77"> demo block."""</text:span><text:span text:style-name="T2"><text:line-break/>from udapi.core.block import Block<text:line-break/><text:line-break/>class </text:span><text:span text:style-name="T115">Demo</text:span><text:span text:style-name="T2">(Block):<text:line-break/><text:line-break/> <text:s text:c="3"/>def </text:span><text:span text:style-name="T35">process_node</text:span><text:span text:style-name="T2">(self, node):<text:line-break/> <text:s text:c="7"/></text:span><text:span text:style-name="T113">cdeprels = [</text:span><text:span text:style-name="T116">"nsubj"</text:span><text:span text:style-name="T113">, </text:span><text:span text:style-name="T116">"obj"</text:span><text:span text:style-name="T113">, </text:span><text:span text:style-name="T116">"iobj"</text:span><text:span text:style-name="T113">]</text:span><text:span text:style-name="T2"><text:line-break/> <text:s text:c="7"/>if node.upos == </text:span><text:span text:style-name="T117">"</text:span><text:span text:style-name="T116">VERB</text:span><text:span text:style-name="T117">"</text:span><text:span text:style-name="T2">:<text:line-break/> <text:s text:c="11"/></text:span><text:span text:style-name="T113">coreargs = [x for x in node.children if x.deprel in cdeprels]</text:span><text:span text:style-name="T2"><text:line-break/> <text:s text:c="11"/></text:span><text:span text:style-name="T113">if len(coreargs) == 2:<text:line-break/> <text:s text:c="15"/>print(node.lemma)</text:span></text:p>
      <text:p text:style-name="P46"><text:span text:style-name="T118">Now you can run Udapi with your new block</text:span><text:span text:style-name="T2">:</text:span></text:p>
      <text:p text:style-name="P47"><text:span text:style-name="T119">udapy</text:span><text:span text:style-name="T82"> </text:span><text:span text:style-name="T120">my</text:span><text:span text:style-name="T121">.</text:span><text:span text:style-name="T120">Demo</text:span><text:span text:style-name="T82"> &lt; en_pud-ud-test.conllu | </text:span><text:span text:style-name="T119">sort</text:span><text:span text:style-name="T82"> | </text:span><text:span text:style-name="T119">uniq</text:span><text:span text:style-name="T82"> </text:span><text:span text:style-name="T122">-c</text:span><text:span text:style-name="T82"> | </text:span><text:span text:style-name="T119">sort</text:span><text:span text:style-name="T82"> </text:span><text:span text:style-name="T122">-rn</text:span><text:span text:style-name="T82"> | </text:span><text:span text:style-name="T119">less</text:span></text:p>
      <text:p text:style-name="P48"><text:span text:style-name="T2">Exercise:</text:span><text:span text:style-name="T87"> Find all verbs governing a nominal subject (“nsubj”) and/or one or more objects (“obj”, “iobj”) (plus possibly any number of other children). For each such case, print a line that expresses the order of these elements. In the line, use “V” to represent the verb, and use the deprels to represent the arguments. For example: “nsubj V obj”. Do not print other children of the verb (like </text:span><text:soft-page-break/><text:span text:style-name="T87">adverbial modifiers). If there are multiple objects, print them all. Count the distribution of the word orders and list them sorted by frequencies.</text:span></text:p>
      <text:h text:style-name="P49" text:outline-level="3">Location of the blocks on the disk</text:h>
      <text:p text:style-name="P50"><text:span text:style-name="T2">In the above example we created our own block directly in the folder where we have installed our copy of Udapi: </text:span><text:span text:style-name="T123">$UDAPI/udapi/block/my/demo.py</text:span><text:span text:style-name="T124">. </text:span><text:span text:style-name="T2">This is the simplest way of making sure that Python will find the block. When we tell Udapi to use a block, e.g., “</text:span><text:span text:style-name="T82">my.Demo</text:span><text:span text:style-name="T2">”, Udapi will lowercase it, change periods to slashes and prepend “</text:span><text:span text:style-name="T82">udapi/block/</text:span><text:span text:style-name="T2">”, that is, it will tell Python to look for the module “</text:span><text:span text:style-name="T82">udapi/block/my/demo</text:span><text:span text:style-name="T2">”. Python will then search the paths from the </text:span><text:span text:style-name="T82">$PYTHONPATH</text:span><text:span text:style-name="T2"> variable for this module.</text:span></text:p>
      <text:p text:style-name="P51"><text:span text:style-name="T2">This may not exactly be how we want to organize our code. Maybe we want to treat Udapi as an external tool and keep our own blocks separate from it, but bundled and versioned with our own project. </text:span><text:span text:style-name="T125">Creating our own folder “</text:span><text:span text:style-name="T126">udapi/block</text:span><text:span text:style-name="T125">” and adding it to </text:span><text:span text:style-name="T126">$PYTHONPATH</text:span><text:span text:style-name="T125"> is not recommended. Python has been known to get confused when there are multiple instances of “</text:span><text:span text:style-name="T126">udapi/block</text:span><text:span text:style-name="T125">” in </text:span><text:span text:style-name="T126">$PYTHONPATH</text:span><text:span text:style-name="T125">, and to only search the first instance and ignore the subsequent ones. However, you can insert a dot at the beginning when giving the block name to Udapi; this will signal that Udapi should not prepend </text:span><text:span text:style-name="T2">“</text:span><text:span text:style-name="T82">udapi/block/</text:span><text:span text:style-name="T2">” </text:span><text:span text:style-name="T125">to the block name. Then you can simply have the block in your project folder and add that to </text:span><text:span text:style-name="T126">$PYTHONPATH</text:span><text:span text:style-name="T125"> (or keep it in the current working folder, which will be searched by Python, too).</text:span></text:p>
      <text:p text:style-name="P52"><text:span text:style-name="T119">udapy</text:span><text:span text:style-name="T82"> </text:span><text:span text:style-name="T121">.</text:span><text:span text:style-name="T127">my.</text:span><text:span text:style-name="T120">Demo</text:span><text:span text:style-name="T82"> &lt; en_pud-ud-test.conllu | </text:span><text:span text:style-name="T119">sort</text:span><text:span text:style-name="T82"> | </text:span><text:span text:style-name="T119">uniq</text:span><text:span text:style-name="T82"> </text:span><text:span text:style-name="T122">-c</text:span><text:span text:style-name="T82"> | </text:span><text:span text:style-name="T119">sort</text:span><text:span text:style-name="T82"> </text:span><text:span text:style-name="T122">-rn</text:span><text:span text:style-name="T82"> | </text:span><text:span text:style-name="T119">less</text:span></text:p>
      <text:h text:style-name="P53" text:outline-level="3">Using Udapi as a library from your Python script</text:h>
      <text:p text:style-name="P54">If you need to do something very specific (i.e., not worth being implemented as a reusable block) and/or you need to process CoNLL-U files in your own Python project (perhaps surrounded by other code), you can import the Udapi modules in your script.</text:p>
      <text:p text:style-name="P55"><text:span text:style-name="T14">The easiest way of using the Udapi interface to CoNLL-U files is to import the </text:span><text:span text:style-name="T128">Document</text:span><text:span text:style-name="T14"> class. </text:span><text:span text:style-name="T129">Note an important terminological detail: a “document” here refers to the entire contents of one CoNLL-U file. Some UD files contain metadata lines (starting “</text:span><text:span text:style-name="T130"># newdoc</text:span><text:span text:style-name="T129">”) that indicate boundaries of separate logical documents within the underlying text corpus. Udapi even has some limited support for work with these boundaries, if they are present. But these logical documents are not what the</text:span><text:span text:style-name="T14"> </text:span><text:span text:style-name="T128">Document</text:span><text:span text:style-name="T14"> </text:span><text:span text:style-name="T129">class refers to.</text:span></text:p>
      <text:p text:style-name="P56"><text:span text:style-name="T77">"""</text:span><text:span text:style-name="T131">A script that processes a CoNLL-U file. </text:span><text:span text:style-name="T132">It adds VerbForm=Fin to the features of every verb that has no VerbForm so far. The modified file will be saved as output.conllu, but the script also prints sentence ids and forms of the modified verbs to STDOUT.</text:span><text:span text:style-name="T77">"""</text:span><text:span text:style-name="T2"><text:line-break/>from udapi.core.</text:span><text:span text:style-name="T133">document</text:span><text:span text:style-name="T2"> import </text:span><text:span text:style-name="T133">Document</text:span><text:span text:style-name="T2"><text:line-break/><text:line-break/></text:span><text:span text:style-name="T131"># Read the CoNLL-U file.</text:span><text:span text:style-name="T2"><text:line-break/></text:span><text:span text:style-name="T133">document = Document(filename=</text:span><text:span text:style-name="T134">'in.conllu'</text:span><text:span text:style-name="T133">)<text:line-break/></text:span><text:span text:style-name="T131"># </text:span><text:span text:style-name="T135">Examine every node in every tree and do something with it</text:span><text:span text:style-name="T131">.</text:span><text:span text:style-name="T2"><text:line-break/></text:span><text:soft-page-break/><text:span text:style-name="T133">for b in document.bundles:<text:line-break/> <text:s text:c="3"/>root = b.get_tree()<text:line-break/> <text:s text:c="3"/></text:span><text:span text:style-name="T136">print(</text:span><text:span text:style-name="T133">root.sent_id</text:span><text:span text:style-name="T136">)</text:span><text:span text:style-name="T133"><text:line-break/></text:span><text:span text:style-name="T137"> <text:s text:c="3"/>nodes = root.descendants<text:line-break/> <text:s text:c="3"/>for node in nodes</text:span><text:span text:style-name="T138">:</text:span><text:span text:style-name="T137"><text:line-break/> <text:s text:c="7"/></text:span><text:span text:style-name="T139">if node.upos == </text:span><text:span text:style-name="T140">'VERB'</text:span><text:span text:style-name="T139"> </text:span><text:span text:style-name="T141">and node.feats[</text:span><text:span text:style-name="T142">'VerbForm'</text:span><text:span text:style-name="T141">] == </text:span><text:span text:style-name="T142">''</text:span><text:span text:style-name="T139">:<text:line-break/> <text:s text:c="11"/>print(</text:span><text:span text:style-name="T143">node.form)</text:span><text:span text:style-name="T139"><text:line-break/> <text:s text:c="11"/>node.</text:span><text:span text:style-name="T141">feats[</text:span><text:span text:style-name="T142">'VerbForm'</text:span><text:span text:style-name="T141">] = </text:span><text:span text:style-name="T142">'</text:span><text:span text:style-name="T144">Fin</text:span><text:span text:style-name="T142">'</text:span><text:span text:style-name="T137"><text:line-break/></text:span><text:span text:style-name="T131"># </text:span><text:span text:style-name="T145">Write</text:span><text:span text:style-name="T131"> the </text:span><text:span text:style-name="T145">modified</text:span><text:span text:style-name="T131"> CoNLL-U file.</text:span><text:span text:style-name="T2"><text:line-break/></text:span><text:span text:style-name="T137">document.store_conllu(</text:span><text:span text:style-name="T134">'out.conllu'</text:span><text:span text:style-name="T137">)</text:span></text:p>
      <text:p text:style-name="P57">You can also run an existing Udapi block from your code. If you know that the only functionality of the block is implemented in its <text:span text:style-name="T146">process_node()</text:span> method, you can call that method as you loop over the nodes in the document, and combine it with your additional code if needed. Same for <text:span text:style-name="T146">process_tree()</text:span>, <text:span text:style-name="T146">process_bundle()</text:span> and <text:span text:style-name="T146">process_document()</text:span>. However, you should know that some blocks also implement initialization and finalization methods, such as <text:span text:style-name="T146">before_process_document()</text:span>, <text:span text:style-name="T146">after_process_document()</text:span>, <text:span text:style-name="T146">process_start()</text:span> (to be invoked once before processing any documents) and <text:span text:style-name="T146">process_end()</text:span>. You are responsible for calling these methods at appropriate places, too. If you do not need to add your own code in the loop, you can rely on Udapi to construct the loop for you, and call either <text:span text:style-name="T146">block.run(document)</text:span> (calls all pre- and postprocessing methods) or <text:span text:style-name="T146">block.apply_on_document(document)</text:span> (calls <text:span text:style-name="T146">before/after_process_document()</text:span> but not <text:span text:style-name="T146">process_start/end()</text:span>).</text:p>
      <text:p text:style-name="P58"><text:span text:style-name="T2">from udapi.core.</text:span><text:span text:style-name="T133">document</text:span><text:span text:style-name="T2"> import </text:span><text:span text:style-name="T133">Document</text:span><text:span text:style-name="T2"><text:line-break/></text:span><text:span text:style-name="T147">from udapi.block.ud.fixpunct import FixPunct<text:line-break/></text:span><text:span text:style-name="T2"><text:line-break/></text:span><text:span text:style-name="T133">document = Document(filename=</text:span><text:span text:style-name="T134">'in.conllu'</text:span><text:span text:style-name="T133">)<text:line-break/></text:span><text:span text:style-name="T148"># We can add parameters to the block that we would otherwise add on the command line.</text:span><text:span text:style-name="T147"><text:line-break/>fixpunct = FixPunct(check_paired_punct_upos=True)<text:line-break/>fixpunct.run(document)</text:span><text:span text:style-name="T133"><text:line-break/></text:span><text:span text:style-name="T137">document.store_conllu(</text:span><text:span text:style-name="T134">'out.conllu'</text:span><text:span text:style-name="T137">)</text:span></text:p>
      <text:h text:style-name="P59" text:outline-level="3">The <text:span text:style-name="T149">blocks</text:span> util.<text:span text:style-name="T150">Filter</text:span> <text:span text:style-name="T149">and util.Mark</text:span></text:h>
      <text:p text:style-name="P60"><text:span text:style-name="T73">A</text:span><text:span text:style-name="T151">nother useful block that comes with Udapi is </text:span><text:span text:style-name="T152">util.Filter</text:span><text:span text:style-name="T151"> </text:span><text:span text:style-name="T153">(</text:span><text:a xlink:type="simple" xlink:href="https://udapi.readthedocs.io/en/latest/udapi.block.util.html#module-udapi.block.util.filter" text:style-name="Internet_20_link" text:visited-style-name="Visited_20_Internet_20_Link">https://udapi.readthedocs.io/en/latest/udapi.block.util.html#module-udapi.block.util.filter</text:a><text:span text:style-name="T153">). </text:span><text:span text:style-name="T151">As the name suggests, it filters the trees from the input, i.e., subsequent blocks will only see trees that fulfill a constraint. In the following example, the parameter </text:span><text:span text:style-name="T152">keep_tree_if_node</text:span><text:span text:style-name="T151"> provides a Python expression that evaluates to a </text:span><text:span text:style-name="T152">True|False</text:span><text:span text:style-name="T151"> value. If the current tree contains at least one node for which the expression evaluates to </text:span><text:span text:style-name="T152">True</text:span><text:span text:style-name="T151">, the tree is kept; otherwise it is discarded. </text:span><text:span text:style-name="T154">Our condition is a regular expression match: the feature “PronType” must contain either the string “Rel” (relative) or the string “Int” (interrogative).</text:span><text:span text:style-name="T151"> </text:span><text:span text:style-name="T154">We use the option </text:span><text:span text:style-name="T155">-T</text:span><text:span text:style-name="T154">, hence the trees that survive will be rendered using text characters and sent to STDOUT. This time we also use the </text:span><text:span text:style-name="T155">-N</text:span><text:span text:style-name="T154"> option (equivalent: </text:span><text:span text:style-name="T155">--no_color</text:span><text:span text:style-name="T154">) because we want to save a text file instead of looking at the trees </text:span><text:soft-page-break/><text:span text:style-name="T154">directly in the terminal, and we want to skip the color control characters. Run </text:span><text:span text:style-name="T155">udapy --help</text:span><text:span text:style-name="T154"> to discover other command-line options.</text:span></text:p>
      <text:p text:style-name="P61"><text:span text:style-name="T35">udapy</text:span><text:span text:style-name="T87"> </text:span><text:span text:style-name="T156">-T</text:span><text:span text:style-name="T157">N</text:span><text:span text:style-name="T87"> </text:span><text:span text:style-name="T42">util.</text:span><text:span text:style-name="T158">Filter</text:span><text:span text:style-name="T2"> </text:span><text:span text:style-name="T159">keep_t</text:span><text:span text:style-name="T101">ree_</text:span><text:span text:style-name="T159">if_node</text:span><text:span text:style-name="T2">='</text:span><text:span text:style-name="T160">re.match</text:span><text:span text:style-name="T102">("</text:span><text:span text:style-name="T160">Rel|Int</text:span><text:span text:style-name="T102">", </text:span><text:span text:style-name="T160">node.feats[</text:span><text:span text:style-name="T102">"</text:span><text:span text:style-name="T160">PronType</text:span><text:span text:style-name="T102">"</text:span><text:span text:style-name="T160">])</text:span><text:span text:style-name="T2">' &lt; en_pud-ud-test.conllu </text:span><text:span text:style-name="T154">&gt; rel-int-trees.txt</text:span></text:p>
      <text:p text:style-name="Text_20_body"><text:span text:style-name="T154">O</text:span><text:span text:style-name="T2">ptionally, we can also add a </text:span><text:span text:style-name="T82">mark</text:span><text:span text:style-name="T2"> parameter. Its value will be used as a label that will be added to the MISC column of the node where the </text:span><text:span text:style-name="T82">_if_node</text:span><text:span text:style-name="T2"> condition is met. For instance, if we add the parameter </text:span><text:span text:style-name="T82">mark=here</text:span><text:span text:style-name="T2">, the MISC column of the given node will contain the attribute “Mark=here”. It can be used by subsequent blocks and it can be saved in the CoNLL-U file if Udapi is called with the </text:span><text:span text:style-name="T82">-s</text:span><text:span text:style-name="T2"> option. If we call Udapi with the </text:span><text:span text:style-name="T82">-T</text:span><text:span text:style-name="T2"> option, </text:span><text:span text:style-name="T161">the nodes containing a Mark attribute will be highlighted:</text:span></text:p>
      <text:p text:style-name="P62"><text:span text:style-name="T35">udapy</text:span><text:span text:style-name="T87"> </text:span><text:span text:style-name="T156">-T</text:span><text:span text:style-name="T87"> </text:span><text:span text:style-name="T42">util.</text:span><text:span text:style-name="T158">Filter</text:span><text:span text:style-name="T2"> </text:span><text:span text:style-name="T159">keep_t</text:span><text:span text:style-name="T101">ree_</text:span><text:span text:style-name="T159">if_node</text:span><text:span text:style-name="T2">='</text:span><text:span text:style-name="T160">re.match</text:span><text:span text:style-name="T102">("</text:span><text:span text:style-name="T160">Rel|Int</text:span><text:span text:style-name="T102">", </text:span><text:span text:style-name="T160">node.feats[</text:span><text:span text:style-name="T102">"</text:span><text:span text:style-name="T160">PronType</text:span><text:span text:style-name="T102">"</text:span><text:span text:style-name="T160">])</text:span><text:span text:style-name="T2">' </text:span><text:span text:style-name="T162">mark</text:span><text:span text:style-name="T2">=</text:span><text:span text:style-name="T163">here</text:span><text:span text:style-name="T2"> &lt; en_pud-ud-test.conllu </text:span><text:span text:style-name="T161">| </text:span><text:span text:style-name="T164">less</text:span><text:span text:style-name="T161"> </text:span><text:span text:style-name="T165">-R</text:span></text:p>
      <text:p text:style-name="P63"/>
      <text:p text:style-name="P64"><draw:frame draw:style-name="fr2" draw:name="Obrázek4" text:anchor-type="paragraph" svg:width="8.705cm" svg:height="9.234cm" draw:z-index="0"><draw:image xlink:href="Pictures/10000000000001490000015D16C1F886.png" xlink:type="simple" xlink:show="embed" xlink:actuate="onLoad" draw:mime-type="image/png"/></draw:frame><text:span text:style-name="T166">Note: There is also a block called </text:span><text:span text:style-name="T167">util.Mark</text:span><text:span text:style-name="T166"> </text:span><text:span text:style-name="T168">(</text:span><text:a xlink:type="simple" xlink:href="https://udapi.readthedocs.io/en/latest/udapi.block.util.html#module-udapi.block.util.mark" text:style-name="Internet_20_link" text:visited-style-name="Visited_20_Internet_20_Link">https://udapi.readthedocs.io/en/latest/udapi.block.util.html#module-udapi.block.util.mark</text:a><text:span text:style-name="T168">),</text:span><text:span text:style-name="T166"> which marks nodes that fulfill a condition but does not remove trees in which no node is marked:</text:span></text:p>
      <text:p text:style-name="P65"><text:span text:style-name="T35">udapy</text:span><text:span text:style-name="T87"> </text:span><text:span text:style-name="T156">-T</text:span><text:span text:style-name="T87"> </text:span><text:span text:style-name="T42">util.</text:span><text:span text:style-name="T169">Mark</text:span><text:span text:style-name="T2"> </text:span><text:span text:style-name="T159">node</text:span><text:span text:style-name="T2">='</text:span><text:span text:style-name="T160">re.match</text:span><text:span text:style-name="T102">("</text:span><text:span text:style-name="T160">Rel|Int</text:span><text:span text:style-name="T102">", </text:span><text:span text:style-name="T160">node.feats[</text:span><text:span text:style-name="T102">"</text:span><text:span text:style-name="T160">PronType</text:span><text:span text:style-name="T102">"</text:span><text:span text:style-name="T160">])</text:span><text:span text:style-name="T2">' </text:span><text:span text:style-name="T170">add</text:span><text:span text:style-name="T171">=</text:span><text:span text:style-name="T172">False</text:span><text:span text:style-name="T2"> &lt; en_pud-ud-test.conllu </text:span><text:span text:style-name="T161">| </text:span><text:span text:style-name="T164">less</text:span><text:span text:style-name="T161"> </text:span><text:span text:style-name="T165">-R</text:span></text:p>
      <text:p text:style-name="P66"><text:span text:style-name="T2">Exercise:</text:span><text:span text:style-name="T87"> Find nodes whose dependency on their parent is non-projective, mark those nodes and display the </text:span><text:span text:style-name="T173">respective trees</text:span><text:span text:style-name="T87"> in the textual form. Hint: </text:span><text:span text:style-name="T173">You do not have to implement the condition whether all nodes between the node and its parent are descendants of the parent. It has been already implemented. All you have to do is to use the method </text:span><text:span text:style-name="T174">is_nonprojective()</text:span><text:span text:style-name="T173"> of the </text:span><text:span text:style-name="T174">Node</text:span><text:span text:style-name="T173"> object.</text:span></text:p>
      <text:p text:style-name="P67"><text:span text:style-name="T173">T</text:span><text:span text:style-name="T87">he block provides multiple ways of specifying the filtering constraint:</text:span></text:p>
      <text:list text:style-name="L3">
        <text:list-item>
          <text:p text:style-name="P68"><text:soft-page-break/><text:span text:style-name="T100">keep_tree_if_node</text:span><text:span text:style-name="T87"> … see above. Every node is examined individually but any node fulfilling the constraint will make the whole tree survive.</text:span></text:p>
        </text:list-item>
        <text:list-item>
          <text:p text:style-name="P68"><text:span text:style-name="T100">delete_tree_if_node</text:span><text:span text:style-name="T87"> … complementary constraint: any node fulfilling the condition will cause the tree to disappear.</text:span></text:p>
        </text:list-item>
        <text:list-item>
          <text:p text:style-name="P69"><text:span text:style-name="T100">keep_tree</text:span><text:span text:style-name="T87"> … we specify a condition for the whole tree rather than for an individual node.</text:span></text:p>
        </text:list-item>
        <text:list-item>
          <text:p text:style-name="P69"><text:span text:style-name="T100">delete_tree</text:span><text:span text:style-name="T87"> … we specify a negative condition for the whole tree.</text:span></text:p>
        </text:list-item>
        <text:list-item>
          <text:p text:style-name="P69"><text:span text:style-name="T100">keep_subtree</text:span><text:span text:style-name="T87"> … we specify a condition for a node; the node and its subtree (all its descendants) will survive if the condition evaluates to </text:span><text:span text:style-name="T100">True</text:span><text:span text:style-name="T87">. If there are multiple surviving subtrees within one original tree, each of them will be attached directly to the artificial root node (note that this diverges from the UD treebanks where there is always just one node attached as child of the artificial root). If no node fulfills the condition, the entire tree will be discarded.</text:span></text:p>
        </text:list-item>
        <text:list-item>
          <text:p text:style-name="P69"><text:span text:style-name="T100">delete_subtree</text:span><text:span text:style-name="T87"> … removes a node and its descendants if the condition evaluates to </text:span><text:span text:style-name="T100">True</text:span><text:span text:style-name="T87">.</text:span></text:p>
        </text:list-item>
        <text:list-item>
          <text:p text:style-name="P70"><text:span text:style-name="T100">keep_node</text:span><text:span text:style-name="T87"> … only nodes fulfilling the condition will be kept. If a node’s parent is removed, the node will be re-attached to the next available ancestor. If no node fulfills the condition, the entire tree will be removed.</text:span></text:p>
        </text:list-item>
      </text:list>
      <text:p text:style-name="P71"><text:span text:style-name="T2">Exercise:</text:span><text:span text:style-name="T87"> Remove punctuation (UPOS = “PUNCT”) from all trees. Find trees that, after removing punctuation, have at least 5 but no more than 15 nodes. </text:span><text:span text:style-name="T175">Among</text:span><text:span text:style-name="T87"> these trees, mark each node whose form contains an uppercase letter but the node is not the first word of the sentence </text:span><text:span text:style-name="T176">and its UPOS tag is not “PROPN” (proper noun)</text:span><text:span text:style-name="T87">; keep only trees that contain at least one such node.</text:span></text:p>
      <text:p text:style-name="P72"><text:span text:style-name="T177">Exercise</text:span><text:span text:style-name="T2">:</text:span><text:span text:style-name="T87"> Same as the previous one but instead of printing the filtered trees, count their number and the number of words in them.</text:span></text:p>
      <text:p text:style-name="P73"><text:span text:style-name="T177">Exercise</text:span><text:span text:style-name="T2">:</text:span><text:span text:style-name="T87"> </text:span><text:span text:style-name="T178">Filter a corpus so that only trees whose sentence id does not start with “vesm” are preserved. (You can try this with UD_Czech-PDT where “vesm” denotes one of the four newspaper sources of the </text:span><text:span text:style-name="T179">corpus</text:span><text:span text:style-name="T178"> text.) Hint: You can query </text:span><text:span text:style-name="T180">tree.sent_id</text:span><text:span text:style-name="T178">.</text:span></text:p>
      <text:p text:style-name="P74"><text:span text:style-name="T177">Exercise</text:span><text:span text:style-name="T2">:</text:span><text:span text:style-name="T87"> </text:span><text:span text:style-name="T178">Filter a corpus so that only trees whose sentence</text:span><text:span text:style-name="T181">-leve</text:span><text:span text:style-name="T182">l comments contain the comment “Tectogrammatical annotation available.” are preserved (this, too, holds for some but not all sentences in UD_Czech-PDT).</text:span><text:span text:style-name="T178"> Hint: You can query </text:span><text:span text:style-name="T180">tree.</text:span><text:span text:style-name="T183">comment.split("\n")</text:span><text:span text:style-name="T178">. </text:span><text:span text:style-name="T182">All the sentence-level comment lines are available in this attribute in their original order, delimited by line breaks. The comment-signalizing character “#” is not included but everything else (including leading spaces) is. This is only useful for comments that have no special meaning for Udapi and are not consumed by Udapi and presented as separate tree attributes. For comments that are expected and consumed by Udapi, the respective comment line will contain only a placeholder such as </text:span><text:span text:style-name="T183">$SENT_ID</text:span><text:span text:style-name="T182">, </text:span><text:span text:style-name="T183">$TEXT</text:span><text:span text:style-name="T182">, </text:span><text:span text:style-name="T183">$NEWDOC</text:span><text:span text:style-name="T182">, </text:span><text:span text:style-name="T183">$NEWPAR</text:span><text:span text:style-name="T182">, </text:span><text:span text:style-name="T183">$GLOBAL.ENTITY</text:span><text:span text:style-name="T182">.</text:span></text:p>
      <text:h text:style-name="P75" text:outline-level="3"><text:soft-page-break/>Navigating the nodes in the tree</text:h>
      <text:p text:style-name="P76"><text:span text:style-name="T2">As we have seen, Udapi allows us to easily access the parent and the children of a node in the tree. There are more methods (or properties) that help us navigate the tree both vertically (parent-child relations) and horizontally (word order). Here is an overview; see </text:span><text:a xlink:type="simple" xlink:href="https://udapi.readthedocs.io/en/latest/udapi.core.html#udapi.core.node.Node" text:style-name="Internet_20_link" text:visited-style-name="Visited_20_Internet_20_Link">https://udapi.readthedocs.io/en/latest/udapi.core.html#udapi.core.node.Node</text:a><text:span text:style-name="T2"> for details.</text:span></text:p>
      <text:list text:style-name="L4">
        <text:list-item>
          <text:p text:style-name="P77"><text:span text:style-name="T82">node.root</text:span><text:span text:style-name="T2"> … returns the node object of the artificial root of the tree; this is not the word with the “root” deprel but its parent!</text:span></text:p>
        </text:list-item>
        <text:list-item>
          <text:p text:style-name="P77"><text:span text:style-name="T82">node.parent</text:span><text:span text:style-name="T2"> … returns the parent node object</text:span></text:p>
        </text:list-item>
        <text:list-item>
          <text:p text:style-name="P77"><text:span text:style-name="T82">node.children</text:span><text:span text:style-name="T2"> … returns the list of children sorted by word order. You can </text:span><text:span text:style-name="T184">request</text:span><text:span text:style-name="T2"> add</text:span><text:span text:style-name="T184">ing</text:span><text:span text:style-name="T2"> the current node to the sorted list. </text:span><text:span text:style-name="T184">You can also restrict the list to left children or right children of the current node:</text:span></text:p>
          <text:list>
            <text:list-item>
              <text:p text:style-name="P78">phrase = node.children(add_self = True)</text:p>
            </text:list-item>
            <text:list-item>
              <text:p text:style-name="P78">lchildren = node.children(preceding_only = True)</text:p>
            </text:list-item>
            <text:list-item>
              <text:p text:style-name="P78">rchildren = node.children(following_only = True)</text:p>
            </text:list-item>
            <text:list-item>
              <text:p text:style-name="P78">selfleft = node.children(preceding_only = True, add_self = True)</text:p>
            </text:list-item>
          </text:list>
        </text:list-item>
        <text:list-item>
          <text:p text:style-name="P79"><text:span text:style-name="T185">node.descendants</text:span><text:span text:style-name="T2"> … returns the list of descendants sorted by word order. Parentheses with the same modifiers can be added as for </text:span><text:span text:style-name="T185">node.children</text:span><text:span text:style-name="T2">.</text:span></text:p>
        </text:list-item>
        <text:list-item>
          <text:p text:style-name="P79"><text:span text:style-name="T185">node.</text:span><text:span text:style-name="T82">sibling</text:span><text:span text:style-name="T185">s</text:span><text:span text:style-name="T2"> … returns the list of siblings of the current node, sorted by word order. Parentheses with the same modifiers can be added as for </text:span><text:span text:style-name="T185">node.children</text:span><text:span text:style-name="T2">.</text:span></text:p>
        </text:list-item>
        <text:list-item>
          <text:p text:style-name="P79"><text:span text:style-name="T82">node.prev_node</text:span><text:span text:style-name="T2"> … returns the preceding node according to word order </text:span><text:span text:style-name="T186">(or </text:span><text:span text:style-name="T187">None</text:span><text:span text:style-name="T186"> if this is the first node)</text:span><text:span text:style-name="T2">.</text:span></text:p>
        </text:list-item>
        <text:list-item>
          <text:p text:style-name="P79"><text:span text:style-name="T82">node.next_node</text:span><text:span text:style-name="T2"> … returns the following node according to word order </text:span><text:span text:style-name="T186">(or </text:span><text:span text:style-name="T187">None</text:span><text:span text:style-name="T186"> if this is the last node)</text:span><text:span text:style-name="T2">.</text:span></text:p>
        </text:list-item>
      </text:list>
      <text:p text:style-name="P80"><text:span text:style-name="T177">Exercise</text:span><text:span text:style-name="T2">:</text:span><text:span text:style-name="T87"> </text:span><text:span text:style-name="T188">In a Spanish corpus, find all examples of subordinate clauses that start </text:span><text:span text:style-name="T189">el que</text:span><text:span text:style-name="T190"> “the one that”, optionally with a preposition, such as </text:span><text:span text:style-name="T189">sobre el que</text:span><text:span text:style-name="T190"> “about the one that”. </text:span><text:span text:style-name="T191">The </text:span><text:span text:style-name="T192">determiner</text:span><text:span text:style-name="T191"> </text:span><text:span text:style-name="T193">el</text:span><text:span text:style-name="T191"> can be in various forms (masculine, feminine, singular, plural); find all whose lemma is “el”.</text:span><text:span text:style-name="T190"> </text:span><text:span text:style-name="T191">You can assume that </text:span><text:span text:style-name="T193">que</text:span><text:span text:style-name="T191"> is attached as a child of a </text:span><text:span text:style-name="T194">predicate (typically a verb)</text:span><text:span text:style-name="T191"> but you do not know how </text:span><text:span text:style-name="T193">el</text:span><text:span text:style-name="T191"> and the preposition are attached (perhaps it is inconsistent and needs to be fixed). However, you know that these words immediately precede </text:span><text:span text:style-name="T193">que</text:span><text:span text:style-name="T191"> in the sentence. </text:span><text:span text:style-name="T192">(</text:span><text:span text:style-name="T194">In contrast</text:span><text:span text:style-name="T192">, the verbal parent of </text:span><text:span text:style-name="T195">que</text:span><text:span text:style-name="T192"> is not necessarily adjacent to </text:span><text:span text:style-name="T195">que</text:span><text:span text:style-name="T192">.)</text:span><text:span text:style-name="T191"> For each instance found, print the structure of the construction in Stanford notation, i.e., deprel(parent word, child word), for example </text:span><text:span text:style-name="T196">nsubj(corre, que)</text:span><text:span text:style-name="T191">. Use “ADP” to represent the preposition, “el” to represent the </text:span><text:span text:style-name="T192">determiner </text:span><text:span text:style-name="T195">el</text:span><text:span text:style-name="T192"> (</text:span><text:span text:style-name="T195">la, los, las</text:span><text:span text:style-name="T192">), “que” to represent the relative pronoun </text:span><text:span text:style-name="T195">que</text:span><text:span text:style-name="T192">, “VERB” to represent the </text:span><text:span text:style-name="T194">predicate</text:span><text:span text:style-name="T192"> that </text:span><text:span text:style-name="T195">que</text:span><text:span text:style-name="T192"> is attached to, “OTHER” to represent any other node that </text:span><text:span text:style-name="T195">el</text:span><text:span text:style-name="T192"> or the preposition or the verb may be attached to. So the full Stanford-style description of the structure may be, e.g., “</text:span><text:span text:style-name="T197">case(el, ADP); root(OTHER, el); nsubj(VERB, que); acl:relcl(el, VERB)</text:span><text:span text:style-name="T192">” (relations are </text:span><text:soft-page-break/><text:span text:style-name="T192">sorted by word order of the child nodes). Summarize all </text:span><text:span text:style-name="T194">patterns</text:span><text:span text:style-name="T192"> observed and print them with their frequencies, most frequent pattern first.</text:span></text:p>
      <text:p text:style-name="P81"><text:span text:style-name="T198">E</text:span><text:span text:style-name="T14">xercise:</text:span><text:span text:style-name="T199"> In any corpus that uses the </text:span><text:span text:style-name="T200">fixed</text:span><text:span text:style-name="T199"> relation, collect all types of fixed multiword expressions (two or more words connected with </text:span><text:span text:style-name="T200">fixed</text:span><text:span text:style-name="T199"> relations, with the leftmost word as the technical head). Then search the corpus again and see if any of these expressions also occur with different </text:span><text:span text:style-name="T201">relations than </text:span><text:span text:style-name="T200">fixed</text:span><text:span text:style-name="T201">.</text:span></text:p>
      <text:h text:style-name="P82" text:outline-level="3">Reading large files</text:h>
      <text:p text:style-name="P83"><text:span text:style-name="T2">By default, Udapi reads the entire input file into memory before processing it. This may be a problem if the input is too large. If we know that we only need to look at one sentence at a time, we can instruct Udapi to split the input into small documents, each consisting of one “bundle” (sentence). That way we will not have to wait until the whole input is read before we see the first results, and we will not risk running out of memory. To achieve this, the reader block must receive the parameter </text:span><text:span text:style-name="T82">bundles_per_doc=1</text:span><text:span text:style-name="T2">.</text:span></text:p>
      <text:p text:style-name="P84"><text:span text:style-name="T202">zcat</text:span><text:span text:style-name="T203"> huge.conllu.gz</text:span><text:span text:style-name="T95"> </text:span><text:span text:style-name="T204">| </text:span><text:span text:style-name="T205">udapy</text:span><text:span text:style-name="T95"> </text:span><text:span text:style-name="T206">-T</text:span><text:span text:style-name="T207"> </text:span><text:span text:style-name="T208">read</text:span><text:span text:style-name="T209">.</text:span><text:span text:style-name="T208">Conllu</text:span><text:span text:style-name="T209"> </text:span><text:span text:style-name="T210">bundles_per_doc</text:span><text:span text:style-name="T211">=</text:span><text:span text:style-name="T212">1</text:span><text:span text:style-name="T95"> </text:span><text:span text:style-name="T213">util.</text:span><text:span text:style-name="T214">Mark</text:span> <text:span text:style-name="T215">node</text:span>='<text:span text:style-name="T216">re.match</text:span><text:span text:style-name="T217">("</text:span><text:span text:style-name="T216">Rel|Int</text:span><text:span text:style-name="T217">", </text:span><text:span text:style-name="T216">node.feats[</text:span><text:span text:style-name="T217">"</text:span><text:span text:style-name="T216">PronType</text:span><text:span text:style-name="T217">"</text:span><text:span text:style-name="T216">])</text:span>' <text:span text:style-name="T218">add</text:span><text:span text:style-name="T219">=</text:span><text:span text:style-name="T220">False</text:span> <text:span text:style-name="T221">| </text:span><text:span text:style-name="T222">less</text:span><text:span text:style-name="T221"> </text:span><text:span text:style-name="T223">-R</text:span></text:p>
      <text:h text:style-name="P85" text:outline-level="3">Modifying the data</text:h>
      <text:p text:style-name="P86">So far we have mostly focused on getting information from the data, without modifying the data. (But strictly speaking, we did modify the data occasionally. Sometimes we filtered the trees or added marks to nodes. If we then saved the CoNLL-U file instead of just displaying the trees, we would have a modified corpus.)</text:p>
      <text:p text:style-name="P87">Udapi is often used to automatically modify UD data following specific rules or heuristics. The modification can consist of changing tags or features of individual nodes, but also of transforming the tree structure.</text:p>
      <text:p text:style-name="P88"><text:span text:style-name="T2">As with collecting information, you can either write your own block, or, if the modification is simple, you can specify it as a parameter to the </text:span><text:span text:style-name="T82">util.Eval</text:span><text:span text:style-name="T2"> block.</text:span></text:p>
      <text:p text:style-name="P88"><text:span text:style-name="T2">To demonstrate a potentially useful modification, we will now turn to data in languages other than English, written in a non-Latin alphabet. UD defines two MISC attributes that can help non-native users to read the words and lemmas: “Translit” and “LTranslit”. These attributes are completely optional (as almost everything in MISC) but some treebanks have it. </text:span><text:span text:style-name="T224">In addition, some treebanks also have the “Gloss” attribute, which provides a translation of the word (usually English translation). Now if you are looking at trees via </text:span><text:span text:style-name="T225">udapy -T</text:span><text:span text:style-name="T224"> and you cannot read the script used by the language, you may prefer to see the transliteration in the FORM and LEMMA fields. And if the script is written right-to-left, you may prefer to see the transliteration even when you can read the script, because otherwise the terminal messes up the text on the line. Consider the following example from the beginning of the training data of UD_Arabic-PADT:</text:span></text:p>
      <text:p text:style-name="P89"><text:span text:style-name="T10">c</text:span><text:span text:style-name="T13">at</text:span><text:span text:style-name="T14"> </text:span><text:span text:style-name="T226">ar</text:span><text:span text:style-name="T14">_</text:span><text:span text:style-name="T226">padt</text:span><text:span text:style-name="T14">-ud-</text:span><text:span text:style-name="T226">train</text:span><text:span text:style-name="T14">.conllu | </text:span><text:span text:style-name="T13">udapy</text:span><text:span text:style-name="T14"> </text:span><text:span text:style-name="T15">-T</text:span><text:span text:style-name="T14"> | </text:span><text:span text:style-name="T13">less</text:span><text:span text:style-name="T14"> </text:span><text:span text:style-name="T15">-R</text:span></text:p>
      <text:p text:style-name="P90"><draw:frame draw:style-name="fr2" draw:name="Obrázek5" text:anchor-type="paragraph" svg:width="16.748cm" svg:height="8.467cm" draw:z-index="1"><draw:image xlink:href="Pictures/10000000000002790000014004EC3BE9.png" xlink:type="simple" xlink:show="embed" xlink:actuate="onLoad" draw:mime-type="image/png"/></draw:frame><text:soft-page-break/></text:p>
      <text:p text:style-name="P91">When the first letter encountered on a line is Arabic, the terminal renders the line right-to-left, but then switches to left-to-right when Latin letters are encountered. The two lines with quotation marks as tokens are entirely left-to-right. In either case, the tree structure is obscured. So let’s modify the data before we display it. Let’s replace the word form by its transliteration from MISC (fortunately, Arabic PADT is one of the treebanks that have it).</text:p>
      <text:p text:style-name="P89"><text:span text:style-name="T10">c</text:span><text:span text:style-name="T13">at</text:span><text:span text:style-name="T14"> </text:span><text:span text:style-name="T226">ar</text:span><text:span text:style-name="T14">_</text:span><text:span text:style-name="T226">padt</text:span><text:span text:style-name="T14">-ud-</text:span><text:span text:style-name="T226">train</text:span><text:span text:style-name="T14">.conllu | </text:span><text:span text:style-name="T13">udapy</text:span><text:span text:style-name="T14"> </text:span><text:span text:style-name="T15">-T</text:span><text:span text:style-name="T227"> </text:span><text:span text:style-name="T228">util.Eval</text:span><text:span text:style-name="T227"> </text:span><text:span text:style-name="T229">node</text:span><text:span text:style-name="T227">='</text:span><text:span text:style-name="T230">if node.</text:span><text:span text:style-name="T231">misc["Translit"]</text:span><text:span text:style-name="T230"> != "": </text:span><text:span text:style-name="T231">node.form = node.misc["Translit"]</text:span><text:span text:style-name="T227">'</text:span><text:span text:style-name="T14"> | </text:span><text:span text:style-name="T13">less</text:span><text:span text:style-name="T14"> </text:span><text:span text:style-name="T15">-R</text:span></text:p>
      <text:p text:style-name="P92">Moreover, PADT also has English glosses, so we can even get a rough idea of the meaning of the individual words:</text:p>
      <text:p text:style-name="P93"><text:span text:style-name="T10">c</text:span><text:span text:style-name="T13">at</text:span><text:span text:style-name="T14"> </text:span><text:span text:style-name="T226">ar</text:span><text:span text:style-name="T14">_</text:span><text:span text:style-name="T226">padt</text:span><text:span text:style-name="T14">-ud-</text:span><text:span text:style-name="T226">train</text:span><text:span text:style-name="T14">.conllu | </text:span><text:span text:style-name="T13">udapy</text:span><text:span text:style-name="T14"> </text:span><text:span text:style-name="T15">-T</text:span><text:span text:style-name="T227"> </text:span><text:span text:style-name="T228">util.Eval</text:span><text:span text:style-name="T227"> </text:span><text:span text:style-name="T229">node</text:span><text:span text:style-name="T227">='</text:span><text:span text:style-name="T230">if node.</text:span><text:span text:style-name="T231">misc["Translit"]</text:span><text:span text:style-name="T230"> != "": </text:span><text:span text:style-name="T231">node.form = node.misc["Translit"] </text:span><text:span text:style-name="T232">+ " (" + node.misc["Gloss"] + ")"</text:span><text:span text:style-name="T227">'</text:span><text:span text:style-name="T14"> | </text:span><text:span text:style-name="T13">less</text:span><text:span text:style-name="T14"> </text:span><text:span text:style-name="T15">-R</text:span></text:p>
      <text:p text:style-name="P94"><draw:frame draw:style-name="fr2" draw:name="Obrázek6" text:anchor-type="paragraph" svg:width="16.748cm" svg:height="8.467cm" draw:z-index="2"><draw:image xlink:href="Pictures/10000000000002790000014074CF3D26.png" xlink:type="simple" xlink:show="embed" xlink:actuate="onLoad" draw:mime-type="image/png"/></draw:frame><text:soft-page-break/></text:p>
      <text:h text:style-name="P95" text:outline-level="3">Creating CoNLL-U from plain text</text:h>
      <text:p text:style-name="P96"><text:span text:style-name="T2">If we are starting a new annotation project, we need to convert plain text files to CoNLL-U first. Then it can be processed by annotation tools. (Most annotation tools are able to start from plain text as well, but we may want to preprocess the data with other tools that work with CoNLL-U only.) Udapi can read plain text and perform simple sentence segmentatioin and tokenization for us:</text:span></text:p>
      <text:p text:style-name="P97"><text:span text:style-name="T13">udapy</text:span><text:span text:style-name="T227"> </text:span><text:span text:style-name="T233">read</text:span><text:span text:style-name="T228">.</text:span><text:span text:style-name="T233">Text</text:span><text:span text:style-name="T227"> </text:span><text:span text:style-name="T234">files</text:span><text:span text:style-name="T227">='</text:span><text:span text:style-name="T230">i</text:span><text:span text:style-name="T235">nput.txt</text:span><text:span text:style-name="T227">' </text:span><text:span text:style-name="T233">segment</text:span><text:span text:style-name="T228">.</text:span><text:span text:style-name="T233">Simple</text:span><text:span text:style-name="T227"> </text:span><text:span text:style-name="T233">tokenize</text:span><text:span text:style-name="T228">.</text:span><text:span text:style-name="T233">Simple</text:span><text:span text:style-name="T227"> </text:span><text:span text:style-name="T233">write</text:span><text:span text:style-name="T228">.</text:span><text:span text:style-name="T233">Conllu</text:span><text:span text:style-name="T227"> </text:span><text:span text:style-name="T234">files</text:span><text:span text:style-name="T227">='</text:span><text:span text:style-name="T235">output.conllu</text:span><text:span text:style-name="T227">'</text:span></text:p>
      <text:h text:style-name="P98" text:outline-level="3">How to split a sentence into two</text:h>
      <text:p text:style-name="P99">If we spot a sentence that is in fact two sentences and needs to be split, we do not want to do it with manual editing, even if it is just a single split operation, because it would be tedious: All nodes in the second part and all references to them must be renumbered. Fortunately, there is now a block that can do it for us. You should still check the result, as there may be multiple root relations (if there were multiple relations between the first and the second part), which is not allowed in UD. Also be warned that the current version of the block does not take care of enhanced dependencies if they are present. The word_id parameter is the old ID of the first node of the second part of the sentence.</text:p>
      <text:p text:style-name="P100"><text:span text:style-name="T10">c</text:span><text:span text:style-name="T13">at</text:span><text:span text:style-name="T14"> </text:span><text:span text:style-name="T236">hi</text:span><text:span text:style-name="T14">_</text:span><text:span text:style-name="T236">hdtb</text:span><text:span text:style-name="T14">-ud-</text:span><text:span text:style-name="T226">train</text:span><text:span text:style-name="T14">.conllu | </text:span><text:span text:style-name="T13">udapy</text:span><text:span text:style-name="T14"> </text:span><text:span text:style-name="T15">-</text:span><text:span text:style-name="T237">s</text:span><text:span text:style-name="T227"> </text:span><text:span text:style-name="T228">util.</text:span><text:span text:style-name="T238">SplitSentence</text:span><text:span text:style-name="T227"> </text:span><text:span text:style-name="T239">sent_id</text:span><text:span text:style-name="T227">='</text:span><text:span text:style-name="T240">train-s842</text:span><text:span text:style-name="T227">' </text:span><text:span text:style-name="T239">word_id</text:span><text:span text:style-name="T227">=</text:span><text:span text:style-name="T240">7</text:span><text:span text:style-name="T14"> </text:span><text:span text:style-name="T236">&gt; hi_hdtb-ud-train-split842.conllu</text:span></text:p>
      <text:h text:style-name="P101" text:outline-level="3">How to split a node (word, token) into two</text:h>
      <text:p text:style-name="P102"><text:span text:style-name="T2">Suppose the treebank uses different tokenization rules than you prefer. For example, </text:span><text:span text:style-name="T241">20%</text:span><text:span text:style-name="T14"> is one node and you want it always split into two nodes, the number </text:span><text:span text:style-name="T241">20</text:span><text:span text:style-name="T14"> and the symbol </text:span><text:span text:style-name="T241">%</text:span><text:span text:style-name="T14">. You can use a regular expression to identify all such nodes. When you find </text:span><text:span text:style-name="T242">one</text:span><text:span text:style-name="T14">, you need to create a new node, </text:span><text:soft-page-break/><text:span text:style-name="T14">give it the correct position in the tree, and move part of the original word to it. New nodes are always created as children of existing nodes, using the parent </text:span><text:a xlink:type="simple" xlink:href="https://udapi.readthedocs.io/en/latest/udapi.core.html#module-udapi.core.node" text:style-name="Internet_20_link" text:visited-style-name="Visited_20_Internet_20_Link">node</text:a><text:span text:style-name="T14">’s method </text:span><text:span text:style-name="T128">create_child()</text:span><text:span text:style-name="T14">. </text:span><text:span text:style-name="T243">The default linear position of a new node is at the end of the sentence but we can </text:span><text:span text:style-name="T244">re-position</text:span><text:span text:style-name="T243"> it using the methods </text:span><text:span text:style-name="T245">shift_before_node()</text:span><text:span text:style-name="T243"> and </text:span><text:span text:style-name="T245">shift_after_node()</text:span><text:span text:style-name="T243">, which will also take care of renumbering the ids of the other nodes.</text:span></text:p>
      <text:p text:style-name="P103">def <text:span text:style-name="T205">process_node</text:span>(self, node):<text:line-break/> <text:s text:c="3"/><text:span text:style-name="T246">m = re.match(</text:span><text:span text:style-name="T247">r'^([0-9]+(?:[\.,][0-9]+)?)%$'</text:span><text:span text:style-name="T246">, node.form)<text:line-break/> <text:s text:c="3"/>if m:<text:line-break/> <text:s text:c="7"/>number = m.group(1)<text:line-break/> <text:s text:c="7"/>numbernode = node.create_child()<text:line-break/> <text:s text:c="7"/>numbernode.shift_before_node(node)<text:line-break/> <text:s text:c="7"/>numbernode.form = number<text:line-break/> <text:s text:c="7"/>numbernode.misc[</text:span><text:span text:style-name="T248">'SpaceAfter'</text:span><text:span text:style-name="T249">] = </text:span><text:span text:style-name="T248">'No'</text:span><text:span text:style-name="T249"><text:line-break/></text:span><text:span text:style-name="T250"> <text:s text:c="7"/># Make the lemma same as the form.<text:line-break/> <text:s text:c="7"/># If the original lemma normalizes decimal comma to point,<text:line-break/> <text:s text:c="7"/># we may want to use regex and split the orig lemma instead.</text:span><text:span text:style-name="T251"><text:line-break/></text:span><text:span text:style-name="T219"> <text:s text:c="5"/></text:span><text:span text:style-name="T252"><text:s text:c="2"/>numbernode.lemma = number<text:line-break/> <text:s text:c="7"/>numbernode.upos = </text:span><text:span text:style-name="T248">'NUM'</text:span><text:span text:style-name="T252"><text:line-break/> <text:s text:c="7"/>numbernode.feats[</text:span><text:span text:style-name="T248">'NumType'</text:span><text:span text:style-name="T252">] = </text:span><text:span text:style-name="T248">'Card'</text:span><text:span text:style-name="T252"><text:line-break/> <text:s text:c="7"/>numbernode.feats[</text:span><text:span text:style-name="T248">'NumForm'</text:span><text:span text:style-name="T252">] = </text:span><text:span text:style-name="T248">'Digit'<text:line-break/></text:span><text:span text:style-name="T252"> <text:s text:c="7"/>numbernode.deprel = </text:span><text:span text:style-name="T248">'nummod'<text:line-break/></text:span><text:span text:style-name="T252"> <text:s text:c="7"/>node.form = </text:span><text:span text:style-name="T248">'%'<text:line-break/></text:span><text:span text:style-name="T252"> <text:s text:c="7"/>node.lemma = </text:span><text:span text:style-name="T248">'%'<text:line-break/></text:span><text:span text:style-name="T252"> <text:s text:c="7"/>node.upos = </text:span><text:span text:style-name="T248">'SYM'<text:line-break/></text:span><text:span text:style-name="T250"> <text:s text:c="7"/># </text:span><text:span text:style-name="T253">If the original node had any features, remove them.</text:span><text:span text:style-name="T250"><text:line-break/></text:span><text:span text:style-name="T252"> <text:s text:c="7"/>node.feats = {}</text:span></text:p>
      <text:p text:style-name="P104"><text:span text:style-name="T254">I</text:span><text:span text:style-name="T14">mportant notes: The above code does not assume that the original node can be a part of a multi</text:span><text:span text:style-name="T255">-</text:span><text:span text:style-name="T14">word token (see below), which might require additional steps to make sure that the newly created node is also part of that multi</text:span><text:span text:style-name="T255">-</text:span><text:span text:style-name="T14">word token. Furthermore, if there is an enhanced graph for the sentence (see below), the attachment of the new node to the enhanced graph must be taken care of.</text:span></text:p>
      <text:p text:style-name="P105"><text:span text:style-name="T198">E</text:span><text:span text:style-name="T14">xercise:</text:span><text:span text:style-name="T199"> </text:span><text:span text:style-name="T256">Find </text:span><text:span text:style-name="T257">all nodes that correspond to ranges of positive integer numbers (such as years: </text:span><text:span text:style-name="T258">1968-1971</text:span><text:span text:style-name="T257">). When you find such a node, split it to three: each number will have its own node, and the hyphen will be separate, too. Treat the range as coordination, i.e., the second number is attached to the first one as </text:span><text:span text:style-name="T259">conj</text:span><text:span text:style-name="T257">, and the hyphen is attached to the second number as </text:span><text:span text:style-name="T259">punct</text:span><text:span text:style-name="T257">.</text:span></text:p>
      <text:h text:style-name="P106" text:outline-level="3">How to merge two nodes (words, tokens) into one</text:h>
      <text:p text:style-name="P107"><text:span text:style-name="T2">The simplest situation where we may want to merge two (or more) tokens is that a punctuation symbol should share the token with neighboring alphanumeric strings, provided that there were no spaces between them in the original text. This can be achieved using the block </text:span><text:span text:style-name="T82">ud.JoinToken</text:span><text:span text:style-name="T2">. The block looks for a specific MISC attribute that signals that a particular node should be merged with the preceding node. The name and value of this attribute is configurable; the default is </text:span><text:span text:style-name="T82">JoinToken=Here</text:span><text:span text:style-name="T2">. </text:span><text:span text:style-name="T260">The block will take care of the basic tree structure (it does not support enhanced graphs) and of concatenating the word forms; it will not do anything with lemmas and other morphological annotation (the first token’s morphology will be preserved, the second’s will be lost). The following command will merge all tokens that had no space between them.</text:span></text:p>
      <text:p text:style-name="P108"><text:soft-page-break/><text:span text:style-name="T35">udapy</text:span><text:span text:style-name="T87"> </text:span><text:span text:style-name="T156">-</text:span><text:span text:style-name="T261">s</text:span><text:span text:style-name="T87"> </text:span><text:span text:style-name="T42">util.</text:span><text:span text:style-name="T262">Eval</text:span><text:span text:style-name="T2"> </text:span><text:span text:style-name="T159">node</text:span><text:span text:style-name="T2">='</text:span><text:span text:style-name="T263">if node.prev_node and node.prev_node.misc["SpaceAfter"] == "No": node.misc["JoinToken"] = "Here"</text:span><text:span text:style-name="T2">'</text:span><text:span text:style-name="T87"> </text:span><text:span text:style-name="T42">u</text:span><text:span text:style-name="T262">d.JoinToken</text:span><text:span text:style-name="T2"> &lt; en_pud-ud-test.conllu </text:span><text:span text:style-name="T161">&gt; </text:span><text:span text:style-name="T260">detokenized.conllu</text:span></text:p>
      <text:p text:style-name="P109"><text:span text:style-name="T198">E</text:span><text:span text:style-name="T14">xercise:</text:span><text:span text:style-name="T199"> </text:span><text:span text:style-name="T256">Find </text:span><text:span text:style-name="T264">sequences of</text:span><text:span text:style-name="T257"> nodes </text:span><text:span text:style-name="T264">where the first node is the English prefix</text:span><text:span text:style-name="T265"> non</text:span><text:span text:style-name="T264">, the second node is a hyphen and the third node is any word. When found, merge the sequence into one token. Make sure that morphological annotation (lemma, UPOS, XPOS, and features) is taken from the last node of the sequence.</text:span></text:p>
      <text:h text:style-name="P110" text:outline-level="3">Multi-word tokens</text:h>
      <text:p text:style-name="P111"><text:span text:style-name="T2">A specialty of UD and its CoNLL-U file format is that it can work with syntactic words (nodes) that correspond only to a part of an orthographic word (surface token). For example, the Spanish word </text:span><text:span text:style-name="T241">al</text:span><text:span text:style-name="T14"> is a contraction of the preposition </text:span><text:span text:style-name="T241">a</text:span><text:span text:style-name="T14"> and the definite article </text:span><text:span text:style-name="T241">el</text:span><text:span text:style-name="T14">. A CoNLL-U file has an extra line describing the surface word (multi-word token, MWT) </text:span><text:span text:style-name="T241">al</text:span><text:span text:style-name="T14">, showing only its ID, FORM, and MISC (the other columns have underscores in them). The line is followed by normal lines corresponding to the nodes </text:span><text:span text:style-name="T241">a</text:span><text:span text:style-name="T14"> and </text:span><text:span text:style-name="T241">el</text:span><text:span text:style-name="T14">. When processing a Spanish UD tree in Udapi, you will see the nodes corresponding to </text:span><text:span text:style-name="T241">a</text:span><text:span text:style-name="T14"> and </text:span><text:span text:style-name="T241">el</text:span><text:span text:style-name="T14"> but you will normally not encounter the MWT they are part of—the MWT is not a node! </text:span><text:span text:style-name="T266">However, if you need to work with the MWT, you can access it from any node that belongs to it. MWTs in Udapi are objects of the class </text:span><text:span text:style-name="T267">MWT</text:span><text:span text:style-name="T266"> (see </text:span><text:a xlink:type="simple" xlink:href="https://udapi.readthedocs.io/en/latest/udapi.core.html#module-udapi.core.mwt" text:style-name="Internet_20_link" text:visited-style-name="Visited_20_Internet_20_Link">udapi.core.mwt</text:a><text:span text:style-name="T266">) and </text:span><text:span text:style-name="T268">their</text:span><text:span text:style-name="T266"> attributes are </text:span><text:span text:style-name="T267">form</text:span><text:span text:style-name="T266">, </text:span><text:span text:style-name="T267">misc</text:span><text:span text:style-name="T266">, </text:span><text:span text:style-name="T267">ord_range</text:span><text:span text:style-name="T266">, and </text:span><text:span text:style-name="T267">words</text:span><text:span text:style-name="T266"> (a list of node objects that belong to the MWT).</text:span></text:p>
      <text:p text:style-name="P112">Here is how we can list all multi-word tokens in a UD treebank:</text:p>
      <text:p text:style-name="P113"><text:span text:style-name="T269">c</text:span><text:span text:style-name="T270">at</text:span><text:span text:style-name="T271"> </text:span><text:span text:style-name="T272">es</text:span><text:span text:style-name="T271">_</text:span><text:span text:style-name="T273">p</text:span><text:span text:style-name="T274">ud</text:span><text:span text:style-name="T271">-ud-</text:span><text:span text:style-name="T275">test</text:span><text:span text:style-name="T271">.conllu | </text:span><text:span text:style-name="T119">udapy</text:span><text:span text:style-name="T82"> </text:span><text:span text:style-name="T276">util</text:span><text:span text:style-name="T121">.</text:span><text:span text:style-name="T276">Eval</text:span><text:span text:style-name="T277"> </text:span><text:span text:style-name="T278">node</text:span><text:span text:style-name="T277">='</text:span><text:span text:style-name="T279">if node.</text:span><text:span text:style-name="T280">multiword_token and </text:span><text:span text:style-name="T281">(</text:span><text:span text:style-name="T280">node == node.multiword_token.words[0]</text:span><text:span text:style-name="T281">)</text:span><text:span text:style-name="T279">: </text:span><text:span text:style-name="T280">print(node.multiword_token.form, "=", [x.form for x in node.multiword_token.words])</text:span><text:span text:style-name="T277">'</text:span><text:span text:style-name="T82"> | </text:span><text:span text:style-name="T119">sort</text:span><text:span text:style-name="T82"> | </text:span><text:span text:style-name="T119">uniq</text:span><text:span text:style-name="T82"> </text:span><text:span text:style-name="T122">-c</text:span><text:span text:style-name="T82"> | </text:span><text:span text:style-name="T119">sort</text:span><text:span text:style-name="T82"> </text:span><text:span text:style-name="T122">-rn</text:span><text:span text:style-name="T82"> | </text:span><text:span text:style-name="T119">less</text:span></text:p>
      <text:p text:style-name="P114"><text:span text:style-name="T2">Exercise:</text:span><text:span text:style-name="T87"> </text:span><text:span text:style-name="T282">The MISC column in CoNLL-U may contain the attribute “SpaceAfter=No”, which indicates that in the original untokenized text there was no space between this and the following token. In case of a multi-word token, this attribute must occur on the line describing the MWT rather than its last (or any other) node. If it occurs at a node within a MWT, the UD validator will report it as an error. Your task is to look for such errors in the data and fix them, i.e., remove the attribute from the MISC of the node and, if it was the last node of the MWT, add it to the MISC of the MWT.</text:span></text:p>
      <text:h text:style-name="P115" text:outline-level="3">Enhanced UD</text:h>
      <text:p text:style-name="P116">If the treebank includes enhanced dependencies, the CoNLL-U file has two parallel structures for each sentence: the basic tree and the enhanced graph. Everything we were doing so far pertained to the basic tree. The enhanced graph structure is stored in the DEPS column of the CoNLL-U file. Essentially, when looking at the DEPS field on the line of a particular word (node), we see a list of incoming edges from all parents of the current node in the enhanced graph. Each edge consists of two components: the identification of the parent node, and the label (type) of the edge.</text:p>
      <text:p text:style-name="P117"><text:soft-page-break/><text:span text:style-name="T2">If you access the </text:span><text:span text:style-name="T82">node.deps</text:span><text:span text:style-name="T2"> property, you should receive a list of Python dictionaries, each with two elements: </text:span><text:span text:style-name="T82">parent</text:span><text:span text:style-name="T2"> and </text:span><text:span text:style-name="T82">deprel</text:span><text:span text:style-name="T2">. </text:span><text:span text:style-name="T283">The former should be a </text:span><text:span text:style-name="T284">Node</text:span><text:span text:style-name="T283"> object.</text:span><text:span text:style-name="T285"> Here is how we could remove the enhanced annotation from the file:</text:span></text:p>
      <text:p text:style-name="P118"><text:span text:style-name="T35">udapy</text:span><text:span text:style-name="T286"> </text:span><text:span text:style-name="T287">-</text:span><text:span text:style-name="T288">s</text:span><text:span text:style-name="T2"> </text:span><text:span text:style-name="T42">util.Eval</text:span><text:span text:style-name="T2"> </text:span><text:span text:style-name="T77">node</text:span><text:span text:style-name="T2">='</text:span><text:span text:style-name="T78">node.</text:span><text:span text:style-name="T289">deps</text:span><text:span text:style-name="T78"> = </text:span><text:span text:style-name="T289">[]</text:span><text:span text:style-name="T2">' &lt; en_pud-ud-test.conllu </text:span><text:span text:style-name="T290">&gt; without_enhanced.conllu</text:span></text:p>
      <text:p text:style-name="P119"><text:span text:style-name="T285">T</text:span><text:span text:style-name="T87">he following command will copy the enhanced dependency type to the basic tree, provided there is only one enhanced parent, it is identical to the basic parent, and the enhanced dependency label does not violate the rules for basic dependency relations.</text:span></text:p>
      <text:p text:style-name="P118"><text:span text:style-name="T35">udapy</text:span><text:span text:style-name="T286"> </text:span><text:span text:style-name="T287">-</text:span><text:span text:style-name="T288">s</text:span><text:span text:style-name="T2"> </text:span><text:span text:style-name="T42">util.Eval</text:span><text:span text:style-name="T2"> </text:span><text:span text:style-name="T77">node</text:span><text:span text:style-name="T2">='</text:span><text:span text:style-name="T291">if not node.is_empty() and (len(node.deps) == 1) and (node.deps[0]["parent"] == node.parent) and (node.deps[0]["deprel"] != node.deprel) and (re.match(r"[a-z]+(:[a-z]+)?$", node.deps[0]["deprel"])): node.deprel = node.deps[0]["deprel"]</text:span><text:span text:style-name="T2">' &lt; </text:span><text:span text:style-name="T292">input</text:span><text:span text:style-name="T2">.conllu </text:span><text:span text:style-name="T290">&gt; </text:span><text:span text:style-name="T292">output</text:span><text:span text:style-name="T290">.conllu</text:span></text:p>
      <text:p text:style-name="P119"><text:span text:style-name="T285">T</text:span><text:span text:style-name="T87">he following command will </text:span><text:span text:style-name="T293">find and show examples of the English enhanced relation “obl:with”</text:span><text:span text:style-name="T87">.</text:span></text:p>
      <text:p text:style-name="P118"><text:span text:style-name="T35">udapy</text:span><text:span text:style-name="T286"> </text:span><text:span text:style-name="T287">-</text:span><text:span text:style-name="T294">T</text:span><text:span text:style-name="T2"> </text:span><text:span text:style-name="T42">util.</text:span><text:span text:style-name="T295">Filter</text:span><text:span text:style-name="T42"> </text:span><text:span text:style-name="T162">mark</text:span><text:span text:style-name="T171">=</text:span><text:span text:style-name="T163">here</text:span><text:span text:style-name="T2"> </text:span><text:span text:style-name="T296">keep_tree_if_n</text:span><text:span text:style-name="T77">ode</text:span><text:span text:style-name="T2">='</text:span><text:span text:style-name="T297">len(node.deps)&gt;=1 and "obl:with" in [x["deprel"] for x in node.deps]</text:span><text:span text:style-name="T2">' &lt; </text:span><text:span text:style-name="T292">input</text:span><text:span text:style-name="T2">.conllu </text:span><text:span text:style-name="T298">|</text:span><text:span text:style-name="T290"> </text:span><text:span text:style-name="T164">less</text:span><text:span text:style-name="T161"> </text:span><text:span text:style-name="T165">-R</text:span></text:p>
      <text:p text:style-name="P120">Important: The method <text:span text:style-name="T146">process_node()</text:span> (and, by extension, the <text:span text:style-name="T146">node</text:span> attribute of util.Eval) works only with the regular nodes of the basic tree. It skips empty nodes, which are part of the enhanced graph but not of the basic tree. <text:span text:style-name="T299">If we want to visit all nodes of the enhanced graph, we have to take a different approach. We have to use the method </text:span><text:span text:style-name="T300">process_tree()</text:span><text:span text:style-name="T299">, then at the root of each tree/graph we get the property </text:span><text:span text:style-name="T300">root.descendants_and_empty</text:span><text:span text:style-name="T299">, which will return a list of nodes. We can then loop over that list and do for each node what we need to do. If we want to visit only empty nodes, we can use the property </text:span><text:span text:style-name="T300">root.empty_nodes</text:span><text:span text:style-name="T299"> instead.</text:span></text:p>
      <text:p text:style-name="P121"><text:span text:style-name="T301">At present (still in July 2023), there is a bug in Udapi: the methods </text:span><text:span text:style-name="T302">node.shift_after_node()</text:span><text:span text:style-name="T301"> and </text:span><text:span text:style-name="T302">shift_before_node()</text:span><text:span text:style-name="T301"> will not update enhanced relations in the DEPS column, nor the empty node ids. See issue </text:span><text:a xlink:type="simple" xlink:href="https://github.com/udapi/udapi-python/issues/95" text:style-name="Internet_20_link" text:visited-style-name="Visited_20_Internet_20_Link"><text:span text:style-name="T301">https://github.com/udapi/udapi-python/issues/95</text:span></text:a><text:span text:style-name="T301">.</text:span></text:p>
      <text:h text:style-name="P122" text:outline-level="3">Tree visualization in LaTeX</text:h>
      <text:p text:style-name="P123"><text:span text:style-name="T303">LaTeX is a typesetting system used to write conference papers, diploma theses, or even presentation slides. While there are multiple ways of showing dependency trees in LaTeX, the most popular way seems to be the package called tikz-dependency. Udapi can print trees in the format required by tikz-dependency, so you can easily find examples in the treebank and immediately insert them in your article. Just use the block </text:span><text:span text:style-name="T304">write.Tikz</text:span><text:span text:style-name="T303"> (</text:span><text:a xlink:type="simple" xlink:href="https://udapi.readthedocs.io/en/latest/udapi.block.write.html#module-udapi.block.write.tikz" text:style-name="Internet_20_link" text:visited-style-name="Visited_20_Internet_20_Link"><text:span text:style-name="T2">https://udapi.readthedocs.io/en/latest/udapi.block.write.html#module-udapi.block.write.tikz</text:span></text:a><text:span text:style-name="T303">):</text:span></text:p>
      <text:p text:style-name="P124"><text:span text:style-name="T10">c</text:span><text:span text:style-name="T305">at</text:span><text:span text:style-name="T306"> </text:span><text:span text:style-name="T307">en_pud-ud-test</text:span><text:span text:style-name="T306">.conllu | </text:span><text:span text:style-name="T305">udapy</text:span><text:span text:style-name="T227"> </text:span><text:span text:style-name="T228">util.</text:span><text:span text:style-name="T308">Filter</text:span><text:span text:style-name="T227"> </text:span><text:span text:style-name="T309">ke</text:span><text:span text:style-name="T310">e</text:span><text:span text:style-name="T309">p_tree</text:span><text:span text:style-name="T227">='</text:span><text:span text:style-name="T311">len</text:span><text:span text:style-name="T312">(tree.descendants) == 6</text:span><text:span text:style-name="T227">'</text:span><text:span text:style-name="T59"> </text:span><text:span text:style-name="T313">write</text:span><text:span text:style-name="T228">.</text:span><text:span text:style-name="T313">Tikz</text:span><text:span text:style-name="T306"> </text:span><text:span text:style-name="T314">&gt; examples.tex</text:span></text:p>
      <text:p text:style-name="P125"><text:span text:style-name="T13">pdflatex</text:span><text:span text:style-name="T14"> examples.tex</text:span></text:p>
      <text:p text:style-name="P125"><text:span text:style-name="T13">xdg-open</text:span><text:span text:style-name="T14"> examples.pdf</text:span></text:p>
      <text:p text:style-name="P126"><text:soft-page-break/><draw:frame draw:style-name="fr3" draw:name="Obrázek7" text:anchor-type="as-char" svg:width="17cm" svg:height="4.854cm" draw:z-index="5"><draw:image xlink:href="Pictures/100000000000041E0000012DD5282F0A.png" xlink:type="simple" xlink:show="embed" xlink:actuate="onLoad" draw:mime-type="image/png"/></draw:frame></text:p>
      <text:p text:style-name="P126"><draw:frame draw:style-name="fr3" draw:name="Obrázek8" text:anchor-type="as-char" svg:width="17cm" svg:height="7.288cm" draw:z-index="3"><draw:image xlink:href="Pictures/10000000000003040000014BA78847C6.png" xlink:type="simple" xlink:show="embed" xlink:actuate="onLoad" draw:mime-type="image/png"/></draw:frame></text:p>
      <text:h text:style-name="P127" text:outline-level="2"><text:span text:style-name="T315"/></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 Zeman</meta:initial-creator>
    <meta:creation-date>2020-04-17T12:39:07.150000000</meta:creation-date>
    <dc:date>2025-01-21T10:56:11.087000000</dc:date>
    <meta:editing-duration>PT13H21M35S</meta:editing-duration>
    <meta:editing-cycles>114</meta:editing-cycles>
    <meta:generator>LibreOffice/24.8.4.2$Windows_X86_64 LibreOffice_project/bb3cfa12c7b1bf994ecc5649a80400d06cd71002</meta:generator>
    <dc:creator>Daniel Zeman</dc:creator>
    <meta:document-statistic meta:table-count="0" meta:image-count="6" meta:object-count="0" meta:page-count="18" meta:paragraph-count="151" meta:word-count="6271" meta:character-count="39583" meta:non-whitespace-character-count="33149"/>
  </office:meta>
</office:document-meta>
</file>